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21.569cm"/>
    </style:style>
    <style:style style:name="co11" style:family="table-column">
      <style:table-column-properties fo:break-before="auto" style:column-width="15.011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3.672cm"/>
    </style:style>
    <style:style style:name="co17" style:family="table-column">
      <style:table-column-properties fo:break-before="auto" style:column-width="6.787cm"/>
    </style:style>
    <style:style style:name="co18" style:family="table-column">
      <style:table-column-properties fo:break-before="auto" style:column-width="35.308cm"/>
    </style:style>
    <style:style style:name="co19" style:family="table-column">
      <style:table-column-properties fo:break-before="auto" style:column-width="3.133cm"/>
    </style:style>
    <style:style style:name="co20" style:family="table-column">
      <style:table-column-properties fo:break-before="auto" style:column-width="13.183cm"/>
    </style:style>
    <style:style style:name="co21" style:family="table-column">
      <style:table-column-properties fo:break-before="auto" style:column-width="16.154cm"/>
    </style:style>
    <style:style style:name="co22" style:family="table-column">
      <style:table-column-properties fo:break-before="auto" style:column-width="7.407cm"/>
    </style:style>
    <style:style style:name="co23" style:family="table-column">
      <style:table-column-properties fo:break-before="auto" style:column-width="7.44cm"/>
    </style:style>
    <style:style style:name="co24" style:family="table-column">
      <style:table-column-properties fo:break-before="auto" style:column-width="12.825cm"/>
    </style:style>
    <style:style style:name="co25" style:family="table-column">
      <style:table-column-properties fo:break-before="auto" style:column-width="12.465cm"/>
    </style:style>
    <style:style style:name="co26" style:family="table-column">
      <style:table-column-properties fo:break-before="auto" style:column-width="12.204cm"/>
    </style:style>
    <style:style style:name="co27" style:family="table-column">
      <style:table-column-properties fo:break-before="auto" style:column-width="12.726cm"/>
    </style:style>
    <style:style style:name="co28" style:family="table-column">
      <style:table-column-properties fo:break-before="auto" style:column-width="25.779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10.507cm"/>
    </style:style>
    <style:style style:name="co31" style:family="table-column">
      <style:table-column-properties fo:break-before="auto" style:column-width="11.16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166cm"/>
    </style:style>
    <style:style style:name="co34" style:family="table-column">
      <style:table-column-properties fo:break-before="auto" style:column-width="4.2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0.34cm"/>
    </style:style>
    <style:style style:name="co37" style:family="table-column">
      <style:table-column-properties fo:break-before="auto" style:column-width="0.275cm"/>
    </style:style>
    <style:style style:name="co38" style:family="table-column">
      <style:table-column-properties fo:break-before="auto" style:column-width="3.916cm"/>
    </style:style>
    <style:style style:name="co39" style:family="table-column">
      <style:table-column-properties fo:break-before="auto" style:column-width="7.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29cm" fo:break-before="auto" style:use-optimal-row-height="true"/>
    </style:style>
    <style:style style:name="ro8" style:family="table-row">
      <style:table-row-properties style:row-height="2.963cm" fo:break-before="auto" style:use-optimal-row-height="fals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1.341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988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3.597cm" fo:break-before="auto" style:use-optimal-row-height="true"/>
    </style:style>
    <style:style style:name="ro17" style:family="table-row">
      <style:table-row-properties style:row-height="2.018cm" fo:break-before="auto" style:use-optimal-row-height="true"/>
    </style:style>
    <style:style style:name="ro18" style:family="table-row">
      <style:table-row-properties style:row-height="0.448cm" fo:break-before="auto" style:use-optimal-row-height="true"/>
    </style:style>
    <style:style style:name="ro19" style:family="table-row">
      <style:table-row-properties style:row-height="0.455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0.413cm" fo:break-before="auto" style:use-optimal-row-height="true"/>
    </style:style>
    <style:style style:name="ro23" style:family="table-row">
      <style:table-row-properties style:row-height="0.672cm" fo:break-before="auto" style:use-optimal-row-height="true"/>
    </style:style>
    <style:style style:name="ro24" style:family="table-row">
      <style:table-row-properties style:row-height="0.429cm" fo:break-before="auto" style:use-optimal-row-height="true"/>
    </style:style>
    <style:style style:name="ro25" style:family="table-row">
      <style:table-row-properties style:row-height="0.474cm" fo:break-before="auto" style:use-optimal-row-height="true"/>
    </style:style>
    <style:style style:name="ro26" style:family="table-row">
      <style:table-row-properties style:row-height="0.813cm" fo:break-before="auto" style:use-optimal-row-height="true"/>
    </style:style>
    <style:style style:name="ro27" style:family="table-row">
      <style:table-row-properties style:row-height="1.198cm" fo:break-before="auto" style:use-optimal-row-height="true"/>
    </style:style>
    <style:style style:name="ro28" style:family="table-row">
      <style:table-row-properties style:row-height="1.582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ctionCode">
      <style:table-properties table:display="true" style:writing-mode="lr-tb"/>
    </style:style>
    <style:style style:name="ta3" style:family="table" style:master-page-name="PageStyle_5f_AllowanceChargeReasonCode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DocumentTypeCode">
      <style:table-properties table:display="true" style:writing-mode="lr-tb"/>
    </style:style>
    <style:style style:name="ta7" style:family="table" style:master-page-name="PageStyle_5f_InvoiceTypeCode">
      <style:table-properties table:display="true" style:writing-mode="lr-tb"/>
    </style:style>
    <style:style style:name="ta8" style:family="table" style:master-page-name="PageStyle_5f_PaymentMeansCode">
      <style:table-properties table:display="true" style:writing-mode="lr-tb"/>
    </style:style>
    <style:style style:name="ta9" style:family="table" style:master-page-name="PageStyle_5f_ProfileID">
      <style:table-properties table:display="true" style:writing-mode="lr-tb"/>
    </style:style>
    <style:style style:name="ta10" style:family="table" style:master-page-name="PageStyle_5f_ResponseCode">
      <style:table-properties table:display="true" style:writing-mode="lr-tb"/>
    </style:style>
    <style:style style:name="ta11" style:family="table" style:master-page-name="PageStyle_5f_StatusCode">
      <style:table-properties table:display="true" style:writing-mode="lr-tb"/>
    </style:style>
    <style:style style:name="ta12" style:family="table" style:master-page-name="PageStyle_5f_TaxCategoryID">
      <style:table-properties table:display="true" style:writing-mode="lr-tb"/>
    </style:style>
    <style:style style:name="ta13" style:family="table" style:master-page-name="PageStyle_5f_CurrencyCodeList">
      <style:table-properties table:display="true" style:writing-mode="lr-tb"/>
    </style:style>
    <style:style style:name="ta14" style:family="table" style:master-page-name="PageStyle_5f_CountryCodeList">
      <style:table-properties table:display="true" style:writing-mode="lr-tb"/>
    </style:style>
    <style:style style:name="ta15" style:family="table" style:master-page-name="PageStyle_5f_PartyIdentifierScheme">
      <style:table-properties table:display="true" style:writing-mode="lr-tb"/>
    </style:style>
    <style:style style:name="ta16" style:family="table" style:master-page-name="PageStyle_5f_UnitCode">
      <style:table-properties table:display="true" style:writing-mode="lr-tb"/>
    </style:style>
    <style:style style:name="ta17" style:family="table" style:master-page-name="PageStyle_5f_AccountI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diagonal-bl-tr="none" style:diagonal-tl-br="none" fo:border="0.035cm solid #000000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33" style:family="table-cell" style:parent-style-name="Default">
      <style:text-properties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 style:data-style-name="N0"/>
    <style:style style:name="ce38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ffffff" fo:border-left="0.002cm solid #ffffff" fo:border-right="0.002cm solid #ffffff" fo:border-top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ff0000"/>
    </style:style>
    <style:style style:name="ce71" style:family="table-cell" style:parent-style-name="Default">
      <style:text-properties fo:color="#000000" style:font-name="Arial" fo:font-size="10pt" style:font-name-asian="SimSun" style:font-name-complex="Arial1"/>
    </style:style>
    <style:style style:name="ce72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fo:color="#ff0000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5.69999980926514pt" style:font-weight-complex="normal"/>
    </style:style>
    <style:style style:name="T6" style:family="text">
      <style:text-properties fo:color="#000000" style:font-name="Calibri" fo:font-size="10pt" fo:font-weight="normal" style:font-name-asian="Calibri" style:font-size-asian="10pt" style:font-weight-asian="normal" style:font-name-complex="Calibri" style:font-size-complex="5.69999980926514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 Date</text:p>
          </table:table-cell>
          <table:table-cell table:style-name="ce5" office:value-type="date" office:date-value="2012-10-25">
            <text:p>25/10/2012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9" office:value-type="string">
            <text:p>Implemented</text:p>
          </table:table-cell>
          <table:table-cell table:style-name="ce19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9" office:value-type="string">
            <text:p>Found in main BII transactions</text:p>
          </table:table-cell>
          <table:table-cell table:style-name="ce19" office:value-type="string">
            <text:p>Remarks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string">
            <text:p><text:span text:style-name="T1"><text:a xlink:href="#ActionCode.A1">ActionCode</text:a></text:span></text:p>
          </table:table-cell>
          <table:table-cell table:style-name="ce11" office:value-type="string">
            <text:p>tir19-033;tir20-033;tir54-033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ActivityTypeCode.A1">ActivityTypeCode</text:a></text:span></text:p>
          </table:table-cell>
          <table:table-cell table:style-name="ce11" office:value-type="string">
            <text:p>tir64-060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11" office:value-type="string">
            <text:p>tir10-092;tir14-09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Invoice</text:p>
            <text:p>Credit Note</text:p>
          </table:table-cell>
          <table:table-cell table:style-name="ce11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wardCriterionSpecification.A1">AwardCriterionSpecification</text:a></text:span></text:p>
          </table:table-cell>
          <table:table-cell table:style-name="ce11" office:value-type="string">
            <text:p>tir40-077;tir40-225;tir64-18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Source Official Journal (Price, Meat, …)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11" office:value-type="string">
            <text:p>tir10-013;tir14-013;tir19-097;tir20-097;tir41-184;tir44-075;tir54-09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redit Note</text:p>
          </table:table-cell>
          <table:table-cell table:style-name="ce11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ContractType.A1">ContractType</text:a></text:span></text:p>
          </table:table-cell>
          <table:table-cell table:style-name="ce11" office:value-type="string">
            <text:p>tir40-040;tir64-079;tir64-1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ContractingBodyType.A1">ContractingBodyType</text:a></text:span></text:p>
          </table:table-cell>
          <table:table-cell table:style-name="ce11" office:value-type="string">
            <text:p>tir64-05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8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11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5" office:value-type="string">
            <text:p>Core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atalogue</text:p>
          </table:table-cell>
          <table:table-cell table:style-name="ce11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26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7" office:value-type="string">
            <text:p><text:span text:style-name="T1"><text:a xlink:href="#CriterionType.A1">CriterionType</text:a></text:span></text:p>
          </table:table-cell>
          <table:table-cell table:style-name="ce11" office:value-type="string">
            <text:p>tir40-084;tir40-232;tir64-264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. Types of awarding criterion, whether they are to be evaluated by humans or automatically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6" office:value-type="string">
            <text:p>Use ISO 4217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7" office:value-type="string">
            <text:p><text:span text:style-name="T1"><text:a xlink:href="#DocumentTypeCode.A1">DocumentTypeCode</text:a></text:span></text:p>
          </table:table-cell>
          <table:table-cell table:style-name="ce11" office:value-type="string">
            <text:p>tir14-120;tir14-083;tir14-090;tir17-005;tir18-029;tir19-052;tir20-052;tir21-052;tir22-020;tir23-018;tir42-017;tir45-017;tir55-017;tir58-018;tir71-020;tir73-017;tir75-01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Post-award documents</text:p>
          </table:table-cell>
          <table:table-cell table:style-name="ce11" office:value-type="string">
            <text:p>Source UN/ECE D1001. The list for specific pre-award document reference follows the input from the Official Journal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EvidenceTypeCode.A1">EvidenceTypeCode</text:a></text:span></text:p>
          </table:table-cell>
          <table:table-cell table:style-name="ce11" office:value-type="string">
            <text:p>tir40-099;tir40-111;tir40-123;tir40-135;tir40-147;tir40-158;tir40-170;tir40-182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FinancialCapabilityTypeCode.A1">FinancialCapabilityTypeCode</text:a></text:span></text:p>
          </table:table-cell>
          <table:table-cell table:style-name="ce11" office:value-type="string">
            <text:p>tir41-077;tir41-13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2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Language</text:p>
          </table:table-cell>
          <table:table-cell table:style-name="ce12"/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ISO 639-1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www.unece.org/cefact/locode/welcome.html">LocationID (for Delivery Terms)</text:a></text:span></text:p>
          </table:table-cell>
          <table:table-cell table:style-name="ce11" office:value-type="string">
            <text:p>tir01-169;tir04-169;tir10-100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26" office:value-type="string">
            <text:p>Use UN/LOCODE</text:p>
          </table:table-cell>
          <table:table-cell table:style-name="ce28" office:value-type="string">
            <text:p>Order</text:p>
            <text:p>CounterOffer</text:p>
            <text:p>Invoice</text:p>
          </table:table-cell>
          <table:table-cell table:style-name="ce11" office:value-type="string">
            <text:p>Not provided. Use UN/LOCODE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simap.europa.eu/codes-and-nomenclatures/codes-nuts/codes-nuts-table_en.htm">Region ID (Statistical Information)</text:a></text:span></text:p>
          </table:table-cell>
          <table:table-cell table:style-name="ce11" office:value-type="string">
            <text:p>tir40-052;tir40-200;tir64-085</text:p>
          </table:table-cell>
          <table:table-cell table:style-name="ce16" office:value-type="string">
            <text:p>No</text:p>
          </table:table-cell>
          <table:table-cell table:style-name="ce16" table:number-columns-repeated="6"/>
          <table:table-cell table:style-name="ce26" office:value-type="string">
            <text:p>Use NUTS Code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Not provided. Use NUTS Code.</text:p>
          </table:table-cell>
          <table:table-cell table:number-columns-repeated="1011"/>
        </table:table-row>
        <table:table-row table:style-name="ro11">
          <table:table-cell/>
          <table:table-cell table:style-name="ce7" office:value-type="string">
            <text:p><text:span text:style-name="T1"><text:a xlink:href="http://www.unece.org/trade/untdid/d04a/tred/tred7075.htm">Packaging Level</text:a></text:span></text:p>
          </table:table-cell>
          <table:table-cell table:style-name="ce11" office:value-type="string">
            <text:p>tir19-102;tir54-102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7" office:value-type="string">
            <text:p>Use UN/CEFACT 7075 - Packaging level code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CEFACT 7075 Packaging Level Code.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>
            <text:p><text:span text:style-name="T1"><text:a xlink:href="http://www.unece.org/fileadmin/DAM/cefact/recommendations/rec21/rec21.zip">Package code</text:a></text:span></text:p>
          </table:table-cell>
          <table:table-cell table:style-name="ce11" office:value-type="string">
            <text:p>tir19-065;tir19-084;tir54-065;tir54-084;tir68-035;tir69-035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1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ECE Recommendation 21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2" office:value-type="string">
            <text:p>tir10-040;tir26-046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from BII for source UN/ECE 4461.</text:p>
          </table:table-cell>
          <table:table-cell table:number-columns-repeated="1011"/>
        </table:table-row>
        <table:table-row table:style-name="ro12">
          <table:table-cell/>
          <table:table-cell table:style-name="ce8" office:value-type="string">
            <text:p>PriceTypeCode</text:p>
          </table:table-cell>
          <table:table-cell table:style-name="ce12"/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2" table:style-name="ce16" office:value-type="string">
            <text:p>No</text:p>
          </table:table-cell>
          <table:table-cell table:style-name="ce11"/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cedureType.A1">ProcedureType</text:a></text:span></text:p>
          </table:table-cell>
          <table:table-cell table:style-name="ce12" office:value-type="string">
            <text:p>tir40-032;tir64-2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3">
          <table:table-cell/>
          <table:table-cell table:style-name="ce7" office:value-type="string">
            <text:p><text:span text:style-name="T1"><text:a xlink:href="#ProfileID.A1">ProfileID</text:a></text:span></text:p>
          </table:table-cell>
          <table:table-cell table:style-name="ce11" office:value-type="string">
            <text:p>list of tir not provided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jectType.A1">ProjectType</text:a></text:span></text:p>
          </table:table-cell>
          <table:table-cell table:style-name="ce11" office:value-type="string">
            <text:p>tir40-046;tir40-193;tir64-076;tir64-135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7">
          <table:table-cell/>
          <table:table-cell table:style-name="ce8" office:value-type="string">
            <text:p>PropertyClassificationCode</text:p>
          </table:table-cell>
          <table:table-cell table:style-name="ce11" office:value-type="string">
            <text:p>tir18-043;tir19-103;tir20-103;tir54-103;tir64-136;tir69-032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No</text:p>
          </table:table-cell>
          <table:table-cell table:style-name="ce14" office:value-type="string">
            <text:p>Catalogue</text:p>
          </table:table-cell>
          <table:table-cell table:style-name="ce11"/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PublicProcurementSector.A1">PublicProcurementSector</text:a></text:span></text:p>
          </table:table-cell>
          <table:table-cell table:style-name="ce12" office:value-type="string">
            <text:p>tir64-001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ResponseCode.A1">ResponseCode</text:a></text:span></text:p>
          </table:table-cell>
          <table:table-cell table:style-name="ce11" office:value-type="string">
            <text:p>tir23-014;tir42-014;tir55-014;tir58-014;tir59-014;tir65-014;tir73-014;tir75-014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2"/>
          <table:table-cell table:number-columns-repeated="2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Response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ervicesProjectSubType.A1">Servic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uppliesProjectSubType.A1">Suppli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9" office:value-type="string">
            <text:p><text:span text:style-name="T1"><text:a xlink:href="#TaxCategoryID.A1">TaxCategoryID</text:a></text:span></text:p>
          </table:table-cell>
          <table:table-cell table:style-name="ce11" office:value-type="string">
            <text:p>tir01-150;tir04-150;tir10-048;tir10-052;tir10-072;tir14-052;tir14-072;tir17-022;tir19-094;tir20-094;tir54-094;tir69-034</text:p>
          </table:table-cell>
          <table:table-cell table:style-name="ce15" office:value-type="string">
            <text:p>Core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25"/>
          <table:table-cell table:style-name="ce23" office:value-type="string">
            <text:p>x</text:p>
          </table:table-cell>
          <table:table-cell table:style-name="ce25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Reminder</text:p>
            <text:p>Catalogue</text:p>
          </table:table-cell>
          <table:table-cell table:style-name="ce11" office:value-type="string">
            <text:p>List defined in BII as a UN/ECE 5305 Subset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7" office:value-type="string">
            <text:p><text:span text:style-name="T1"><text:a xlink:href="#TechnicalCapabilityTypeCode.A1">TechnicalCapabilityTypeCode</text:a></text:span></text:p>
          </table:table-cell>
          <table:table-cell table:style-name="ce11" office:value-type="string">
            <text:p>tir41-086;tir41-141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<text:span text:style-name="T1"><text:a xlink:href="#TenderDocumentReferenceCode.A1">TenderDocumentReferenceCode</text:a></text:span></text:p>
          </table:table-cell>
          <table:table-cell table:style-name="ce12" office:value-type="string">
            <text:p>tir65-017</text:p>
          </table:table-cell>
          <table:table-cell table:style-name="ce15" office:value-type="string">
            <text:p>Core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<text:span text:style-name="T1"><text:a xlink:href="#TendererRole.A1">TendererRole</text:a></text:span></text:p>
          </table:table-cell>
          <table:table-cell table:style-name="ce11" office:value-type="string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17">
          <table:table-cell table:style-name="ce3"/>
          <table:table-cell table:style-name="ce7" office:value-type="string">
            <text:p><text:span text:style-name="T1"><text:a xlink:href="#TendererRequirementTypeCode.A1">TendererRequirementTypeCode</text:a></text:span></text:p>
          </table:table-cell>
          <table:table-cell table:style-name="ce11" office:value-type="string">
            <text:p>tir64-233;tir64-232;tir64-234;tir64-237;tir41-092;tir41-099;tbr41-020;tir41-147;tir41-153;tir41-159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Notification documents</text:p>
            <text:p>Call for Tenders</text:p>
          </table:table-cell>
          <table:table-cell table:style-name="ce11" office:value-type="string">
            <text:p>Source project e-Prior. 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TenderSubmissionType.A1">TenderSubmissionType</text:a></text:span></text:p>
          </table:table-cell>
          <table:table-cell table:style-name="ce12" office:value-type="string">
            <text:p>tir64-129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TenderTypeCode.A1">TenderTypeCode</text:a></text:span></text:p>
          </table:table-cell>
          <table:table-cell table:style-name="ce12" office:value-type="string">
            <text:p>tir44-00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Tender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0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Not provided. Use UN/ECE Rec 20. 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WorksProjectSubType.A1">Work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/>
          <table:table-cell table:style-name="ce10"/>
          <table:table-cell table:style-name="ce13"/>
          <table:table-cell table:style-name="ce17"/>
          <table:table-cell table:style-name="ce22" table:number-columns-repeated="2"/>
          <table:table-cell table:style-name="ce24" table:number-columns-repeated="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onCodePEPPOL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PEPPOL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ce32" office:value-type="string">
            <text:p>Used when a catalogue is sent for the first time to the Catalogue Receiver referring to the contract in the header of the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Replace</text:p>
          </table:table-cell>
          <table:table-cell table:style-name="ce33" office:value-type="string">
            <text:p>Replaces the entire catalogue referring to the contract. This is the default action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ce34" office:value-type="string">
            <text:p>Updates a current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Deletes current catalogue</text:p>
          </table:table-cell>
          <table:table-cell table:number-columns-repeated="1022"/>
        </table:table-row>
      </table:table>
      <table:table table:name="ActionCode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Default" office:value-type="string">
            <text:p>The Catalogue Line should be added to the Catalogue referenced. In the case of a new Catalogue, all Catalogue Lines have an Action Code ‘Add’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The Catalogue Line should be deleted from the Catalogue referenced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Default" office:value-type="string">
            <text:p>The Catalogue Line should replace the existing Catalogue line in its entirety.</text:p>
          </table:table-cell>
          <table:table-cell table:number-columns-repeated="1022"/>
        </table:table-row>
      </table:table>
      <table:table table:name="AllowanceChargeReasonCode" table:style-name="ta3" table:print="false">
        <table:table-column table:style-name="co9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AllowanceChargeReason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446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4" table:print="false">
        <table:table-column table:style-name="co12" table:default-cell-style-name="ce35"/>
        <table:table-column table:style-name="co13" table:default-cell-style-name="ce35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BinaryObjectMim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MIME Media Typ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-11-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AN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2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2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2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2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2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2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2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2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2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2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2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2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2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2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2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2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2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2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2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2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2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2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2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2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2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2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2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2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2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2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2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2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2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2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2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2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2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2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2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2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2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2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2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2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2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2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2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2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2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2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2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2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5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2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2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2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2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2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2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2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2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2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2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2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2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2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2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2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2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2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2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2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2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2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2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2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2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2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2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2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2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2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2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2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2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2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2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2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2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2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2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2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2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2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2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2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2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2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2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2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2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2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2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2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2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2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2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2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2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2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2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2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2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2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2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2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2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2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2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2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2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2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2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2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2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2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2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2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2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2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2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2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2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2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2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2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2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2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2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2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2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2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2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2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2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2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2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2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2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2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2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2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2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2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2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2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2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2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2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2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2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2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2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5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2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2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2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2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2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2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2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2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2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2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2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2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2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2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2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2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2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2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2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2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2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2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2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2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2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2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2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2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2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2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2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2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2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2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2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2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2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2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2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2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2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2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2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2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2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2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2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2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2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2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2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2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2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2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2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2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2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2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2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2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2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2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2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5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2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2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2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2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2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2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2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2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2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2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2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2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2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2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5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2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2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2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2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2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2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2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2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2">
          <table:table-cell office:value-type="string">
            <text:p>audio/dls</text:p>
          </table:table-cell>
          <table:table-cell office:value-type="string">
            <text:p>audio/dl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2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2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2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2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2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2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2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2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2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2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2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2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2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2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2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2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2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2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2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2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2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2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2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2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2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2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7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2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2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2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2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2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2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2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2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2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2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2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2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2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2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2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2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2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2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2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2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2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2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2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2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2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2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2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2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2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2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2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2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2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2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2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2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2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2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2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2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2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2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2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2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2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2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2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2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2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2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2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2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2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2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2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2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2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2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2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2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2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2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2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2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2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2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2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2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2">
          <table:table-cell office:value-type="string">
            <text:p>text/calendar</text:p>
          </table:table-cell>
          <table:table-cell office:value-type="string">
            <text:p>text/calendar</text:p>
          </table:table-cell>
          <table:table-cell table:number-columns-repeated="1022"/>
        </table:table-row>
        <table:table-row table:style-name="ro2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2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2">
          <table:table-cell office:value-type="string">
            <text:p>text/directory</text:p>
          </table:table-cell>
          <table:table-cell office:value-type="string">
            <text:p>text/directory</text:p>
          </table:table-cell>
          <table:table-cell table:number-columns-repeated="1022"/>
        </table:table-row>
        <table:table-row table:style-name="ro2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2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2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2"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table:number-columns-repeated="1022"/>
        </table:table-row>
        <table:table-row table:style-name="ro2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2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2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2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2">
          <table:table-cell office:value-type="string">
            <text:p>text/RED</text:p>
          </table:table-cell>
          <table:table-cell office:value-type="string">
            <text:p>text/RED</text:p>
          </table:table-cell>
          <table:table-cell table:number-columns-repeated="1022"/>
        </table:table-row>
        <table:table-row table:style-name="ro2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2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2">
          <table:table-cell office:value-type="string">
            <text:p>text/rtf</text:p>
          </table:table-cell>
          <table:table-cell office:value-type="string">
            <text:p>text/rtf</text:p>
          </table:table-cell>
          <table:table-cell table:number-columns-repeated="1022"/>
        </table:table-row>
        <table:table-row table:style-name="ro2">
          <table:table-cell office:value-type="string">
            <text:p>text/rtp-enc-aescm128</text:p>
          </table:table-cell>
          <table:table-cell office:value-type="string">
            <text:p>text/rtp-enc-aescm128</text:p>
          </table:table-cell>
          <table:table-cell table:number-columns-repeated="1022"/>
        </table:table-row>
        <table:table-row table:style-name="ro2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2">
          <table:table-cell office:value-type="string">
            <text:p>text/sgml</text:p>
          </table:table-cell>
          <table:table-cell office:value-type="string">
            <text:p>text/sgml</text:p>
          </table:table-cell>
          <table:table-cell table:number-columns-repeated="1022"/>
        </table:table-row>
        <table:table-row table:style-name="ro2">
          <table:table-cell office:value-type="string">
            <text:p>text/t140</text:p>
          </table:table-cell>
          <table:table-cell office:value-type="string">
            <text:p>text/t140</text:p>
          </table:table-cell>
          <table:table-cell table:number-columns-repeated="1022"/>
        </table:table-row>
        <table:table-row table:style-name="ro2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2">
          <table:table-cell office:value-type="string">
            <text:p>text/troff</text:p>
          </table:table-cell>
          <table:table-cell office:value-type="string">
            <text:p>text/troff</text:p>
          </table:table-cell>
          <table:table-cell table:number-columns-repeated="1022"/>
        </table:table-row>
        <table:table-row table:style-name="ro2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2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2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2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2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2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2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2">
          <table:table-cell office:value-type="string">
            <text:p>text/vnd.in3d.3dml</text:p>
          </table:table-cell>
          <table:table-cell office:value-type="string">
            <text:p>text/vnd.in3d.3dml</text:p>
          </table:table-cell>
          <table:table-cell table:number-columns-repeated="1022"/>
        </table:table-row>
        <table:table-row table:style-name="ro2">
          <table:table-cell office:value-type="string">
            <text:p>text/vnd.in3d.spot</text:p>
          </table:table-cell>
          <table:table-cell office:value-type="string">
            <text:p>text/vnd.in3d.spot</text:p>
          </table:table-cell>
          <table:table-cell table:number-columns-repeated="1022"/>
        </table:table-row>
        <table:table-row table:style-name="ro2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2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2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2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2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office:value-type="string">
            <text:p>text/vnd.net2phone.commcenter.command</text:p>
          </table:table-cell>
          <table:table-cell office:value-type="string">
            <text:p>text/vnd.net2phone.commcenter.command</text:p>
          </table:table-cell>
          <table:table-cell table:number-columns-repeated="1022"/>
        </table:table-row>
        <table:table-row table:style-name="ro2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2">
          <table:table-cell office:value-type="string">
            <text:p>text/vnd.sun.j2me.app-descriptor</text:p>
          </table:table-cell>
          <table:table-cell office:value-type="string">
            <text:p>text/vnd.sun.j2me.app-descriptor</text:p>
          </table:table-cell>
          <table:table-cell table:number-columns-repeated="1022"/>
        </table:table-row>
        <table:table-row table:style-name="ro2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2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2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2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2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2">
          <table:table-cell office:value-type="string">
            <text:p>text/xml</text:p>
          </table:table-cell>
          <table:table-cell office:value-type="string">
            <text:p>text/xml</text:p>
          </table:table-cell>
          <table:table-cell table:number-columns-repeated="1022"/>
        </table:table-row>
        <table:table-row table:style-name="ro2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2">
          <table:table-cell office:value-type="string">
            <text:p>video/CelB</text:p>
          </table:table-cell>
          <table:table-cell office:value-type="string">
            <text:p>video/Cel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2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2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2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2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2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2">
          <table:table-cell office:value-type="string">
            <text:p>video/raw</text:p>
          </table:table-cell>
          <table:table-cell office:value-type="string">
            <text:p>video/raw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2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2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2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2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2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2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2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5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2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2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2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2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9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DocumentTypeCode" table:style-name="ta6" table:print="false">
        <table:table-column table:style-name="co15" table:default-cell-style-name="ce3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DocumentTyp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100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tificate of analysis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ertificate of conformity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rtificate of quality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report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 performance repor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ct specification report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cess data repor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rst sample test repo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ce/sales catalogue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ty information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ederal label approval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ill certificat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st receipt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ight certificate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ight lis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rtifica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bined certificate of value and origin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vement certificate A.TR.1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rtificate of quantity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ality data messag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Query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sponse to quer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atus information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stow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tainer discharge list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rporate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dustry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rporate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Industry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fe insurance payroll deductions advi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derbond reques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nderbond approval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ertificate of sealing of export meat lockers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go status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nventory report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dentity car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esponse to a trade statistics message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ccination certificate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sspor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iving licence (national)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riving licence (international)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ee pass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eason ticket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ransport status report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ansport status request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anking statu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xtra-Community trade statistical declaration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ritten instructions in conformance with ADR article numbe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amage certification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idated priced tender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ice/sales catalogue response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ice negotiation result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afety and hazard data sheet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gal statement of an account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sting statement of an account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losing statement of an ac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ransport equipment on-hire report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ransport equipment off-hire report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reatment - nil outtur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atment - time-up underbond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reatment - underbond by sea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reatment - personal effec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reatment - timber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eliminary credit assessment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edit cover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urrent ac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mmercial dispute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eassignme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ollateral account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quest for payment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Unship permit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tatistical definitions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tatistical data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quest for statistical data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ll-off delivery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signment status repor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nventory movement advice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nventory status advice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eb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ed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etered services invoice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red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eb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ustoms manifest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essel unpack report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neral cargo summary manifest repor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signment unpack repor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Meat and meat by-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Meat food 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oultry sanitary certificate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Horsemeat sanitary certificat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sing sanitary certificat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Pharmaceutical sanitary certificat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Inedible sanitary certificat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Impending arrival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Means of transport advice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rrival information</text:p>
          </table:table-cell>
          <table:table-cell table:number-columns-repeated="102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argo release notification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Excise certificate</text:p>
          </table:table-cell>
          <table:table-cell table:number-columns-repeated="102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egistration document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ax notification</text:p>
          </table:table-cell>
          <table:table-cell table:number-columns-repeated="102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ransport equipment direct interchange report</text:p>
          </table:table-cell>
          <table:table-cell table:number-columns-repeated="102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ransport equipment impending arrival advice</text:p>
          </table:table-cell>
          <table:table-cell table:number-columns-repeated="102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urchase order</text:p>
          </table:table-cell>
          <table:table-cell table:number-columns-repeated="102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ransport equipment damage report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port equipment empty release instruction</text:p>
          </table:table-cell>
          <table:table-cell table:number-columns-repeated="102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ransport movement gate in report</text:p>
          </table:table-cell>
          <table:table-cell table:number-columns-repeated="102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ufacturing instruction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ransport movement gate out report</text:p>
          </table:table-cell>
          <table:table-cell table:number-columns-repeated="102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ransport equipment unpacking instruction</text:p>
          </table:table-cell>
          <table:table-cell table:number-columns-repeated="102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ransport equipment unpacking report</text:p>
          </table:table-cell>
          <table:table-cell table:number-columns-repeated="102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ransport equipment pick-up availability request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ransport equipment pick-up availability confirmation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ransport equipment pick-up report</text:p>
          </table:table-cell>
          <table:table-cell table:number-columns-repeated="102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ransport equipment shift report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ransport discharge instruction</text:p>
          </table:table-cell>
          <table:table-cell table:number-columns-repeated="102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ransport discharge report</text:p>
          </table:table-cell>
          <table:table-cell table:number-columns-repeated="102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tores requisition</text:p>
          </table:table-cell>
          <table:table-cell table:number-columns-repeated="102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ransport loading instruction</text:p>
          </table:table-cell>
          <table:table-cell table:number-columns-repeated="102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ransport loading report</text:p>
          </table:table-cell>
          <table:table-cell table:number-columns-repeated="102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ransport equipment maintenance and repair work</text:p>
          </table:table-cell>
          <table:table-cell table:number-columns-repeated="102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ransport departure report</text:p>
          </table:table-cell>
          <table:table-cell table:number-columns-repeated="102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ransport empty equipment advice</text:p>
          </table:table-cell>
          <table:table-cell table:number-columns-repeated="102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ransport equipment acceptance order</text:p>
          </table:table-cell>
          <table:table-cell table:number-columns-repeated="102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ransport equipment special service instruction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ransport equipment stock report</text:p>
          </table:table-cell>
          <table:table-cell table:number-columns-repeated="102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ransport cargo release order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Invoicing data sheet</text:p>
          </table:table-cell>
          <table:table-cell table:number-columns-repeated="102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ransport equipment packing instruction</text:p>
          </table:table-cell>
          <table:table-cell table:number-columns-repeated="102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ustoms clearance notice</text:p>
          </table:table-cell>
          <table:table-cell table:number-columns-repeated="1022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ustoms documents expiration notice</text:p>
          </table:table-cell>
          <table:table-cell table:number-columns-repeated="102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ransport equipment on-hire request</text:p>
          </table:table-cell>
          <table:table-cell table:number-columns-repeated="1022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ransport equipment on-hire order</text:p>
          </table:table-cell>
          <table:table-cell table:number-columns-repeated="102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ransport equipment off-hire request</text:p>
          </table:table-cell>
          <table:table-cell table:number-columns-repeated="1022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ransport equipment survey order</text:p>
          </table:table-cell>
          <table:table-cell table:number-columns-repeated="1022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ransport equipment survey order response</text:p>
          </table:table-cell>
          <table:table-cell table:number-columns-repeated="102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ransport equipment survey report</text:p>
          </table:table-cell>
          <table:table-cell table:number-columns-repeated="102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acking instructions</text:p>
          </table:table-cell>
          <table:table-cell table:number-columns-repeated="102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vising items to be booked to a financial account</text:p>
          </table:table-cell>
          <table:table-cell table:number-columns-repeated="102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ransport equipment maintenance and repair notice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pty container disposition order</text:p>
          </table:table-cell>
          <table:table-cell table:number-columns-repeated="1022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argo vessel discharge order</text:p>
          </table:table-cell>
          <table:table-cell table:number-columns-repeated="1022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argo vessel loading order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Multidrop order</text:p>
          </table:table-cell>
          <table:table-cell table:number-columns-repeated="1022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Bailment contract</text:p>
          </table:table-cell>
          <table:table-cell table:number-columns-repeated="1022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Basic agreement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nternal transport order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ant</text:p>
          </table:table-cell>
          <table:table-cell table:number-columns-repeated="1022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ndefinite delivery indefinite quantity contract</text:p>
          </table:table-cell>
          <table:table-cell table:number-columns-repeated="1022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ndefinite delivery definite quantity contract</text:p>
          </table:table-cell>
          <table:table-cell table:number-columns-repeated="1022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Requirements contract</text:p>
          </table:table-cell>
          <table:table-cell table:number-columns-repeated="1022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ask order</text:p>
          </table:table-cell>
          <table:table-cell table:number-columns-repeated="1022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ke or buy plan</text:p>
          </table:table-cell>
          <table:table-cell table:number-columns-repeated="102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ubcontractor plan</text:p>
          </table:table-cell>
          <table:table-cell table:number-columns-repeated="102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st data summary</text:p>
          </table:table-cell>
          <table:table-cell table:number-columns-repeated="102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ertified cost and price data</text:p>
          </table:table-cell>
          <table:table-cell table:number-columns-repeated="102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Wage determination</text:p>
          </table:table-cell>
          <table:table-cell table:number-columns-repeated="1022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tract Funds Status Report (CFSR)</text:p>
          </table:table-cell>
          <table:table-cell table:number-columns-repeated="1022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ertified inspection and test results</text:p>
          </table:table-cell>
          <table:table-cell table:number-columns-repeated="102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Material inspection and receiving report</text:p>
          </table:table-cell>
          <table:table-cell table:number-columns-repeated="1022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urchasing specification</text:p>
          </table:table-cell>
          <table:table-cell table:number-columns-repeated="1022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Payment or performance bond</text:p>
          </table:table-cell>
          <table:table-cell table:number-columns-repeated="1022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Contract security classification specification</text:p>
          </table:table-cell>
          <table:table-cell table:number-columns-repeated="1022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nufacturing specification</text:p>
          </table:table-cell>
          <table:table-cell table:number-columns-repeated="102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Buy America certificate of compliance</text:p>
          </table:table-cell>
          <table:table-cell table:number-columns-repeated="102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Container off-hire notice</text:p>
          </table:table-cell>
          <table:table-cell table:number-columns-repeated="102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Cargo acceptance order</text:p>
          </table:table-cell>
          <table:table-cell table:number-columns-repeated="102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ick-up notice</text:p>
          </table:table-cell>
          <table:table-cell table:number-columns-repeated="102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uthorisation to plan and suggest orders</text:p>
          </table:table-cell>
          <table:table-cell table:number-columns-repeated="1022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uthorisation to plan and ship orders</text:p>
          </table:table-cell>
          <table:table-cell table:number-columns-repeated="1022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rawing</text:p>
          </table:table-cell>
          <table:table-cell table:number-columns-repeated="102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Cost Performance Report (CPR) format 2</text:p>
          </table:table-cell>
          <table:table-cell table:number-columns-repeated="102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Cost Schedule Status Report (CSSR)</text:p>
          </table:table-cell>
          <table:table-cell table:number-columns-repeated="102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ost Performance Report (CPR) format 1</text:p>
          </table:table-cell>
          <table:table-cell table:number-columns-repeated="1022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ost Performance Report (CPR) format 3</text:p>
          </table:table-cell>
          <table:table-cell table:number-columns-repeated="1022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ost Performance Report (CPR) format 4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Cost Performance Report (CPR) format 5</text:p>
          </table:table-cell>
          <table:table-cell table:number-columns-repeated="1022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Progressive discharge report</text:p>
          </table:table-cell>
          <table:table-cell table:number-columns-repeated="102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Balance confirmation</text:p>
          </table:table-cell>
          <table:table-cell table:number-columns-repeated="102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Container stripping order</text:p>
          </table:table-cell>
          <table:table-cell table:number-columns-repeated="1022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ontainer stuffing order</text:p>
          </table:table-cell>
          <table:table-cell table:number-columns-repeated="1022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onveyance declaration (arrival)</text:p>
          </table:table-cell>
          <table:table-cell table:number-columns-repeated="1022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veyance declaration (departure)</text:p>
          </table:table-cell>
          <table:table-cell table:number-columns-repeated="102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onveyance declaration (combined)</text:p>
          </table:table-cell>
          <table:table-cell table:number-columns-repeated="102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Project recovery plan</text:p>
          </table:table-cell>
          <table:table-cell table:number-columns-repeated="1022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roject production plan</text:p>
          </table:table-cell>
          <table:table-cell table:number-columns-repeated="102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tatistical and other administrative internal documents</text:p>
          </table:table-cell>
          <table:table-cell table:number-columns-repeated="1022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Project master schedule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Priced alternate tender bill of quantity</text:p>
          </table:table-cell>
          <table:table-cell table:number-columns-repeated="1022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stimated priced bill of quantity</text:p>
          </table:table-cell>
          <table:table-cell table:number-columns-repeated="1022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raft bill of quantity</text:p>
          </table:table-cell>
          <table:table-cell table:number-columns-repeated="1022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ocumentary credit collection instruction</text:p>
          </table:table-cell>
          <table:table-cell table:number-columns-repeated="102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equest for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ocumentary credit amendment information</text:p>
          </table:table-cell>
          <table:table-cell table:number-columns-repeated="102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dvice of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esponse to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ocumentary credit issuance information</text:p>
          </table:table-cell>
          <table:table-cell table:number-columns-repeated="1022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rect payment valuation request</text:p>
          </table:table-cell>
          <table:table-cell table:number-columns-repeated="1022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rect payment valuation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rovisional payment valuation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ayment valuation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antity valuation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antity valuation request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ontract bill of quantities - BOQ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Unpriced bill of quantity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riced tender BOQ</text:p>
          </table:table-cell>
          <table:table-cell table:number-columns-repeated="1022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nquiry</text:p>
          </table:table-cell>
          <table:table-cell table:number-columns-repeated="102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Interim application for payment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Agreement to pay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equest for financial cancellation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tter of intent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Approved unpriced bill of quantity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ayment valuation for unscheduled item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Final payment request based on completion of work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ayment request for completed units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der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lanket order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pot order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ase order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Rush order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Repair order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all off order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onsignment order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ample order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wap order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Purchase order change request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urchase order response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Hire order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pare parts order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Campaign price/sales catalogue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ontainer list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elivery forecast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ross docking services order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-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Rejected direct debit(s)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elivery instructions</text:p>
          </table:table-cell>
          <table:table-cell table:number-columns-repeated="102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elivery schedule</text:p>
          </table:table-cell>
          <table:table-cell table:number-columns-repeated="102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elivery just-in-time</text:p>
          </table:table-cell>
          <table:table-cell table:number-columns-repeated="102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-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elivery release</text:p>
          </table:table-cell>
          <table:table-cell table:number-columns-repeated="102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ettlement of a letter of credit</text:p>
          </table:table-cell>
          <table:table-cell table:number-columns-repeated="102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ank to bank funds transfer</text:p>
          </table:table-cell>
          <table:table-cell table:number-columns-repeated="102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ustomer payment order(s)</text:p>
          </table:table-cell>
          <table:table-cell table:number-columns-repeated="102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ow value payment order(s)</text:p>
          </table:table-cell>
          <table:table-cell table:number-columns-repeated="102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rew list declaration</text:p>
          </table:table-cell>
          <table:table-cell table:number-columns-repeated="102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Inquiry</text:p>
          </table:table-cell>
          <table:table-cell table:number-columns-repeated="102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Response to previous banking status message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Project master plan</text:p>
          </table:table-cell>
          <table:table-cell table:number-columns-repeated="102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Project plan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roject schedule</text:p>
          </table:table-cell>
          <table:table-cell table:number-columns-repeated="102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roject planning available resources</text:p>
          </table:table-cell>
          <table:table-cell table:number-columns-repeated="102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roject planning calendar</text:p>
          </table:table-cell>
          <table:table-cell table:number-columns-repeated="102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nding order</text:p>
          </table:table-cell>
          <table:table-cell table:number-columns-repeated="102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argo movement event log</text:p>
          </table:table-cell>
          <table:table-cell table:number-columns-repeated="102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argo analysis voyage report</text:p>
          </table:table-cell>
          <table:table-cell table:number-columns-repeated="102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elf billed credit note</text:p>
          </table:table-cell>
          <table:table-cell table:number-columns-repeated="102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onsolidated credit note - goods and services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Inventory adjustment status report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ransport equipment movement instruction</text:p>
          </table:table-cell>
          <table:table-cell table:number-columns-repeated="102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ransport equipment movement report</text:p>
          </table:table-cell>
          <table:table-cell table:number-columns-repeated="102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ransport equipment status change report</text:p>
          </table:table-cell>
          <table:table-cell table:number-columns-repeated="102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umigation certificate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ine certificate</text:p>
          </table:table-cell>
          <table:table-cell table:number-columns-repeated="102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Wool health certificate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elivery note</text:p>
          </table:table-cell>
          <table:table-cell table:number-columns-repeated="102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acking list</text:p>
          </table:table-cell>
          <table:table-cell table:number-columns-repeated="102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ew code request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Code change request</text:p>
          </table:table-cell>
          <table:table-cell table:number-columns-repeated="102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imple data element request</text:p>
          </table:table-cell>
          <table:table-cell table:number-columns-repeated="102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impl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mposite data element request</text:p>
          </table:table-cell>
          <table:table-cell table:number-columns-repeated="102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omposit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egment request</text:p>
          </table:table-cell>
          <table:table-cell table:number-columns-repeated="102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egment change request</text:p>
          </table:table-cell>
          <table:table-cell table:number-columns-repeated="1022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ew message request</text:p>
          </table:table-cell>
          <table:table-cell table:number-columns-repeated="102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essage in development request</text:p>
          </table:table-cell>
          <table:table-cell table:number-columns-repeated="1022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odification of existing message</text:p>
          </table:table-cell>
          <table:table-cell table:number-columns-repeated="102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racking number assignment report</text:p>
          </table:table-cell>
          <table:table-cell table:number-columns-repeated="1022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User directory definition</text:p>
          </table:table-cell>
          <table:table-cell table:number-columns-repeated="102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United Nations standard message request</text:p>
          </table:table-cell>
          <table:table-cell table:number-columns-repeated="102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ervice directory definition</text:p>
          </table:table-cell>
          <table:table-cell table:number-columns-repeated="1022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us report</text:p>
          </table:table-cell>
          <table:table-cell table:number-columns-repeated="1022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Kanban schedule</text:p>
          </table:table-cell>
          <table:table-cell table:number-columns-repeated="1022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Product data message</text:p>
          </table:table-cell>
          <table:table-cell table:number-columns-repeated="1022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A claim for parts and/or labour charges</text:p>
          </table:table-cell>
          <table:table-cell table:number-columns-repeated="1022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elivery schedule response</text:p>
          </table:table-cell>
          <table:table-cell table:number-columns-repeated="1022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Inspection request</text:p>
          </table:table-cell>
          <table:table-cell table:number-columns-repeated="1022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Inspection report</text:p>
          </table:table-cell>
          <table:table-cell table:number-columns-repeated="1022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Application acknowledgement and error report</text:p>
          </table:table-cell>
          <table:table-cell table:number-columns-repeated="1022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Price variation invoice</text:p>
          </table:table-cell>
          <table:table-cell table:number-columns-repeated="1022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redit note for price variation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struction to collect</text:p>
          </table:table-cell>
          <table:table-cell table:number-columns-repeated="1022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angerous goods list</text:p>
          </table:table-cell>
          <table:table-cell table:number-columns-repeated="1022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Registration renewal</text:p>
          </table:table-cell>
          <table:table-cell table:number-columns-repeated="102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egistration change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sponse to registration</text:p>
          </table:table-cell>
          <table:table-cell table:number-columns-repeated="1022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mplementation guideline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Request for transfer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Cost performance report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Application error and acknowledgement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Cash pool financial statement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equenced delivery schedule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elcredere credit note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Healthcare discharge report, final</text:p>
          </table:table-cell>
          <table:table-cell table:number-columns-repeated="1022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Offer / quotation</text:p>
          </table:table-cell>
          <table:table-cell table:number-columns-repeated="1022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Request for quote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Acknowledgement message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pplication error message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Cargo movement voyage summary</text:p>
          </table:table-cell>
          <table:table-cell table:number-columns-repeated="1022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ontract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Application for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Application for designation of berthing places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Application for shifting from the designated place in port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upplementary document for application for cargo operation</text:p>
          </table:table-cell>
          <table:table-cell table:number-columns-repeated="1022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Acknowledgement of order</text:p>
          </table:table-cell>
          <table:table-cell table:number-columns-repeated="1022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upplementary document for application for transport of</text:p>
          </table:table-cell>
          <table:table-cell table:number-columns-repeated="1022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Optical Character Reading (OCR) payment</text:p>
          </table:table-cell>
          <table:table-cell table:number-columns-repeated="1022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reliminary sales report</text:p>
          </table:table-cell>
          <table:table-cell table:number-columns-repeated="102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ransport emergency card</text:p>
          </table:table-cell>
          <table:table-cell table:number-columns-repeated="102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roforma invoice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artial invoice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perating instructions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ame/product plate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Co-insurance ceding bordereau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equest for delivery instructions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Commercial invoice which includes a packing list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rade data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ustoms declaration for cargo examination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ustoms declaration for cargo examination, alternate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Booking request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Customs crew and conveyance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ustoms summary declaration with commercial detail,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Items booked to a financial account report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port of transactions which need further information from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hipping instructions</text:p>
          </table:table-cell>
          <table:table-cell table:number-columns-repeated="1022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hipper's letter of instructions (air)</text:p>
          </table:table-cell>
          <table:table-cell table:number-columns-repeated="1022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eport of transactions for information only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Cartage order (local transport)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DI associated object administration message</text:p>
          </table:table-cell>
          <table:table-cell table:number-columns-repeated="102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eady for despatch advice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mmary sales report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Order status enquiry</text:p>
          </table:table-cell>
          <table:table-cell table:number-columns-repeated="1022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Order status report</text:p>
          </table:table-cell>
          <table:table-cell table:number-columns-repeated="1022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Declaration regarding the inward and outward movement of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Despatch order</text:p>
          </table:table-cell>
          <table:table-cell table:number-columns-repeated="1022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spatch advice</text:p>
          </table:table-cell>
          <table:table-cell table:number-columns-repeated="1022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tification of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Application for vessel's entering into port area in night-</text:p>
          </table:table-cell>
          <table:table-cell table:number-columns-repeated="1022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tification of emergency shifting from the designated</text:p>
          </table:table-cell>
          <table:table-cell table:number-columns-repeated="102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Customs summary declaration without commercial detail,</text:p>
          </table:table-cell>
          <table:table-cell table:number-columns-repeated="102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erformance bond</text:p>
          </table:table-cell>
          <table:table-cell table:number-columns-repeated="1022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Payment bond</text:p>
          </table:table-cell>
          <table:table-cell table:number-columns-repeated="1022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Healthcare discharge report, preliminary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Request for provision of a health service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Request for price quote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Price quote</text:p>
          </table:table-cell>
          <table:table-cell table:number-columns-repeated="1022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elivery quote</text:p>
          </table:table-cell>
          <table:table-cell table:number-columns-repeated="1022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Price and delivery quote</text:p>
          </table:table-cell>
          <table:table-cell table:number-columns-repeated="1022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Contract price quote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Price and delivery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Price quote, ship and debit</text:p>
          </table:table-cell>
          <table:table-cell table:number-columns-repeated="1022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Advice of distribution of documents</text:p>
          </table:table-cell>
          <table:table-cell table:number-columns-repeated="1022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Plan for provision of health service</text:p>
          </table:table-cell>
          <table:table-cell table:number-columns-repeated="102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Prescription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Prescription request</text:p>
          </table:table-cell>
          <table:table-cell table:number-columns-repeated="1022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Prescription dispensing report</text:p>
          </table:table-cell>
          <table:table-cell table:number-columns-repeated="1022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Certificate of shipment</text:p>
          </table:table-cell>
          <table:table-cell table:number-columns-repeated="1022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tanding inquiry on product information</text:p>
          </table:table-cell>
          <table:table-cell table:number-columns-repeated="102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Party credit information</text:p>
          </table:table-cell>
          <table:table-cell table:number-columns-repeated="102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Party payment behaviour information</text:p>
          </table:table-cell>
          <table:table-cell table:number-columns-repeated="1022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Request for metering point information</text:p>
          </table:table-cell>
          <table:table-cell table:number-columns-repeated="1022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mmission note</text:p>
          </table:table-cell>
          <table:table-cell table:number-columns-repeated="102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ebit note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Consolidated invoice</text:p>
          </table:table-cell>
          <table:table-cell table:number-columns-repeated="1022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Prepayment invoice</text:p>
          </table:table-cell>
          <table:table-cell table:number-columns-repeated="1022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ire invoice</text:p>
          </table:table-cell>
          <table:table-cell table:number-columns-repeated="102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ax invoice</text:p>
          </table:table-cell>
          <table:table-cell table:number-columns-repeated="102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elf-billed invoice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elcredere invoice</text:p>
          </table:table-cell>
          <table:table-cell table:number-columns-repeated="1022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Metering point information response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tification of change of supplier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ease invoice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Consignment invoice</text:p>
          </table:table-cell>
          <table:table-cell table:number-columns-repeated="1022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Factored credit note</text:p>
          </table:table-cell>
          <table:table-cell table:number-columns-repeated="102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Commercial account summary response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Exceptional order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re-packed cross docking order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Intermediate handling cross docking order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Means of transportation availability information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eans of transportation schedule information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ransport equipment delivery notice</text:p>
          </table:table-cell>
          <table:table-cell table:number-columns-repeated="102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tification to supplier of contract termination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tification to supplier of metering point changes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tification of meter change</text:p>
          </table:table-cell>
          <table:table-cell table:number-columns-repeated="102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Instructions for bank transfer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tification of metering point identification change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Utilities time series message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pplication for banker's draft</text:p>
          </table:table-cell>
          <table:table-cell table:number-columns-repeated="1022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Infrastructure condition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cknowledgement of change of supplier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Data Plot Sheet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oil analysis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Farmyard manure analysis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WCO Cargo Report Export, Rail or Road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CO Cargo Report Export, Air or Maritime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Optical Character Reading (OCR) payment credit note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WCO Cargo Report Import, Rail or Road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WCO Cargo Report Import, Air or Maritime</text:p>
          </table:table-cell>
          <table:table-cell table:number-columns-repeated="102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WCO one-step export declaration</text:p>
          </table:table-cell>
          <table:table-cell table:number-columns-repeated="102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WCO first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llection payment advice</text:p>
          </table:table-cell>
          <table:table-cell table:number-columns-repeated="1022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Documentary credit payment advice</text:p>
          </table:table-cell>
          <table:table-cell table:number-columns-repeated="102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Documentary credit acceptance advice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Documentary credit negotiation advice</text:p>
          </table:table-cell>
          <table:table-cell table:number-columns-repeated="1022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pplication for banker's guarantee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anker's guarantee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ocumentary credit letter of indemnity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tification to grid operator of contract termination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tification to grid operator of metering point changes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tification of balance responsible entity change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Preadvice of a credit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ransport equipment profile report</text:p>
          </table:table-cell>
          <table:table-cell table:number-columns-repeated="1022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Request for price and delivery quote, specified end-user</text:p>
          </table:table-cell>
          <table:table-cell table:number-columns-repeated="102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Request for price quote, ship and debit</text:p>
          </table:table-cell>
          <table:table-cell table:number-columns-repeated="102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equest for 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Delivery point list.</text:p>
          </table:table-cell>
          <table:table-cell table:number-columns-repeated="102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ransport routing information</text:p>
          </table:table-cell>
          <table:table-cell table:number-columns-repeated="1022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Request for delivery quote</text:p>
          </table:table-cell>
          <table:table-cell table:number-columns-repeated="102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Request for price and delivery quote</text:p>
          </table:table-cell>
          <table:table-cell table:number-columns-repeated="1022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Request for contract price quote</text:p>
          </table:table-cell>
          <table:table-cell table:number-columns-repeated="102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Request for 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Request for 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ollection order</text:p>
          </table:table-cell>
          <table:table-cell table:number-columns-repeated="1022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Documents presentation form</text:p>
          </table:table-cell>
          <table:table-cell table:number-columns-repeated="102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Identification match</text:p>
          </table:table-cell>
          <table:table-cell table:number-columns-repeated="102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ayment order</text:p>
          </table:table-cell>
          <table:table-cell table:number-columns-repeated="102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xtended payment order</text:p>
          </table:table-cell>
          <table:table-cell table:number-columns-repeated="1022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Multiple payment order</text:p>
          </table:table-cell>
          <table:table-cell table:number-columns-repeated="1022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tice that circumstances prevent payment of delivered</text:p>
          </table:table-cell>
          <table:table-cell table:number-columns-repeated="102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Credit advice</text:p>
          </table:table-cell>
          <table:table-cell table:number-columns-repeated="102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xtended credit advice</text:p>
          </table:table-cell>
          <table:table-cell table:number-columns-repeated="102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ebit advice</text:p>
          </table:table-cell>
          <table:table-cell table:number-columns-repeated="102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Reversal of debit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eversal of credit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ravel ticket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Documentary credit application</text:p>
          </table:table-cell>
          <table:table-cell table:number-columns-repeated="1022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Payment card</text:p>
          </table:table-cell>
          <table:table-cell table:number-columns-repeated="102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ady for 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Pre-packed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Intermediate handling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ocumentary credit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Documentary credit notification</text:p>
          </table:table-cell>
          <table:table-cell table:number-columns-repeated="1022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Documentary credit transfer advice</text:p>
          </table:table-cell>
          <table:table-cell table:number-columns-repeated="102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ocumentary credit amendment notification</text:p>
          </table:table-cell>
          <table:table-cell table:number-columns-repeated="102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ocumentary credit amendment</text:p>
          </table:table-cell>
          <table:table-cell table:number-columns-repeated="102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Waste disposal report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emittance advice</text:p>
          </table:table-cell>
          <table:table-cell table:number-columns-repeated="1022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ort authority waste disposal report</text:p>
          </table:table-cell>
          <table:table-cell table:number-columns-repeated="102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isa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ultiple direct debit request</text:p>
          </table:table-cell>
          <table:table-cell table:number-columns-repeated="1022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Multiple direct debit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Certificate of disembarkation permission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eratting exemption certificate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Reefer connection order</text:p>
          </table:table-cell>
          <table:table-cell table:number-columns-repeated="102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ill of exchange</text:p>
          </table:table-cell>
          <table:table-cell table:number-columns-repeated="102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tatement of account message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rect delivery (transport)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WCO second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WCO one-step import declaration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WCO first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CO second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Previous transport document</text:p>
          </table:table-cell>
          <table:table-cell table:number-columns-repeated="102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Insurance certificate</text:p>
          </table:table-cell>
          <table:table-cell table:number-columns-repeated="102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pecial requirements permit related to the transport of</text:p>
          </table:table-cell>
          <table:table-cell table:number-columns-repeated="102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angerous Goods Notification for Tanker vessel</text:p>
          </table:table-cell>
          <table:table-cell table:number-columns-repeated="102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angerous Goods Notification for non-tanker vessel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WCO Conveyance Arrival Report</text:p>
          </table:table-cell>
          <table:table-cell table:number-columns-repeated="102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WCO Conveyance Departure Report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Accounting voucher</text:p>
          </table:table-cell>
          <table:table-cell table:number-columns-repeated="102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elf billed debit note</text:p>
          </table:table-cell>
          <table:table-cell table:number-columns-repeated="1022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Military Identification Card</text:p>
          </table:table-cell>
          <table:table-cell table:number-columns-repeated="102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e-Entry Permit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efugee Permit</text:p>
          </table:table-cell>
          <table:table-cell table:number-columns-repeated="1022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orwarder’s credit note</text:p>
          </table:table-cell>
          <table:table-cell table:number-columns-repeated="1022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Original accounting voucher</text:p>
          </table:table-cell>
          <table:table-cell table:number-columns-repeated="1022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Copy accounting voucher</text:p>
          </table:table-cell>
          <table:table-cell table:number-columns-repeated="1022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Pro-forma accounting voucher</text:p>
          </table:table-cell>
          <table:table-cell table:number-columns-repeated="1022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Interim 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d Manufacturing Practice (GMP) Certificate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Insurance declaration sheet (bordereau)</text:p>
          </table:table-cell>
          <table:table-cell table:number-columns-repeated="1022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Insurer's invoice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over note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Forwarding instructions</text:p>
          </table:table-cell>
          <table:table-cell table:number-columns-repeated="102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Forwarder's advice to import agent</text:p>
          </table:table-cell>
          <table:table-cell table:number-columns-repeated="102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Forwarder's advice to exporter</text:p>
          </table:table-cell>
          <table:table-cell table:number-columns-repeated="102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Forwarder's invoice</text:p>
          </table:table-cell>
          <table:table-cell table:number-columns-repeated="102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Forwarder's certificate of receipt</text:p>
          </table:table-cell>
          <table:table-cell table:number-columns-repeated="1022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hipping note</text:p>
          </table:table-cell>
          <table:table-cell table:number-columns-repeated="102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Forwarder's warehouse receipt</text:p>
          </table:table-cell>
          <table:table-cell table:number-columns-repeated="102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Goods receipt</text:p>
          </table:table-cell>
          <table:table-cell table:number-columns-repeated="102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Port charges documents</text:p>
          </table:table-cell>
          <table:table-cell table:number-columns-repeated="102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arehouse warrant</text:p>
          </table:table-cell>
          <table:table-cell table:number-columns-repeated="1022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Delivery order</text:p>
          </table:table-cell>
          <table:table-cell table:number-columns-repeated="102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andling order</text:p>
          </table:table-cell>
          <table:table-cell table:number-columns-repeated="1022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Gate pass</text:p>
          </table:table-cell>
          <table:table-cell table:number-columns-repeated="102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ybill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Universal (multipurpose) transport document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oods receipt, carriage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House waybill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Master bill of lading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Bill of lading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Bill of lading original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Bill of lading copy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Empty container bill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Tanker bill of lading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ea waybill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Inland waterway bill of lading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-negotiable maritime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Mate's receipt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House bill of lading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Letter of indemnity for non-surrender of bill of lading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orwarder's bill of lading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ail consignment note (generic term)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Road list-SMGS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Escort official recognition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Recharging document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Road consignment note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Air waybill</text:p>
          </table:table-cell>
          <table:table-cell table:number-columns-repeated="1022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aster air waybill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ubstitute air waybill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Crew's effects declaration</text:p>
          </table:table-cell>
          <table:table-cell table:number-columns-repeated="102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Passenger list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Delivery notice (rail transport)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Despatch note (post parcels)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Multimodal/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Through bill of lading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Forwarder's certificate of transport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Multimodal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Combined transport bill of lading/multimodal bill of lading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Booking confirmation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Calling forward notice</text:p>
          </table:table-cell>
          <table:table-cell table:number-columns-repeated="102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ight invoice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Arrival notice (goods)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tice of circumstances preventing delivery (goods)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tice of circumstances preventing transport (goods)</text:p>
          </table:table-cell>
          <table:table-cell table:number-columns-repeated="102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elivery notice (goods)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argo manifest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Freight manifest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Bordereau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Container manifest (unit packing list)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Charges note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dvice of collection</text:p>
          </table:table-cell>
          <table:table-cell table:number-columns-repeated="1022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afety of ship certificate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afety of radio certificate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afety of equipment certificate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Civil liability for oil certificate</text:p>
          </table:table-cell>
          <table:table-cell table:number-columns-repeated="1022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Loadline document</text:p>
          </table:table-cell>
          <table:table-cell table:number-columns-repeated="1022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erat document</text:p>
          </table:table-cell>
          <table:table-cell table:number-columns-repeated="102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aritime declaration of health</text:p>
          </table:table-cell>
          <table:table-cell table:number-columns-repeated="102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Certificate of registry</text:p>
          </table:table-cell>
          <table:table-cell table:number-columns-repeated="102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hip's stores declaration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Ex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Export licence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Exchange control declaration, export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Despatch note model T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Despatch note model T1</text:p>
          </table:table-cell>
          <table:table-cell table:number-columns-repeated="1022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Despatch note model T2</text:p>
          </table:table-cell>
          <table:table-cell table:number-columns-repeated="1022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Control document T5</text:p>
          </table:table-cell>
          <table:table-cell table:number-columns-repeated="1022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Re-sending consignment note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Despatch note model T2L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oods declaration for exportation</text:p>
          </table:table-cell>
          <table:table-cell table:number-columns-repeated="1022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Cargo declaration (departure)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Application for goods control certificate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Goods control certificate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Application for phytosanitary certificate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Phytosanitary certificate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anitary certificate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Veterinary certificate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Application for inspection certificate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Inspection certificate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Certificate of origin, application for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ertificate of origin</text:p>
          </table:table-cell>
          <table:table-cell table:number-columns-repeated="102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eclaration of origin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Regional appellation certificate</text:p>
          </table:table-cell>
          <table:table-cell table:number-columns-repeated="102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Preference certificate of origin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ertificate of origin form GSP</text:p>
          </table:table-cell>
          <table:table-cell table:number-columns-repeated="102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Consular invoice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angerous goods declaration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atistical document, export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INTRASTAT declaration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livery verification certificate</text:p>
          </table:table-cell>
          <table:table-cell table:number-columns-repeated="1022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m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Import licence</text:p>
          </table:table-cell>
          <table:table-cell table:number-columns-repeated="1022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Customs declaration without commercial detail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Customs declaration with commercial and item detail</text:p>
          </table:table-cell>
          <table:table-cell table:number-columns-repeated="1022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Customs declaration without item detail</text:p>
          </table:table-cell>
          <table:table-cell table:number-columns-repeated="1022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Related document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Receipt (Customs)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Application for exchange allocation</text:p>
          </table:table-cell>
          <table:table-cell table:number-columns-repeated="1022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Foreign exchange permit</text:p>
          </table:table-cell>
          <table:table-cell table:number-columns-repeated="1022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Exchange control declaration (import)</text:p>
          </table:table-cell>
          <table:table-cell table:number-columns-repeated="1022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Goods declaration for importation</text:p>
          </table:table-cell>
          <table:table-cell table:number-columns-repeated="1022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Goods declaration for home use</text:p>
          </table:table-cell>
          <table:table-cell table:number-columns-repeated="102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ustoms immediate release declaration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Customs delivery note</text:p>
          </table:table-cell>
          <table:table-cell table:number-columns-repeated="1022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argo declaration (arrival)</text:p>
          </table:table-cell>
          <table:table-cell table:number-columns-repeated="1022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Value declaration</text:p>
          </table:table-cell>
          <table:table-cell table:number-columns-repeated="102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ustoms invoice</text:p>
          </table:table-cell>
          <table:table-cell table:number-columns-repeated="102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Customs declaration (post parcels)</text:p>
          </table:table-cell>
          <table:table-cell table:number-columns-repeated="102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Tax declaration (value added tax)</text:p>
          </table:table-cell>
          <table:table-cell table:number-columns-repeated="102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Tax declaration (general)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Tax demand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mbargo permit</text:p>
          </table:table-cell>
          <table:table-cell table:number-columns-repeated="1022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Goods declaration for Customs transit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TIF form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IR carnet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EC carnet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EUR 1 certificate of origin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TA carnet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ingle administrative document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General response (Customs)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Document response (Customs)</text:p>
          </table:table-cell>
          <table:table-cell table:number-columns-repeated="1022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Error response (Customs)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Package response (Customs)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Tax calculation/confirmation response (Customs)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Quota prior allocation certificate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Wagon report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Transit Conveyor Document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Rail consignment note forwarder copy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Duty suspended goods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Proof of transit declaration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Container transfer note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ATO transit document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Transfrontier waste shipment authorization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Transfrontier waste shipment movement document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End use authorization</text:p>
          </table:table-cell>
          <table:table-cell table:number-columns-repeated="102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Government contract</text:p>
          </table:table-cell>
          <table:table-cell table:number-columns-repeated="102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tatistical document, import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Application for documentary credit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Previous Customs document/message</text:p>
          </table:table-cell>
          <table:table-cell table:number-columns-repeated="1022"/>
        </table:table-row>
      </table:table>
      <table:table table:name="CreditNot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reditNoteTypeCode</text:p>
          </table:table-cell>
          <table:table-cell table:number-columns-repeated="1022"/>
        </table:table-row>
        <table:table-row table:style-name="ro18">
          <table:table-cell office:value-type="string">
            <text:p>ListID</text:p>
          </table:table-cell>
          <table:table-cell office:value-type="string">
            <text:p>OpenPEPPOL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7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Invoic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37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2">
          <table:table-cell table:style-name="ce37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</table:table>
      <table:table table:name="PaymentMeansCode" table:style-name="ta8" table:print="false">
        <table:table-column table:style-name="co15" table:default-cell-style-name="ce29"/>
        <table:table-column table:style-name="co21" table:default-cell-style-name="ce2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2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2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2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2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2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2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2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2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2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2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2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2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2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2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2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2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2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2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2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2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2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2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2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2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2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2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2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2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2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2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2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2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2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2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2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2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2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2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2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2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2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2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2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2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2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2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2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2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2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ProfileID" table:style-name="ta9" table:print="false">
        <table:table-column table:style-name="co22" table:default-cell-style-name="ce39"/>
        <table:table-column table:style-name="co23" table:default-cell-style-name="ce3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Profile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PROFILE 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.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BII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1:ver2.0</text:p>
          </table:table-cell>
          <table:table-cell table:style-name="Default" office:value-type="string">
            <text:p>Profile BII2-01 Catalogu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2:ver2.0</text:p>
          </table:table-cell>
          <table:table-cell table:style-name="ce29" office:value-type="string">
            <text:p>Profile BII2-02 Catalogue update</text:p>
          </table:table-cell>
          <table:table-cell/>
          <table:table-cell table:style-name="ce29"/>
          <table:table-cell table:style-name="ce31"/>
          <table:table-cell table:style-name="ce29"/>
          <table:table-cell table:number-columns-repeated="1018"/>
        </table:table-row>
        <table:table-row table:style-name="ro2">
          <table:table-cell table:style-name="Default" office:value-type="string">
            <text:p>urn:www.cenbii.eu:profile:bii03:ver2.0</text:p>
          </table:table-cell>
          <table:table-cell table:style-name="Default" office:value-type="string">
            <text:p>Profile BII2-03 Order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4:ver2.0</text:p>
          </table:table-cell>
          <table:table-cell table:style-name="Default" office:value-type="string">
            <text:p>Profile BII2-04 Invoic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5:ver2.0</text:p>
          </table:table-cell>
          <table:table-cell table:style-name="Default" office:value-type="string">
            <text:p>Profile BII2-05 Billing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6:ver2.0</text:p>
          </table:table-cell>
          <table:table-cell table:style-name="Default" office:value-type="string">
            <text:p>Profile BII2-06 Procur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0:ver2.0</text:p>
          </table:table-cell>
          <table:table-cell table:style-name="Default" office:value-type="string">
            <text:p>Profile BII2-10-Tender Notitif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1:ver2.0</text:p>
          </table:table-cell>
          <table:table-cell table:style-name="Default" office:value-type="string">
            <text:p>Profile BII2-11-Qualifi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2:ver2.0</text:p>
          </table:table-cell>
          <table:table-cell table:style-name="Default" office:value-type="string">
            <text:p>Profile BII2-12-Tendering simpl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6:ver2.0</text:p>
          </table:table-cell>
          <table:table-cell table:style-name="Default" office:value-type="string">
            <text:p>Profile BII2-16 Catalogue dele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7:ver2.0</text:p>
          </table:table-cell>
          <table:table-cell table:style-name="Default" office:value-type="string">
            <text:p>Profile BII2-17 Multi Party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1:ver2.0</text:p>
          </table:table-cell>
          <table:table-cell table:style-name="Default" office:value-type="string">
            <text:p>Profile BII2-21-Stat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2:ver2.0</text:p>
          </table:table-cell>
          <table:table-cell table:style-name="Default" office:value-type="string">
            <text:p>Profile BII2-22-Call for Tender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7:ver2.0</text:a></text:span></text:p>
          </table:table-cell>
          <table:table-cell table:style-name="Default" office:value-type="string">
            <text:p>Profile BII2-27 Advanced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8:ver2.0</text:a></text:span></text:p>
          </table:table-cell>
          <table:table-cell table:style-name="Default" office:value-type="string">
            <text:p>Profile BII2-28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0:ver2.0</text:a></text:span></text:p>
          </table:table-cell>
          <table:table-cell table:style-name="Default" office:value-type="string">
            <text:p>Profile BII2-30 Despatch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1:ver2.0</text:a></text:span></text:p>
          </table:table-cell>
          <table:table-cell table:style-name="Default" office:value-type="string">
            <text:p>Profile BII2-31 Reminder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2:ver2.0</text:a></text:span></text:p>
          </table:table-cell>
          <table:table-cell table:style-name="Default" office:value-type="string">
            <text:p>Profile BII2-32 Simple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3:ver2.0</text:a></text:span></text:p>
          </table:table-cell>
          <table:table-cell table:style-name="Default" office:value-type="string">
            <text:p>Profile BII2-33 Catalogue subscription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4:ver2.0</text:a></text:span></text:p>
          </table:table-cell>
          <table:table-cell table:style-name="Default" office:value-type="string">
            <text:p>Profile BII2-34-Call for Tender w Cat templat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5:ver2.0</text:a></text:span></text:p>
          </table:table-cell>
          <table:table-cell table:style-name="Default" office:value-type="string">
            <text:p>Profile BII2-35-Tendering simple w Ca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1:ver1.0</text:p>
          </table:table-cell>
          <table:table-cell office:value-type="string">
            <text:p>BII01 - Catalogu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2:ver1.0</text:p>
          </table:table-cell>
          <table:table-cell office:value-type="string">
            <text:p>BII02 - Catalogue updat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3:ver1.0</text:p>
          </table:table-cell>
          <table:table-cell office:value-type="string">
            <text:p>BII03 - Order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4:ver1.0</text:p>
          </table:table-cell>
          <table:table-cell office:value-type="string">
            <text:p>BII04 - Invoic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5:ver1.0</text:p>
          </table:table-cell>
          <table:table-cell office:value-type="string">
            <text:p>BII05 - Bill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6:ver1.0</text:p>
          </table:table-cell>
          <table:table-cell office:value-type="string">
            <text:p>BII06 -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7:ver1.0</text:p>
          </table:table-cell>
          <table:table-cell office:value-type="string">
            <text:p>BII07 - Procurement with invoice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8:ver1.0</text:p>
          </table:table-cell>
          <table:table-cell office:value-type="string">
            <text:p>BII08 - Billing with dispute and remi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9:ver1.0</text:p>
          </table:table-cell>
          <table:table-cell office:value-type="string">
            <text:p>BII09 - Customs Bill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0:ver1.0</text:p>
          </table:table-cell>
          <table:table-cell office:value-type="string">
            <text:p>BII10 - Tender Notifica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1:ver1.0</text:p>
          </table:table-cell>
          <table:table-cell office:value-type="string">
            <text:p>BII11 - Qualification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2:ver1.0</text:p>
          </table:table-cell>
          <table:table-cell office:value-type="string">
            <text:p>BII12 - Tendering Simpl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3:ver1.0</text:p>
          </table:table-cell>
          <table:table-cell office:value-type="string">
            <text:p>BII13 - Advanced Procurement with dispatch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4:ver1.0</text:p>
          </table:table-cell>
          <table:table-cell office:value-type="string">
            <text:p>BII14 - Prior Information Not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5:ver1.0</text:p>
          </table:table-cell>
          <table:table-cell office:value-type="string">
            <text:p>BII15 - Scanned Invo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6:ver1.0</text:p>
          </table:table-cell>
          <table:table-cell office:value-type="string">
            <text:p>BII16 - Catalogue dele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7:ver1.0</text:p>
          </table:table-cell>
          <table:table-cell office:value-type="string">
            <text:p>BII17 - Multi party catalogu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8:ver1.0</text:p>
          </table:table-cell>
          <table:table-cell office:value-type="string">
            <text:p>BII18 - Punch-ou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9:ver1.0</text:p>
          </table:table-cell>
          <table:table-cell office:value-type="string">
            <text:p>BII19 - Advanced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0:ver1.0</text:p>
          </table:table-cell>
          <table:table-cell office:value-type="string">
            <text:p>BII20 - Customer Initiated Sourc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1:ver1.0</text:p>
          </table:table-cell>
          <table:table-cell office:value-type="string">
            <text:p>BII21 - Stat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2:ver1.0</text:p>
          </table:table-cell>
          <table:table-cell office:value-type="string">
            <text:p>BII22 - Call for Te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3:ver1.0</text:p>
          </table:table-cell>
          <table:table-cell office:value-type="string">
            <text:p>BII23 - Invoice only with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4:ver1.0</text:p>
          </table:table-cell>
          <table:table-cell office:value-type="string">
            <text:p>BII24 - Attachment Docu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5:ver1.0</text:p>
          </table:table-cell>
          <table:table-cell office:value-type="string">
            <text:p>BII25 - Status Reques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6:ver1.0</text:p>
          </table:table-cell>
          <table:table-cell office:value-type="string">
            <text:p>BII26 - Retrieve Business Document</text:p>
          </table:table-cell>
          <table:table-cell table:number-columns-repeated="1022"/>
        </table:table-row>
      </table:table>
      <table:table table:name="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4343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ce40" office:value-type="string">
            <text:p>AP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RE</text:p>
          </table:table-cell>
          <table:table-cell office:value-type="string">
            <text:p>Rejected</text:p>
          </table:table-cell>
          <table:table-cell/>
          <table:table-cell table:style-name="ce18"/>
          <table:table-cell table:number-columns-repeated="1020"/>
        </table:table-row>
      </table:table>
      <table:table table:name="Order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Order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22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office:value-type="string">
            <text:p>Not Accepted</text:p>
          </table:table-cell>
          <table:table-cell table:number-columns-repeated="1022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office:value-type="string">
            <text:p>Accepted without amendment</text:p>
          </table:table-cell>
          <table:table-cell table:number-columns-repeated="1022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office:value-type="string">
            <text:p>Accepted with amendment in detail section</text:p>
          </table:table-cell>
          <table:table-cell table:number-columns-repeated="1022"/>
        </table:table-row>
      </table:table>
      <table:table table:name="StatusCode" table:style-name="ta11" table:print="false">
        <table:table-column table:style-name="co15" table:default-cell-style-name="ce1"/>
        <table:table-column table:style-name="co26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Status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European Commision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string">
            <text:p>Non existing</text:p>
          </table:table-cell>
          <table:table-cell table:number-columns-repeated="1022"/>
        </table:table-row>
        <table:table-row table:style-name="ro2">
          <table:table-cell table:style-name="ce37" office:value-type="float" office:value="1">
            <text:p>1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2">
          <table:table-cell table:style-name="ce37" office:value-type="float" office:value="2">
            <text:p>2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">
          <table:table-cell table:style-name="ce37" office:value-type="float" office:value="3">
            <text:p>3</text:p>
          </table:table-cell>
          <table:table-cell office:value-type="string">
            <text:p>Rejected</text:p>
          </table:table-cell>
          <table:table-cell table:number-columns-repeated="1022"/>
        </table:table-row>
      </table:table>
      <table:table table:name="TaxCategoryID" table:style-name="ta12" table:print="false">
        <table:table-column table:style-name="co15" table:default-cell-style-name="ce1"/>
        <table:table-column table:style-name="co27" table:default-cell-style-name="ce41"/>
        <table:table-column table:style-name="co5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table:style-name="ce29" office:value-type="string">
            <text:p>TaxCategoryID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style-name="ce29" office:value-type="string">
            <text:p>UNCL530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</table:table>
      <table:table table:name="CurrencyCodeList" table:style-name="ta13" table:print="false">
        <table:table-column table:style-name="co29" table:default-cell-style-name="ce42"/>
        <table:table-column table:style-name="co30" table:default-cell-style-name="ce42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urrenc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42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2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2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2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2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2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2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2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2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2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2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2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2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2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2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2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2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2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2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2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2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2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2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2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2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2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2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2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2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2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2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2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2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2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2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2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2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2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2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2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2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2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2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2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2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2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2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2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2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2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2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2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2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2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2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2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2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2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2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2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2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2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2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2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2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2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2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2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2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2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2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2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2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2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2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2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2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2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2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2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2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2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2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2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2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2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2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2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2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2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2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2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2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2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2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2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2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2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2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2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2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2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2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2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2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2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2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2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2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2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2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2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2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2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2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2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2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2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2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2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2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2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2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2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2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2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2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2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2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2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2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2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2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2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2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2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2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2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2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2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2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9" table:number-rows-repeated="112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CountryCodeList" table:style-name="ta14" table:print="false">
        <table:table-column table:style-name="co29" table:default-cell-style-name="ce45"/>
        <table:table-column table:style-name="co31" table:default-cell-style-name="ce45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ountr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3166-1:Alpha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</text:p>
          </table:table-cell>
          <table:table-cell table:number-columns-repeated="1022"/>
        </table:table-row>
        <table:table-row table:style-name="ro21">
          <table:table-cell table:style-name="ce1" office:value-type="string">
            <text:p>LocationUri</text:p>
          </table:table-cell>
          <table:table-cell table:style-name="ce46" office:value-type="string">
            <text:p><text:s/><text:span text:style-name="T3"><text:s/></text:span>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AgencyLongName</text:p>
          </table:table-cell>
          <table:table-cell table:style-name="ce47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9" table:number-rows-repeated="115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PartyIdentifierScheme" table:style-name="ta15" table:print="false">
        <table:table-column table:style-name="co29" table:number-columns-repeated="1024" table:default-cell-style-name="Default"/>
        <table:table-row table:style-name="ro22">
          <table:table-cell table:style-name="ce1" office:value-type="string">
            <text:p>ShortName</text:p>
          </table:table-cell>
          <table:table-cell table:style-name="ce29" office:value-type="string">
            <text:p>PartyIdentifier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ListID</text:p>
          </table:table-cell>
          <table:table-cell table:style-name="ce44" office:value-type="string">
            <text:p>Party Identifier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Version</text:p>
          </table:table-cell>
          <table:table-cell table:style-name="ce29" office:value-type="string">
            <text:p>2013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PEPPOL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number-columns-repeated="1024"/>
        </table:table-row>
        <table:table-row table:style-name="ro2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2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2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2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2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22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22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2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2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22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22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22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22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22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22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22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22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22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22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22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22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22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22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22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22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22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22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22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22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22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22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22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22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22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22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22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22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22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22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22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22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22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22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22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22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22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22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22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22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22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22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22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22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22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22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22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22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22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22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22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22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22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22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UnitCode" table:style-name="ta16" table:print="false">
        <office:forms form:automatic-focus="false" form:apply-design-mode="false"/>
        <table:table-column table:style-name="co29" table:number-columns-repeated="2" table:default-cell-style-name="ce39"/>
        <table:table-column table:style-name="co29" table:number-columns-repeated="1022" table:default-cell-style-name="Default"/>
        <table:table-row table:style-name="ro19">
          <table:table-cell table:style-name="ce1" office:value-type="string">
            <text:p>ShortName</text:p>
          </table:table-cell>
          <table:table-cell table:style-name="ce45" office:value-type="string">
            <text:p>UnitOfMeasureCode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0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Version</text:p>
          </table:table-cell>
          <table:table-cell table:style-name="ce45" office:value-type="string">
            <text:p>Revision 6e 2009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46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22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22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22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22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22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22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22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22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22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22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22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22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22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22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22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22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22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22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22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22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22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22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22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22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22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22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22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22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22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22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22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22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22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22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22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22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22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22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22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22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22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22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22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22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22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22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22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22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22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22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22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22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22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22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22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22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22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22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22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22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22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22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22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22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22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22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22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22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22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22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22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22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22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22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22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22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22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22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22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22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22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22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22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22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22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22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22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22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22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22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22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22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22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22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22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22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22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22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22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22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22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22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22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22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22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22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22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22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22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22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22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22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22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22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22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22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22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22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22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22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22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22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22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22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22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22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22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22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22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22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22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22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22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22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22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22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22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22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22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22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22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22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22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22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22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22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22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22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22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22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22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22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22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22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22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22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22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22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22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22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22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22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22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22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22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22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22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22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22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22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22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22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22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22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22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22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22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22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22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22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22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22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22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22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22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22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22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22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22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22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22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22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22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22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22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22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22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22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22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22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22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22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22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22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22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22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22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22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22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22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22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22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22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22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22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22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22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22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22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22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22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22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22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22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22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22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22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22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22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22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22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22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22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22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22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22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22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22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22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22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22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22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22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22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22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22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22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22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22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22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22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22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22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22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22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22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22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22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22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22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22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22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22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22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22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22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22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22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22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22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22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22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22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22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22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22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22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22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22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22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22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22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22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22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22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22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22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22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22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22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22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22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22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22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22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22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22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22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22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22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22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22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22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22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22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22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22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22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22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22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22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22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22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22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22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22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22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22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22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22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22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22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22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22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22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22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22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22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22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22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22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22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22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22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22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22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22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22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22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22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22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22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22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22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22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22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22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22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22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22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22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22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22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22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22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22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22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22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22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22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22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22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22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22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22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22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22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22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22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22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22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22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22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22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22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22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22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22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22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22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22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22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22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22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22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22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22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22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22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22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22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22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22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22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22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22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22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22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22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22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22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22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22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22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22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22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22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22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22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22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22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22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22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22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22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22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22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22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22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22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22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22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22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22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22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22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22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22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22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22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22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22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22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22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22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22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22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22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22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22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22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22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22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22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22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22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22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22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22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22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22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22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22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22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22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22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22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22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22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22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22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22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22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22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22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22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22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22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22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22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22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22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22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22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22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22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22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22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22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22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22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22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22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22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22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22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22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22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22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22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22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22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22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22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22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22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22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22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22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22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22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22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22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22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22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22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22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22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22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22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22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22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22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22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22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22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22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22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22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22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22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22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22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22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22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22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22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22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22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22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22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22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22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22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22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22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22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22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22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22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22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22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22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22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22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22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22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22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22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22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22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22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22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22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22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22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22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22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22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22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22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22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22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22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22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22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22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22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22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22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22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22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22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22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22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22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22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22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22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22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22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22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22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22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22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22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22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22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22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22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22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22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22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22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22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22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22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22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22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22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22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22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22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22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22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22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22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22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22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22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22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22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22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22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22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22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22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22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22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22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22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22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22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22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22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22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22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22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22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22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22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22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22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22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22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22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22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22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22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22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22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22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22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22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22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22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22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22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2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22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22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22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22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22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22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22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22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22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22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22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22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22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22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22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22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22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22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22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22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22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22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22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22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22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22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22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22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22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22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22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22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22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22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22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22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22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22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22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22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22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22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22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22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22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22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22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22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22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22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22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22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22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22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22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22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22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22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22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22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22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22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22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22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22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22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22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22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22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22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22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22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22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22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22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22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22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22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22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22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22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22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22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22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22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22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22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22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22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22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22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22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22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22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22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22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22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22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22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22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22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22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22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22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22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22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22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22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22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22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22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22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22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22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22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22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22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22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22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22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22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22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22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22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22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22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22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22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22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22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22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22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22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22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22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22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22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22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22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22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22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22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22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22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22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22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22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22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22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22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22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22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22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22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22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22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22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22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22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22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22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22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22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22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22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22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22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22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22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22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22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22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22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22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22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22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22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22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22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22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22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22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22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22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22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22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22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22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22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22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22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22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22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22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22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22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22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22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22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22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22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22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22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22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22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22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22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22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22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22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22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22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22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22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22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22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22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22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22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22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22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22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22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22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22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22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22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22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22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22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22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22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22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22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22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22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22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22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22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22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22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22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22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22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22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22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22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22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22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22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22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22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22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22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22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22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22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22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22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22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22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22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22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22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22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22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22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22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22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22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22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22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22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22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22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22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22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22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22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22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22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22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22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2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22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22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22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22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22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22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22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22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22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22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22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22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22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22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22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22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22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22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22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22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22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22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22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22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22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22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22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22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22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22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22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22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22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22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22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22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22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22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22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22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22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22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22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22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22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22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22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22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22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22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22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22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22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22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22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22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22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22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22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22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22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22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22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22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22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22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22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22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22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22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22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22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22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22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22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22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22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22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22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22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22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22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22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22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22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22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22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22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22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22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22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22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22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22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22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22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22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22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22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22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22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22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22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22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22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22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22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22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22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22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22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22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22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22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22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22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22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22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22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22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22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22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22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22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22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22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22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22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22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22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22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22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22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22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22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22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22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22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22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22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22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22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22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22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22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22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22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22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22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22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22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22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22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22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22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22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22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22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22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22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22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22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22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22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22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22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22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22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22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22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22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22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22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22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22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22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22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22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22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22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22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22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22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22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22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22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22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22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22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22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22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22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22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22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22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22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22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22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22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22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22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22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22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22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22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22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22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22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22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22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22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22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22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22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22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22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22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22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22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22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22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22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22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22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22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22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22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22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22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22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22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22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22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22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22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22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22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22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22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22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22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22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22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22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22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22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22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22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22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22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22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22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22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22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22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22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22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22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22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22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22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22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22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22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22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22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22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22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22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22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22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22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22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22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22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22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22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22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22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22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22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22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22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22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22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22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22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22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22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22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22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22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22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22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22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22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22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22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22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22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22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22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22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22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22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22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22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22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22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22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22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22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22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22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22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22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22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22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22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22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22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22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22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22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22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22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22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22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22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22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22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22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22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22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22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22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2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22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22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22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22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22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22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22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22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22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22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22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22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22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22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22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22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22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22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22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22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22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22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22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22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22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22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22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22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22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22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22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22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22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22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22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22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22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22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22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22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22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22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22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22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22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22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22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22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22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22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22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22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22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22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22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22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22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22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22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22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22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22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22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22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22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22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22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22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2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22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22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22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22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22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22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22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22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22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22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22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22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22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22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22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22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22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22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22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22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22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22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22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22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22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22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2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22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22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22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22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22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22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22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22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22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22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22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22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22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22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22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22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22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22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22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22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22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22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22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22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22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22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22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22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22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22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22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22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22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22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22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22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22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22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22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22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22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22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22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22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22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22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22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22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22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22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22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22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22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22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22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22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22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22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22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22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22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22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22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22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22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22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22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22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22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22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22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22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22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22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22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22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22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22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22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22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22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22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22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22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22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22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22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22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22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22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22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22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22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22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22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22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22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22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22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22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22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22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22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22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22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22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22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22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22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22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22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22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22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ZZ</text:p>
          </table:table-cell>
          <table:table-cell table:style-name="Default" office:value-type="string">
            <text:p>mutually defined</text:p>
          </table:table-cell>
          <table:table-cell table:number-columns-repeated="1022"/>
        </table:table-row>
      </table:table>
      <table:table table:name="AccountID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countID</text:p>
          </table:table-cell>
          <table:table-cell table:number-columns-repeated="1022"/>
        </table:table-row>
        <table:table-row table:style-name="ro20">
          <table:table-cell office:value-type="string">
            <text:p>ListID</text:p>
          </table:table-cell>
          <table:table-cell table:style-name="ce44" office:value-type="string">
            <text:p>Account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IBAN</text:p>
          </table:table-cell>
          <table:table-cell table:style-name="ce49" office:value-type="string">
            <text:p>IBAN account number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LOCAL</text:p>
          </table:table-cell>
          <table:table-cell table:style-name="ce49" office:value-type="string">
            <text:p>Local account number</text:p>
          </table:table-cell>
          <table:table-cell table:number-columns-repeated="1022"/>
        </table:table-row>
      </table:table>
      <table:table table:name="UNDG" table:style-name="ta18" table:print="false">
        <table:table-column table:style-name="co32" table:default-cell-style-name="ce50"/>
        <table:table-column table:style-name="co3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4" office:value-type="string">
            <text:p>UNDG Code</text:p>
          </table:table-cell>
        </table:table-row>
        <table:table-row table:style-name="ro2">
          <table:table-cell table:style-name="ce1" office:value-type="string">
            <text:p>ListID</text:p>
          </table:table-cell>
          <table:table-cell table:style-name="ce51" office:value-type="string">
            <text:p>UNCL8273</text:p>
          </table:table-cell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23">
          <table:table-cell office:value-type="string">
            <text:p>ADR</text:p>
          </table:table-cell>
          <table:table-cell office:value-type="string">
            <text:p>European agreement on the international carriage of <text:span text:style-name="T4">dangerous goods on road</text:span></text:p>
          </table:table-cell>
        </table:table-row>
        <table:table-row table:style-name="ro23">
          <table:table-cell office:value-type="string">
            <text:p>ADS</text:p>
          </table:table-cell>
          <table:table-cell office:value-type="string">
            <text:p>NDR European agreement for the transport of dangerous goods <text:span text:style-name="T4">on the river Rhine</text:span></text:p>
          </table:table-cell>
        </table:table-row>
        <table:table-row table:style-name="ro2">
          <table:table-cell office:value-type="string">
            <text:p>ADT</text:p>
          </table:table-cell>
          <table:table-cell office:value-type="string">
            <text:p>CA, Transport Canada's dangerous goods requirements</text:p>
          </table:table-cell>
        </table:table-row>
        <table:table-row table:style-name="ro23">
          <table:table-cell office:value-type="string">
            <text:p>ADU</text:p>
          </table:table-cell>
          <table:table-cell office:value-type="string">
            <text:p>JP, Japanese maritime safety agency dangerous goods <text:span text:style-name="T4">regulation code</text:span>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Marpol 73/78</text:p>
          </table:table-cell>
        </table:table-row>
        <table:table-row table:style-name="ro2">
          <table:table-cell office:value-type="string">
            <text:p>AGS</text:p>
          </table:table-cell>
          <table:table-cell office:value-type="string">
            <text:p>DE, ADR and GGVS combined regulations for combined transport</text:p>
          </table:table-cell>
        </table:table-row>
        <table:table-row table:style-name="ro2">
          <table:table-cell office:value-type="string">
            <text:p>ANR</text:p>
          </table:table-cell>
          <table:table-cell office:value-type="string">
            <text:p>Regulations for dangerous goods transportation on the Rhine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DE, ARD and RID - Combined regulations</text:p>
          </table:table-cell>
        </table:table-row>
        <table:table-row table:style-name="ro2">
          <table:table-cell office:value-type="string">
            <text:p>CFR</text:p>
          </table:table-cell>
          <table:table-cell office:value-type="string">
            <text:p>US, 49 Code of federal regulations</text:p>
          </table:table-cell>
        </table:table-row>
        <table:table-row table:style-name="ro5">
          <table:table-cell office:value-type="string">
            <text:p>COM</text:p>
          </table:table-cell>
          <table:table-cell office:value-type="string">
            <text:p>DE, ADR, RID, GGVS and GGVE - Combined regulations for</text:p>
            <text:p>Combined transport</text:p>
          </table:table-cell>
        </table:table-row>
        <table:table-row table:style-name="ro2">
          <table:table-cell office:value-type="string">
            <text:p>GVE</text:p>
          </table:table-cell>
          <table:table-cell office:value-type="string">
            <text:p>DE, GGVE (Gefahrgutverordnung Eisenbahn)</text:p>
          </table:table-cell>
        </table:table-row>
        <table:table-row table:style-name="ro2">
          <table:table-cell office:value-type="string">
            <text:p>GVS</text:p>
          </table:table-cell>
          <table:table-cell office:value-type="string">
            <text:p>DE, GGVS (Gefahrgutverordnung Strasse)</text:p>
          </table:table-cell>
        </table:table-row>
        <table:table-row table:style-name="ro2">
          <table:table-cell office:value-type="string">
            <text:p>ICA</text:p>
          </table:table-cell>
          <table:table-cell office:value-type="string">
            <text:p>IATA ICAO</text:p>
          </table:table-cell>
        </table:table-row>
        <table:table-row table:style-name="ro2">
          <table:table-cell office:value-type="string">
            <text:p>IMD</text:p>
          </table:table-cell>
          <table:table-cell office:value-type="string">
            <text:p>IMO IMDG code</text:p>
          </table:table-cell>
        </table:table-row>
        <table:table-row table:style-name="ro5">
          <table:table-cell office:value-type="string">
            <text:p>RGE</text:p>
          </table:table-cell>
          <table:table-cell office:value-type="string">
            <text:p>DE, RID and GGVE, Combined regulations for combined</text:p>
            <text:p>Transport on rails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Railroad dangerous goods book</text:p>
          </table:table-cell>
        </table:table-row>
        <table:table-row table:style-name="ro2">
          <table:table-cell office:value-type="string">
            <text:p>UI</text:p>
          </table:table-cell>
          <table:table-cell office:value-type="string">
            <text:p>UK IMO Book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TransportHandlingUnit" table:style-name="ta18" table:print="false">
        <office:forms form:automatic-focus="false" form:apply-design-mode="false"/>
        <table:table-column table:style-name="co32" table:number-columns-repeated="2" table:default-cell-style-name="ce52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TransportHandlingUnitTyp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office:value-type="string">
            <text:p>1A</text:p>
          </table:table-cell>
          <table:table-cell office:value-type="string">
            <text:p>Drum, steel</text:p>
          </table:table-cell>
        </table:table-row>
        <table:table-row table:style-name="ro24">
          <table:table-cell table:style-name="ce53" office:value-type="string">
            <text:p>1B</text:p>
          </table:table-cell>
          <table:table-cell table:style-name="ce53" office:value-type="string">
            <text:p>Drum, aluminium</text:p>
          </table:table-cell>
        </table:table-row>
        <table:table-row table:style-name="ro22">
          <table:table-cell office:value-type="string">
            <text:p>1D</text:p>
          </table:table-cell>
          <table:table-cell office:value-type="string">
            <text:p>Drum, plywood</text:p>
          </table:table-cell>
        </table:table-row>
        <table:table-row table:style-name="ro22">
          <table:table-cell office:value-type="string">
            <text:p>1G</text:p>
          </table:table-cell>
          <table:table-cell office:value-type="string">
            <text:p>Drum, fibre</text:p>
          </table:table-cell>
        </table:table-row>
        <table:table-row table:style-name="ro22">
          <table:table-cell office:value-type="string">
            <text:p>1W</text:p>
          </table:table-cell>
          <table:table-cell office:value-type="string">
            <text:p>Drum, wooden</text:p>
          </table:table-cell>
        </table:table-row>
        <table:table-row table:style-name="ro22">
          <table:table-cell office:value-type="string">
            <text:p>2C</text:p>
          </table:table-cell>
          <table:table-cell office:value-type="string">
            <text:p>Barrel, wooden</text:p>
          </table:table-cell>
        </table:table-row>
        <table:table-row table:style-name="ro24">
          <table:table-cell office:value-type="string">
            <text:p>3A</text:p>
          </table:table-cell>
          <table:table-cell office:value-type="string">
            <text:p>Jerrican, steel</text:p>
          </table:table-cell>
        </table:table-row>
        <table:table-row table:style-name="ro24">
          <table:table-cell office:value-type="string">
            <text:p>3H</text:p>
          </table:table-cell>
          <table:table-cell office:value-type="string">
            <text:p>Jerrican, plastic</text:p>
          </table:table-cell>
        </table:table-row>
        <table:table-row table:style-name="ro22">
          <table:table-cell office:value-type="string">
            <text:p>43</text:p>
          </table:table-cell>
          <table:table-cell office:value-type="string">
            <text:p>Bag, super bulk</text:p>
          </table:table-cell>
        </table:table-row>
        <table:table-row table:style-name="ro22">
          <table:table-cell office:value-type="string">
            <text:p>4A</text:p>
          </table:table-cell>
          <table:table-cell office:value-type="string">
            <text:p>Box, steel</text:p>
          </table:table-cell>
        </table:table-row>
        <table:table-row table:style-name="ro24">
          <table:table-cell office:value-type="string">
            <text:p>4B</text:p>
          </table:table-cell>
          <table:table-cell office:value-type="string">
            <text:p>Box, aluminium</text:p>
          </table:table-cell>
        </table:table-row>
        <table:table-row table:style-name="ro22">
          <table:table-cell office:value-type="string">
            <text:p>4C</text:p>
          </table:table-cell>
          <table:table-cell office:value-type="string">
            <text:p>Box, natural wood</text:p>
          </table:table-cell>
        </table:table-row>
        <table:table-row table:style-name="ro22">
          <table:table-cell office:value-type="string">
            <text:p>4D</text:p>
          </table:table-cell>
          <table:table-cell office:value-type="string">
            <text:p>Box, plywood</text:p>
          </table:table-cell>
        </table:table-row>
        <table:table-row table:style-name="ro22">
          <table:table-cell office:value-type="string">
            <text:p>4F</text:p>
          </table:table-cell>
          <table:table-cell office:value-type="string">
            <text:p>Box, reconstituted wood</text:p>
          </table:table-cell>
        </table:table-row>
        <table:table-row table:style-name="ro24">
          <table:table-cell office:value-type="string">
            <text:p>4G</text:p>
          </table:table-cell>
          <table:table-cell office:value-type="string">
            <text:p>Box, fibreboard</text:p>
          </table:table-cell>
        </table:table-row>
        <table:table-row table:style-name="ro22">
          <table:table-cell office:value-type="string">
            <text:p>4H</text:p>
          </table:table-cell>
          <table:table-cell office:value-type="string">
            <text:p>Box, plastic</text:p>
          </table:table-cell>
        </table:table-row>
        <table:table-row table:style-name="ro22">
          <table:table-cell office:value-type="string">
            <text:p>5H</text:p>
          </table:table-cell>
          <table:table-cell office:value-type="string">
            <text:p>Bag, woven plastic</text:p>
          </table:table-cell>
        </table:table-row>
        <table:table-row table:style-name="ro22">
          <table:table-cell office:value-type="string">
            <text:p>5L</text:p>
          </table:table-cell>
          <table:table-cell office:value-type="string">
            <text:p>Bag, textile </text:p>
          </table:table-cell>
        </table:table-row>
        <table:table-row table:style-name="ro22">
          <table:table-cell office:value-type="string">
            <text:p>5M</text:p>
          </table:table-cell>
          <table:table-cell office:value-type="string">
            <text:p>Bag, paper </text:p>
          </table:table-cell>
        </table:table-row>
        <table:table-row table:style-name="ro22">
          <table:table-cell office:value-type="string">
            <text:p>6H</text:p>
          </table:table-cell>
          <table:table-cell office:value-type="string">
            <text:p>Composite packaging, plastic receptacle</text:p>
          </table:table-cell>
        </table:table-row>
        <table:table-row table:style-name="ro22">
          <table:table-cell office:value-type="string">
            <text:p>6P</text:p>
          </table:table-cell>
          <table:table-cell office:value-type="string">
            <text:p>Composite packaging, glass receptacle</text:p>
          </table:table-cell>
        </table:table-row>
        <table:table-row table:style-name="ro22">
          <table:table-cell office:value-type="string">
            <text:p>AA</text:p>
          </table:table-cell>
          <table:table-cell office:value-type="string">
            <text:p>Intermediate bulk container, rigid plastic</text:p>
          </table:table-cell>
        </table:table-row>
        <table:table-row table:style-name="ro22">
          <table:table-cell office:value-type="string">
            <text:p>AB</text:p>
          </table:table-cell>
          <table:table-cell office:value-type="string">
            <text:p>Receptacle, fibre </text:p>
          </table:table-cell>
        </table:table-row>
        <table:table-row table:style-name="ro22">
          <table:table-cell office:value-type="string">
            <text:p>AC</text:p>
          </table:table-cell>
          <table:table-cell office:value-type="string">
            <text:p>Receptacle, paper </text:p>
          </table:table-cell>
        </table:table-row>
        <table:table-row table:style-name="ro22">
          <table:table-cell office:value-type="string">
            <text:p>AD</text:p>
          </table:table-cell>
          <table:table-cell office:value-type="string">
            <text:p>Receptacle, wooden </text:p>
          </table:table-cell>
        </table:table-row>
        <table:table-row table:style-name="ro22">
          <table:table-cell office:value-type="string">
            <text:p>AE</text:p>
          </table:table-cell>
          <table:table-cell office:value-type="string">
            <text:p>Aerosol</text:p>
          </table:table-cell>
        </table:table-row>
        <table:table-row table:style-name="ro22">
          <table:table-cell office:value-type="string">
            <text:p>AF</text:p>
          </table:table-cell>
          <table:table-cell office:value-type="string">
            <text:p>Pallet, modular, collars 80cms * 60cms </text:p>
          </table:table-cell>
        </table:table-row>
        <table:table-row table:style-name="ro24">
          <table:table-cell office:value-type="string">
            <text:p>AG</text:p>
          </table:table-cell>
          <table:table-cell office:value-type="string">
            <text:p>Pallet, shrinkwrapped </text:p>
          </table:table-cell>
        </table:table-row>
        <table:table-row table:style-name="ro22">
          <table:table-cell office:value-type="string">
            <text:p>AH</text:p>
          </table:table-cell>
          <table:table-cell office:value-type="string">
            <text:p>Pallet, 100cms * 110cms </text:p>
          </table:table-cell>
        </table:table-row>
        <table:table-row table:style-name="ro22">
          <table:table-cell office:value-type="string">
            <text:p>AI</text:p>
          </table:table-cell>
          <table:table-cell office:value-type="string">
            <text:p>Clamshell</text:p>
          </table:table-cell>
        </table:table-row>
        <table:table-row table:style-name="ro22">
          <table:table-cell office:value-type="string">
            <text:p>AJ</text:p>
          </table:table-cell>
          <table:table-cell office:value-type="string">
            <text:p>Cone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, non-protected </text:p>
          </table:table-cell>
        </table:table-row>
        <table:table-row table:style-name="ro22">
          <table:table-cell office:value-type="string">
            <text:p>AP</text:p>
          </table:table-cell>
          <table:table-cell office:value-type="string">
            <text:p>Ampoule, protected </text:p>
          </table:table-cell>
        </table:table-row>
        <table:table-row table:style-name="ro22">
          <table:table-cell office:value-type="string">
            <text:p>AT</text:p>
          </table:table-cell>
          <table:table-cell office:value-type="string">
            <text:p>Atomizer </text:p>
          </table:table-cell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</table:table-row>
        <table:table-row table:style-name="ro22">
          <table:table-cell office:value-type="string">
            <text:p>BA</text:p>
          </table:table-cell>
          <table:table-cell office:value-type="string">
            <text:p>Barrel </text:p>
          </table:table-cell>
        </table:table-row>
        <table:table-row table:style-name="ro22">
          <table:table-cell office:value-type="string">
            <text:p>BB</text:p>
          </table:table-cell>
          <table:table-cell office:value-type="string">
            <text:p>Bobbin </text:p>
          </table:table-cell>
        </table:table-row>
        <table:table-row table:style-name="ro24">
          <table:table-cell office:value-type="string">
            <text:p>BC</text:p>
          </table:table-cell>
          <table:table-cell office:value-type="string">
            <text:p>Bottlecrate / bottlerack </text:p>
          </table:table-cell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undle </text:p>
          </table:table-cell>
        </table:table-row>
        <table:table-row table:style-name="ro22">
          <table:table-cell office:value-type="string">
            <text:p>BF</text:p>
          </table:table-cell>
          <table:table-cell office:value-type="string">
            <text:p>Balloon, non-protected </text:p>
          </table:table-cell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</table:table-row>
        <table:table-row table:style-name="ro22">
          <table:table-cell office:value-type="string">
            <text:p>BH</text:p>
          </table:table-cell>
          <table:table-cell office:value-type="string">
            <text:p>Bunch</text:p>
          </table:table-cell>
        </table:table-row>
        <table:table-row table:style-name="ro22">
          <table:table-cell office:value-type="string">
            <text:p>BI</text:p>
          </table:table-cell>
          <table:table-cell office:value-type="string">
            <text:p>Bin</text:p>
          </table:table-cell>
        </table:table-row>
        <table:table-row table:style-name="ro22">
          <table:table-cell office:value-type="string">
            <text:p>BJ</text:p>
          </table:table-cell>
          <table:table-cell office:value-type="string">
            <text:p>Bucket </text:p>
          </table:table-cell>
        </table:table-row>
        <table:table-row table:style-name="ro22">
          <table:table-cell office:value-type="string">
            <text:p>BK</text:p>
          </table:table-cell>
          <table:table-cell office:value-type="string">
            <text:p>Basket </text:p>
          </table:table-cell>
        </table:table-row>
        <table:table-row table:style-name="ro22">
          <table:table-cell office:value-type="string">
            <text:p>BL</text:p>
          </table:table-cell>
          <table:table-cell office:value-type="string">
            <text:p>Bale, compressed </text:p>
          </table:table-cell>
        </table:table-row>
        <table:table-row table:style-name="ro22">
          <table:table-cell office:value-type="string">
            <text:p>BM</text:p>
          </table:table-cell>
          <table:table-cell office:value-type="string">
            <text:p>Basin</text:p>
          </table:table-cell>
        </table:table-row>
        <table:table-row table:style-name="ro22">
          <table:table-cell office:value-type="string">
            <text:p>BN</text:p>
          </table:table-cell>
          <table:table-cell office:value-type="string">
            <text:p>Bale, non-compressed </text:p>
          </table:table-cell>
        </table:table-row>
        <table:table-row table:style-name="ro22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22">
          <table:table-cell office:value-type="string">
            <text:p>BP</text:p>
          </table:table-cell>
          <table:table-cell office:value-type="string">
            <text:p>Balloon, protected </text:p>
          </table:table-cell>
        </table:table-row>
        <table:table-row table:style-name="ro22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22">
          <table:table-cell office:value-type="string">
            <text:p>BR</text:p>
          </table:table-cell>
          <table:table-cell office:value-type="string">
            <text:p>Bar</text:p>
          </table:table-cell>
        </table:table-row>
        <table:table-row table:style-name="ro22">
          <table:table-cell office:value-type="string">
            <text:p>BS</text:p>
          </table:table-cell>
          <table:table-cell office:value-type="string">
            <text:p>Bottle, non-protected, bulbous </text:p>
          </table:table-cell>
        </table:table-row>
        <table:table-row table:style-name="ro22">
          <table:table-cell office:value-type="string">
            <text:p>BT</text:p>
          </table:table-cell>
          <table:table-cell office:value-type="string">
            <text:p>Bolt </text:p>
          </table:table-cell>
        </table:table-row>
        <table:table-row table:style-name="ro22">
          <table:table-cell office:value-type="string">
            <text:p>BU</text:p>
          </table:table-cell>
          <table:table-cell office:value-type="string">
            <text:p>Butt </text:p>
          </table:table-cell>
        </table:table-row>
        <table:table-row table:style-name="ro22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22">
          <table:table-cell office:value-type="string">
            <text:p>BW</text:p>
          </table:table-cell>
          <table:table-cell office:value-type="string">
            <text:p>Box, for liquids</text:p>
          </table:table-cell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</table:table-row>
        <table:table-row table:style-name="ro22">
          <table:table-cell office:value-type="string">
            <text:p>BY</text:p>
          </table:table-cell>
          <table:table-cell office:value-type="string">
            <text:p>Board, in bundle/bunch/truss </text:p>
          </table:table-cell>
        </table:table-row>
        <table:table-row table:style-name="ro22">
          <table:table-cell office:value-type="string">
            <text:p>BZ</text:p>
          </table:table-cell>
          <table:table-cell office:value-type="string">
            <text:p>Bars, in bundle/bunch/truss</text:p>
          </table:table-cell>
        </table:table-row>
        <table:table-row table:style-name="ro22">
          <table:table-cell office:value-type="string">
            <text:p>CA</text:p>
          </table:table-cell>
          <table:table-cell office:value-type="string">
            <text:p>Can, rectangular </text:p>
          </table:table-cell>
        </table:table-row>
        <table:table-row table:style-name="ro22">
          <table:table-cell office:value-type="string">
            <text:p>CB</text:p>
          </table:table-cell>
          <table:table-cell office:value-type="string">
            <text:p>Crate, beer</text:p>
          </table:table-cell>
        </table:table-row>
        <table:table-row table:style-name="ro22">
          <table:table-cell office:value-type="string">
            <text:p>CC</text:p>
          </table:table-cell>
          <table:table-cell office:value-type="string">
            <text:p>Churn</text:p>
          </table:table-cell>
        </table:table-row>
        <table:table-row table:style-name="ro22">
          <table:table-cell office:value-type="string">
            <text:p>CD</text:p>
          </table:table-cell>
          <table:table-cell office:value-type="string">
            <text:p>Can, with handle and spout 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reel</text:p>
          </table:table-cell>
        </table:table-row>
        <table:table-row table:style-name="ro22">
          <table:table-cell office:value-type="string">
            <text:p>CF</text:p>
          </table:table-cell>
          <table:table-cell office:value-type="string">
            <text:p>Coffer </text:p>
          </table:table-cell>
        </table:table-row>
        <table:table-row table:style-name="ro22">
          <table:table-cell office:value-type="string">
            <text:p>CG</text:p>
          </table:table-cell>
          <table:table-cell office:value-type="string">
            <text:p>Cage 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est</text:p>
          </table:table-cell>
        </table:table-row>
        <table:table-row table:style-name="ro22">
          <table:table-cell office:value-type="string">
            <text:p>CI</text:p>
          </table:table-cell>
          <table:table-cell office:value-type="string">
            <text:p>Canister </text:p>
          </table:table-cell>
        </table:table-row>
        <table:table-row table:style-name="ro22">
          <table:table-cell office:value-type="string">
            <text:p>CJ</text:p>
          </table:table-cell>
          <table:table-cell office:value-type="string">
            <text:p>Coffin </text:p>
          </table:table-cell>
        </table:table-row>
        <table:table-row table:style-name="ro22">
          <table:table-cell office:value-type="string">
            <text:p>CK</text:p>
          </table:table-cell>
          <table:table-cell office:value-type="string">
            <text:p>Cask </text:p>
          </table:table-cell>
        </table:table-row>
        <table:table-row table:style-name="ro22">
          <table:table-cell office:value-type="string">
            <text:p>CL</text:p>
          </table:table-cell>
          <table:table-cell office:value-type="string">
            <text:p>Coil 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ard</text:p>
          </table:table-cell>
        </table:table-row>
        <table:table-row table:style-name="ro22">
          <table:table-cell office:value-type="string">
            <text:p>CN</text:p>
          </table:table-cell>
          <table:table-cell office:value-type="string">
            <text:p>Container, not otherwise specified as transport equipment</text:p>
          </table:table-cell>
        </table:table-row>
        <table:table-row table:style-name="ro22">
          <table:table-cell office:value-type="string">
            <text:p>CO</text:p>
          </table:table-cell>
          <table:table-cell office:value-type="string">
            <text:p>Carboy, non-protected</text:p>
          </table:table-cell>
        </table:table-row>
        <table:table-row table:style-name="ro22">
          <table:table-cell office:value-type="string">
            <text:p>CP</text:p>
          </table:table-cell>
          <table:table-cell office:value-type="string">
            <text:p>Carboy, protected</text:p>
          </table:table-cell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</table:table-row>
        <table:table-row table:style-name="ro22">
          <table:table-cell office:value-type="string">
            <text:p>CS</text:p>
          </table:table-cell>
          <table:table-cell office:value-type="string">
            <text:p>Case </text:p>
          </table:table-cell>
        </table:table-row>
        <table:table-row table:style-name="ro22">
          <table:table-cell office:value-type="string">
            <text:p>CT</text:p>
          </table:table-cell>
          <table:table-cell office:value-type="string">
            <text:p>Carton </text:p>
          </table:table-cell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</table:table-row>
        <table:table-row table:style-name="ro22">
          <table:table-cell office:value-type="string">
            <text:p>CW</text:p>
          </table:table-cell>
          <table:table-cell office:value-type="string">
            <text:p>Cage, roll </text:p>
          </table:table-cell>
        </table:table-row>
        <table:table-row table:style-name="ro22">
          <table:table-cell office:value-type="string">
            <text:p>CX</text:p>
          </table:table-cell>
          <table:table-cell office:value-type="string">
            <text:p>Can, cylindrical </text:p>
          </table:table-cell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 </text:p>
          </table:table-cell>
        </table:table-row>
        <table:table-row table:style-name="ro22">
          <table:table-cell office:value-type="string">
            <text:p>CZ</text:p>
          </table:table-cell>
          <table:table-cell office:value-type="string">
            <text:p>Canvas 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Crate, multiple layer, plastic </text:p>
          </table:table-cell>
        </table:table-row>
        <table:table-row table:style-name="ro22">
          <table:table-cell office:value-type="string">
            <text:p>DB</text:p>
          </table:table-cell>
          <table:table-cell office:value-type="string">
            <text:p>Crate, multiple layer, wooden</text:p>
          </table:table-cell>
        </table:table-row>
        <table:table-row table:style-name="ro22">
          <table:table-cell office:value-type="string">
            <text:p>DC</text:p>
          </table:table-cell>
          <table:table-cell office:value-type="string">
            <text:p>Crate, multiple layer, cardboard </text:p>
          </table:table-cell>
        </table:table-row>
        <table:table-row table:style-name="ro22">
          <table:table-cell office:value-type="string">
            <text:p>DG</text:p>
          </table:table-cell>
          <table:table-cell office:value-type="string">
            <text:p>Cage, Commonwealth Handling Equipment Pool <text:s/>(CHEP)</text:p>
          </table:table-cell>
        </table:table-row>
        <table:table-row table:style-name="ro24">
          <table:table-cell office:value-type="string">
            <text:p>DH</text:p>
          </table:table-cell>
          <table:table-cell office:value-type="string">
            <text:p>Box, Commonwealth Handling Equipment Pool (CHEP), Eurobox</text:p>
          </table:table-cell>
        </table:table-row>
        <table:table-row table:style-name="ro22">
          <table:table-cell office:value-type="string">
            <text:p>DI</text:p>
          </table:table-cell>
          <table:table-cell office:value-type="string">
            <text:p>Drum, iron </text:p>
          </table:table-cell>
        </table:table-row>
        <table:table-row table:style-name="ro22">
          <table:table-cell office:value-type="string">
            <text:p>DJ</text:p>
          </table:table-cell>
          <table:table-cell office:value-type="string">
            <text:p>Demijohn, non-protected</text:p>
          </table:table-cell>
        </table:table-row>
        <table:table-row table:style-name="ro22">
          <table:table-cell office:value-type="string">
            <text:p>DK</text:p>
          </table:table-cell>
          <table:table-cell office:value-type="string">
            <text:p>Crate, bulk, cardboard </text:p>
          </table:table-cell>
        </table:table-row>
        <table:table-row table:style-name="ro22">
          <table:table-cell office:value-type="string">
            <text:p>DL</text:p>
          </table:table-cell>
          <table:table-cell office:value-type="string">
            <text:p>Crate, bulk, plastic </text:p>
          </table:table-cell>
        </table:table-row>
        <table:table-row table:style-name="ro22">
          <table:table-cell office:value-type="string">
            <text:p>DM</text:p>
          </table:table-cell>
          <table:table-cell office:value-type="string">
            <text:p>Crate, bulk, wooden</text:p>
          </table:table-cell>
        </table:table-row>
        <table:table-row table:style-name="ro22">
          <table:table-cell office:value-type="string">
            <text:p>DN</text:p>
          </table:table-cell>
          <table:table-cell office:value-type="string">
            <text:p>Dispenser</text:p>
          </table:table-cell>
        </table:table-row>
        <table:table-row table:style-name="ro22">
          <table:table-cell office:value-type="string">
            <text:p>DP</text:p>
          </table:table-cell>
          <table:table-cell office:value-type="string">
            <text:p>Demijohn, protected</text:p>
          </table:table-cell>
        </table:table-row>
        <table:table-row table:style-name="ro22">
          <table:table-cell office:value-type="string">
            <text:p>DR</text:p>
          </table:table-cell>
          <table:table-cell office:value-type="string">
            <text:p>Drum </text:p>
          </table:table-cell>
        </table:table-row>
        <table:table-row table:style-name="ro22">
          <table:table-cell office:value-type="string">
            <text:p>DS</text:p>
          </table:table-cell>
          <table:table-cell office:value-type="string">
            <text:p>Tray, one layer no cover, plastic</text:p>
          </table:table-cell>
        </table:table-row>
        <table:table-row table:style-name="ro22">
          <table:table-cell office:value-type="string">
            <text:p>DT</text:p>
          </table:table-cell>
          <table:table-cell office:value-type="string">
            <text:p>Tray, one layer no cover, wooden </text:p>
          </table:table-cell>
        </table:table-row>
        <table:table-row table:style-name="ro22">
          <table:table-cell office:value-type="string">
            <text:p>DU</text:p>
          </table:table-cell>
          <table:table-cell office:value-type="string">
            <text:p>Tray, one layer no cover, polystyrene</text:p>
          </table:table-cell>
        </table:table-row>
        <table:table-row table:style-name="ro22">
          <table:table-cell office:value-type="string">
            <text:p>DV</text:p>
          </table:table-cell>
          <table:table-cell office:value-type="string">
            <text:p>Tray, one layer no cover, cardboard</text:p>
          </table:table-cell>
        </table:table-row>
        <table:table-row table:style-name="ro22">
          <table:table-cell office:value-type="string">
            <text:p>DW</text:p>
          </table:table-cell>
          <table:table-cell office:value-type="string">
            <text:p>Tray, two layers no cover, plastic tray</text:p>
          </table:table-cell>
        </table:table-row>
        <table:table-row table:style-name="ro22">
          <table:table-cell office:value-type="string">
            <text:p>DX</text:p>
          </table:table-cell>
          <table:table-cell office:value-type="string">
            <text:p>Tray, two layers no cover, wooden</text:p>
          </table:table-cell>
        </table:table-row>
        <table:table-row table:style-name="ro22">
          <table:table-cell office:value-type="string">
            <text:p>DY</text:p>
          </table:table-cell>
          <table:table-cell office:value-type="string">
            <text:p>Tray, two layers no cover, cardboard </text:p>
          </table:table-cell>
        </table:table-row>
        <table:table-row table:style-name="ro22">
          <table:table-cell office:value-type="string">
            <text:p>EC</text:p>
          </table:table-cell>
          <table:table-cell office:value-type="string">
            <text:p>Bag, plastic </text:p>
          </table:table-cell>
        </table:table-row>
        <table:table-row table:style-name="ro22">
          <table:table-cell office:value-type="string">
            <text:p>ED</text:p>
          </table:table-cell>
          <table:table-cell office:value-type="string">
            <text:p>Case, with pallet base </text:p>
          </table:table-cell>
        </table:table-row>
        <table:table-row table:style-name="ro22">
          <table:table-cell office:value-type="string">
            <text:p>EE</text:p>
          </table:table-cell>
          <table:table-cell office:value-type="string">
            <text:p>Case, with pallet base, wooden </text:p>
          </table:table-cell>
        </table:table-row>
        <table:table-row table:style-name="ro22">
          <table:table-cell office:value-type="string">
            <text:p>EF</text:p>
          </table:table-cell>
          <table:table-cell office:value-type="string">
            <text:p>Case, with pallet base, cardboard</text:p>
          </table:table-cell>
        </table:table-row>
        <table:table-row table:style-name="ro22">
          <table:table-cell office:value-type="string">
            <text:p>EG</text:p>
          </table:table-cell>
          <table:table-cell office:value-type="string">
            <text:p>Case, with pallet base, plastic</text:p>
          </table:table-cell>
        </table:table-row>
        <table:table-row table:style-name="ro22">
          <table:table-cell office:value-type="string">
            <text:p>EH</text:p>
          </table:table-cell>
          <table:table-cell office:value-type="string">
            <text:p>Case, with pallet base, metal</text:p>
          </table:table-cell>
        </table:table-row>
        <table:table-row table:style-name="ro24">
          <table:table-cell office:value-type="string">
            <text:p>EI</text:p>
          </table:table-cell>
          <table:table-cell office:value-type="string">
            <text:p>Case, isothermic 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velope </text:p>
          </table:table-cell>
        </table:table-row>
        <table:table-row table:style-name="ro22">
          <table:table-cell office:value-type="string">
            <text:p>FC</text:p>
          </table:table-cell>
          <table:table-cell office:value-type="string">
            <text:p>Crate, fruit </text:p>
          </table:table-cell>
        </table:table-row>
        <table:table-row table:style-name="ro22">
          <table:table-cell office:value-type="string">
            <text:p>FD</text:p>
          </table:table-cell>
          <table:table-cell office:value-type="string">
            <text:p>Crate, framed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rkin </text:p>
          </table:table-cell>
        </table:table-row>
        <table:table-row table:style-name="ro22">
          <table:table-cell office:value-type="string">
            <text:p>FL</text:p>
          </table:table-cell>
          <table:table-cell office:value-type="string">
            <text:p>Flask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ootlocker </text:p>
          </table:table-cell>
        </table:table-row>
        <table:table-row table:style-name="ro24">
          <table:table-cell office:value-type="string">
            <text:p>FP</text:p>
          </table:table-cell>
          <table:table-cell office:value-type="string">
            <text:p>Filmpack </text:p>
          </table:table-cell>
        </table:table-row>
        <table:table-row table:style-name="ro22">
          <table:table-cell office:value-type="string">
            <text:p>FR</text:p>
          </table:table-cell>
          <table:table-cell office:value-type="string">
            <text:p>Frame</text:p>
          </table:table-cell>
        </table:table-row>
        <table:table-row table:style-name="ro24">
          <table:table-cell office:value-type="string">
            <text:p>FT</text:p>
          </table:table-cell>
          <table:table-cell office:value-type="string">
            <text:p>Foodtainer</text:p>
          </table:table-cell>
        </table:table-row>
        <table:table-row table:style-name="ro22">
          <table:table-cell office:value-type="string">
            <text:p>FW</text:p>
          </table:table-cell>
          <table:table-cell table:style-name="ce67" office:value-type="string">
            <text:p>Cart, flatbed</text:p>
          </table:table-cell>
        </table:table-row>
        <table:table-row table:style-name="ro22">
          <table:table-cell office:value-type="string">
            <text:p>FX</text:p>
          </table:table-cell>
          <table:table-cell office:value-type="string">
            <text:p>Bag, flexible container</text:p>
          </table:table-cell>
        </table:table-row>
        <table:table-row table:style-name="ro22">
          <table:table-cell office:value-type="string">
            <text:p>GB</text:p>
          </table:table-cell>
          <table:table-cell office:value-type="string">
            <text:p>Bottle, gas</text:p>
          </table:table-cell>
        </table:table-row>
        <table:table-row table:style-name="ro22">
          <table:table-cell office:value-type="string">
            <text:p>GI</text:p>
          </table:table-cell>
          <table:table-cell office:value-type="string">
            <text:p>Girder </text:p>
          </table:table-cell>
        </table:table-row>
        <table:table-row table:style-name="ro22">
          <table:table-cell office:value-type="string">
            <text:p>GR</text:p>
          </table:table-cell>
          <table:table-cell office:value-type="string">
            <text:p>Receptacle, glass </text:p>
          </table:table-cell>
        </table:table-row>
        <table:table-row table:style-name="ro22">
          <table:table-cell office:value-type="string">
            <text:p>GU</text:p>
          </table:table-cell>
          <table:table-cell office:value-type="string">
            <text:p>Tray, containing horizontally stacked flat items</text:p>
          </table:table-cell>
        </table:table-row>
        <table:table-row table:style-name="ro22">
          <table:table-cell office:value-type="string">
            <text:p>GZ</text:p>
          </table:table-cell>
          <table:table-cell office:value-type="string">
            <text:p>Girders, in bundle/bunch/truss 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Basket, with handle, plastic </text:p>
          </table:table-cell>
        </table:table-row>
        <table:table-row table:style-name="ro22">
          <table:table-cell office:value-type="string">
            <text:p>HB</text:p>
          </table:table-cell>
          <table:table-cell office:value-type="string">
            <text:p>Basket, with handle, wooden</text:p>
          </table:table-cell>
        </table:table-row>
        <table:table-row table:style-name="ro22">
          <table:table-cell office:value-type="string">
            <text:p>HC</text:p>
          </table:table-cell>
          <table:table-cell office:value-type="string">
            <text:p>Basket, with handle, cardboard </text:p>
          </table:table-cell>
        </table:table-row>
        <table:table-row table:style-name="ro22">
          <table:table-cell office:value-type="string">
            <text:p>HG</text:p>
          </table:table-cell>
          <table:table-cell office:value-type="string">
            <text:p>Hogshead </text:p>
          </table:table-cell>
        </table:table-row>
        <table:table-row table:style-name="ro22">
          <table:table-cell office:value-type="string">
            <text:p>HR</text:p>
          </table:table-cell>
          <table:table-cell office:value-type="string">
            <text:p>Hamper </text:p>
          </table:table-cell>
        </table:table-row>
        <table:table-row table:style-name="ro22">
          <table:table-cell office:value-type="string">
            <text:p>IA</text:p>
          </table:table-cell>
          <table:table-cell office:value-type="string">
            <text:p>Package, display, wooden </text:p>
          </table:table-cell>
        </table:table-row>
        <table:table-row table:style-name="ro22">
          <table:table-cell office:value-type="string">
            <text:p>IB</text:p>
          </table:table-cell>
          <table:table-cell office:value-type="string">
            <text:p>Package, display, cardboard</text:p>
          </table:table-cell>
        </table:table-row>
        <table:table-row table:style-name="ro22">
          <table:table-cell office:value-type="string">
            <text:p>IC</text:p>
          </table:table-cell>
          <table:table-cell office:value-type="string">
            <text:p>Package, display, plastic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Package, display, metal</text:p>
          </table:table-cell>
        </table:table-row>
        <table:table-row table:style-name="ro22">
          <table:table-cell office:value-type="string">
            <text:p>IE</text:p>
          </table:table-cell>
          <table:table-cell office:value-type="string">
            <text:p>Package, show</text:p>
          </table:table-cell>
        </table:table-row>
        <table:table-row table:style-name="ro22">
          <table:table-cell office:value-type="string">
            <text:p>IF</text:p>
          </table:table-cell>
          <table:table-cell office:value-type="string">
            <text:p>Package, flow </text:p>
          </table:table-cell>
        </table:table-row>
        <table:table-row table:style-name="ro22">
          <table:table-cell office:value-type="string">
            <text:p>IG</text:p>
          </table:table-cell>
          <table:table-cell office:value-type="string">
            <text:p>Package, paper wrapped</text:p>
          </table:table-cell>
        </table:table-row>
        <table:table-row table:style-name="ro22">
          <table:table-cell office:value-type="string">
            <text:p>IH</text:p>
          </table:table-cell>
          <table:table-cell office:value-type="string">
            <text:p>Drum, plastic</text:p>
          </table:table-cell>
        </table:table-row>
        <table:table-row table:style-name="ro22">
          <table:table-cell office:value-type="string">
            <text:p>IK</text:p>
          </table:table-cell>
          <table:table-cell office:value-type="string">
            <text:p>Package, cardboard, with bottle grip-holes </text:p>
          </table:table-cell>
        </table:table-row>
        <table:table-row table:style-name="ro22">
          <table:table-cell office:value-type="string">
            <text:p>IL</text:p>
          </table:table-cell>
          <table:table-cell office:value-type="string">
            <text:p>Tray, rigid, lidded stackable (CEN TS 14482:2002)</text:p>
          </table:table-cell>
        </table:table-row>
        <table:table-row table:style-name="ro22">
          <table:table-cell office:value-type="string">
            <text:p>IN</text:p>
          </table:table-cell>
          <table:table-cell office:value-type="string">
            <text:p>Ingot</text:p>
          </table:table-cell>
        </table:table-row>
        <table:table-row table:style-name="ro22">
          <table:table-cell office:value-type="string">
            <text:p>IZ</text:p>
          </table:table-cell>
          <table:table-cell office:value-type="string">
            <text:p>Ingots, in bundle/bunch/truss</text:p>
          </table:table-cell>
        </table:table-row>
        <table:table-row table:style-name="ro24">
          <table:table-cell office:value-type="string">
            <text:p>JC</text:p>
          </table:table-cell>
          <table:table-cell office:value-type="string">
            <text:p>Jerrican, rectangular</text:p>
          </table:table-cell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</table:table-row>
        <table:table-row table:style-name="ro24">
          <table:table-cell office:value-type="string">
            <text:p>JT</text:p>
          </table:table-cell>
          <table:table-cell office:value-type="string">
            <text:p>Jutebag</text:p>
          </table:table-cell>
        </table:table-row>
        <table:table-row table:style-name="ro24">
          <table:table-cell office:value-type="string">
            <text:p>JY</text:p>
          </table:table-cell>
          <table:table-cell office:value-type="string">
            <text:p>Jerrican, cylindrical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</table:table-row>
        <table:table-row table:style-name="ro22">
          <table:table-cell office:value-type="string">
            <text:p>LG</text:p>
          </table:table-cell>
          <table:table-cell office:value-type="string">
            <text:p>Log</text:p>
          </table:table-cell>
        </table:table-row>
        <table:table-row table:style-name="ro22">
          <table:table-cell office:value-type="string">
            <text:p>LT</text:p>
          </table:table-cell>
          <table:table-cell office:value-type="string">
            <text:p>Lot</text:p>
          </table:table-cell>
        </table:table-row>
        <table:table-row table:style-name="ro24">
          <table:table-cell office:value-type="string">
            <text:p>LV</text:p>
          </table:table-cell>
          <table:table-cell office:value-type="string">
            <text:p>Liftvan</text:p>
          </table:table-cell>
        </table:table-row>
        <table:table-row table:style-name="ro22">
          <table:table-cell office:value-type="string">
            <text:p>LZ</text:p>
          </table:table-cell>
          <table:table-cell office:value-type="string">
            <text:p>Logs, in bundle/bunch/truss</text:p>
          </table:table-cell>
        </table:table-row>
        <table:table-row table:style-name="ro22">
          <table:table-cell office:value-type="string">
            <text:p>MB</text:p>
          </table:table-cell>
          <table:table-cell office:value-type="string">
            <text:p>Bag, multiply</text:p>
          </table:table-cell>
        </table:table-row>
        <table:table-row table:style-name="ro22">
          <table:table-cell office:value-type="string">
            <text:p>MC</text:p>
          </table:table-cell>
          <table:table-cell office:value-type="string">
            <text:p>Crate, milk</text:p>
          </table:table-cell>
        </table:table-row>
        <table:table-row table:style-name="ro22">
          <table:table-cell office:value-type="string">
            <text:p>MR</text:p>
          </table:table-cell>
          <table:table-cell office:value-type="string">
            <text:p>Receptacle, metal </text:p>
          </table:table-cell>
        </table:table-row>
        <table:table-row table:style-name="ro22">
          <table:table-cell office:value-type="string">
            <text:p>MS</text:p>
          </table:table-cell>
          <table:table-cell office:value-type="string">
            <text:p>Sack, multi-wall </text:p>
          </table:table-cell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</table:table-row>
        <table:table-row table:style-name="ro22">
          <table:table-cell office:value-type="string">
            <text:p>MW</text:p>
          </table:table-cell>
          <table:table-cell office:value-type="string">
            <text:p>Receptacle, plastic wrapped </text:p>
          </table:table-cell>
        </table:table-row>
        <table:table-row table:style-name="ro22">
          <table:table-cell office:value-type="string">
            <text:p>MX</text:p>
          </table:table-cell>
          <table:table-cell office:value-type="string">
            <text:p>Matchbox 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ot availab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Unpacked or unpackaged </text:p>
          </table:table-cell>
        </table:table-row>
        <table:table-row table:style-name="ro22">
          <table:table-cell office:value-type="string">
            <text:p>NF</text:p>
          </table:table-cell>
          <table:table-cell office:value-type="string">
            <text:p>Unpacked or unpackaged, single unit</text:p>
          </table:table-cell>
        </table:table-row>
        <table:table-row table:style-name="ro22">
          <table:table-cell office:value-type="string">
            <text:p>NG</text:p>
          </table:table-cell>
          <table:table-cell office:value-type="string">
            <text:p>Unpacked or unpackaged, multiple units</text:p>
          </table:table-cell>
        </table:table-row>
        <table:table-row table:style-name="ro22">
          <table:table-cell office:value-type="string">
            <text:p>NS</text:p>
          </table:table-cell>
          <table:table-cell office:value-type="string">
            <text:p>Nest </text:p>
          </table:table-cell>
        </table:table-row>
        <table:table-row table:style-name="ro22">
          <table:table-cell office:value-type="string">
            <text:p>NT</text:p>
          </table:table-cell>
          <table:table-cell office:value-type="string">
            <text:p>Net</text:p>
          </table:table-cell>
        </table:table-row>
        <table:table-row table:style-name="ro22">
          <table:table-cell office:value-type="string">
            <text:p>NU</text:p>
          </table:table-cell>
          <table:table-cell office:value-type="string">
            <text:p>Net, tube, plastic </text:p>
          </table:table-cell>
        </table:table-row>
        <table:table-row table:style-name="ro22">
          <table:table-cell office:value-type="string">
            <text:p>NV</text:p>
          </table:table-cell>
          <table:table-cell office:value-type="string">
            <text:p>Net, tube, textile </text:p>
          </table:table-cell>
        </table:table-row>
        <table:table-row table:style-name="ro22">
          <table:table-cell table:style-name="ce64" office:value-type="string">
            <text:p>OA</text:p>
          </table:table-cell>
          <table:table-cell table:style-name="ce64" office:value-type="string">
            <text:p>Pallet, CHEP 40 cm x 60 cm</text:p>
          </table:table-cell>
        </table:table-row>
        <table:table-row table:style-name="ro22">
          <table:table-cell table:style-name="ce64" office:value-type="string">
            <text:p>OB</text:p>
          </table:table-cell>
          <table:table-cell table:style-name="ce64" office:value-type="string">
            <text:p>Pallet, CHEP 80 cm x 120 cm</text:p>
          </table:table-cell>
        </table:table-row>
        <table:table-row table:style-name="ro22">
          <table:table-cell table:style-name="ce64" office:value-type="string">
            <text:p>OC</text:p>
          </table:table-cell>
          <table:table-cell table:style-name="ce64" office:value-type="string">
            <text:p>Pallet, CHEP 100 cm x 120 cm</text:p>
          </table:table-cell>
        </table:table-row>
        <table:table-row table:style-name="ro22">
          <table:table-cell table:style-name="ce64" office:value-type="string">
            <text:p>OD</text:p>
          </table:table-cell>
          <table:table-cell table:style-name="ce64" office:value-type="string">
            <text:p>Pallet, AS 4068-1993</text:p>
          </table:table-cell>
        </table:table-row>
        <table:table-row table:style-name="ro22">
          <table:table-cell table:style-name="ce64" office:value-type="string">
            <text:p>OE</text:p>
          </table:table-cell>
          <table:table-cell table:style-name="ce64" office:value-type="string">
            <text:p>Pallet, ISO T11</text:p>
          </table:table-cell>
        </table:table-row>
        <table:table-row table:style-name="ro22">
          <table:table-cell table:style-name="ce64" office:value-type="string">
            <text:p>OF</text:p>
          </table:table-cell>
          <table:table-cell table:style-name="ce64" office:value-type="string">
            <text:p>Platform, unspecified weight or dimension</text:p>
          </table:table-cell>
        </table:table-row>
        <table:table-row table:style-name="ro22">
          <table:table-cell office:value-type="string">
            <text:p>OK</text:p>
          </table:table-cell>
          <table:table-cell office:value-type="string">
            <text:p>Block</text:p>
          </table:table-cell>
        </table:table-row>
        <table:table-row table:style-name="ro22">
          <table:table-cell office:value-type="string">
            <text:p>PA</text:p>
          </table:table-cell>
          <table:table-cell office:value-type="string">
            <text:p>Packet </text:p>
          </table:table-cell>
        </table:table-row>
        <table:table-row table:style-name="ro22">
          <table:table-cell office:value-type="string">
            <text:p>PB</text:p>
          </table:table-cell>
          <table:table-cell office:value-type="string">
            <text:p>Pallet, box Combined open-ended box and pallet</text:p>
          </table:table-cell>
        </table:table-row>
        <table:table-row table:style-name="ro22">
          <table:table-cell office:value-type="string">
            <text:p>PC</text:p>
          </table:table-cell>
          <table:table-cell office:value-type="string">
            <text:p>Parcel </text:p>
          </table:table-cell>
        </table:table-row>
        <table:table-row table:style-name="ro22">
          <table:table-cell office:value-type="string">
            <text:p>PD</text:p>
          </table:table-cell>
          <table:table-cell office:value-type="string">
            <text:p>Pallet, modular, collars 80cms * 100cms </text:p>
          </table:table-cell>
        </table:table-row>
        <table:table-row table:style-name="ro22">
          <table:table-cell office:value-type="string">
            <text:p>PE</text:p>
          </table:table-cell>
          <table:table-cell office:value-type="string">
            <text:p>Pallet, modular, collars 80cms * 120cms </text:p>
          </table:table-cell>
        </table:table-row>
        <table:table-row table:style-name="ro22">
          <table:table-cell office:value-type="string">
            <text:p>PF</text:p>
          </table:table-cell>
          <table:table-cell office:value-type="string">
            <text:p>Pen </text:p>
          </table:table-cell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</table:table-row>
        <table:table-row table:style-name="ro22">
          <table:table-cell office:value-type="string">
            <text:p>PH</text:p>
          </table:table-cell>
          <table:table-cell office:value-type="string">
            <text:p>Pitcher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ipe </text:p>
          </table:table-cell>
        </table:table-row>
        <table:table-row table:style-name="ro22">
          <table:table-cell office:value-type="string">
            <text:p>PJ</text:p>
          </table:table-cell>
          <table:table-cell office:value-type="string">
            <text:p>Punnet</text:p>
          </table:table-cell>
        </table:table-row>
        <table:table-row table:style-name="ro22">
          <table:table-cell office:value-type="string">
            <text:p>PK</text:p>
          </table:table-cell>
          <table:table-cell office:value-type="string">
            <text:p>Package</text:p>
          </table:table-cell>
        </table:table-row>
        <table:table-row table:style-name="ro22">
          <table:table-cell office:value-type="string">
            <text:p>PL</text:p>
          </table:table-cell>
          <table:table-cell office:value-type="string">
            <text:p>Pail </text:p>
          </table:table-cell>
        </table:table-row>
        <table:table-row table:style-name="ro22">
          <table:table-cell office:value-type="string">
            <text:p>PN</text:p>
          </table:table-cell>
          <table:table-cell office:value-type="string">
            <text:p>Plank</text:p>
          </table:table-cell>
        </table:table-row>
        <table:table-row table:style-name="ro22">
          <table:table-cell office:value-type="string">
            <text:p>PO</text:p>
          </table:table-cell>
          <table:table-cell office:value-type="string">
            <text:p>Pouch</text:p>
          </table:table-cell>
        </table:table-row>
        <table:table-row table:style-name="ro22">
          <table:table-cell office:value-type="string">
            <text:p>PR</text:p>
          </table:table-cell>
          <table:table-cell office:value-type="string">
            <text:p>Receptacle, plastic </text:p>
          </table:table-cell>
        </table:table-row>
        <table:table-row table:style-name="ro22">
          <table:table-cell office:value-type="string">
            <text:p>PT</text:p>
          </table:table-cell>
          <table:table-cell office:value-type="string">
            <text:p>Pot</text:p>
          </table:table-cell>
        </table:table-row>
        <table:table-row table:style-name="ro22">
          <table:table-cell office:value-type="string">
            <text:p>PU</text:p>
          </table:table-cell>
          <table:table-cell office:value-type="string">
            <text:p>Tray </text:p>
          </table:table-cell>
        </table:table-row>
        <table:table-row table:style-name="ro22">
          <table:table-cell office:value-type="string">
            <text:p>PV</text:p>
          </table:table-cell>
          <table:table-cell office:value-type="string">
            <text:p>Pipes, in bundle/bunch/truss </text:p>
          </table:table-cell>
        </table:table-row>
        <table:table-row table:style-name="ro22">
          <table:table-cell office:value-type="string">
            <text:p>PX</text:p>
          </table:table-cell>
          <table:table-cell office:value-type="string">
            <text:p>Pallet </text:p>
          </table:table-cell>
        </table:table-row>
        <table:table-row table:style-name="ro22">
          <table:table-cell office:value-type="string">
            <text:p>PY</text:p>
          </table:table-cell>
          <table:table-cell office:value-type="string">
            <text:p>Plates, in bundle/bunch/truss</text:p>
          </table:table-cell>
        </table:table-row>
        <table:table-row table:style-name="ro22">
          <table:table-cell office:value-type="string">
            <text:p>PZ</text:p>
          </table:table-cell>
          <table:table-cell office:value-type="string">
            <text:p>Planks, in bundle/bunch/truss</text:p>
          </table:table-cell>
        </table:table-row>
        <table:table-row table:style-name="ro22">
          <table:table-cell office:value-type="string">
            <text:p>QA</text:p>
          </table:table-cell>
          <table:table-cell office:value-type="string">
            <text:p>Drum, steel, non-removable head</text:p>
          </table:table-cell>
        </table:table-row>
        <table:table-row table:style-name="ro22">
          <table:table-cell office:value-type="string">
            <text:p>QB</text:p>
          </table:table-cell>
          <table:table-cell office:value-type="string">
            <text:p>Drum, steel, removable head</text:p>
          </table:table-cell>
        </table:table-row>
        <table:table-row table:style-name="ro24">
          <table:table-cell office:value-type="string">
            <text:p>QC</text:p>
          </table:table-cell>
          <table:table-cell office:value-type="string">
            <text:p>Drum, aluminium, non-removable head</text:p>
          </table:table-cell>
        </table:table-row>
        <table:table-row table:style-name="ro24">
          <table:table-cell office:value-type="string">
            <text:p>QD</text:p>
          </table:table-cell>
          <table:table-cell office:value-type="string">
            <text:p>Drum, aluminium, removable head</text:p>
          </table:table-cell>
        </table:table-row>
        <table:table-row table:style-name="ro22">
          <table:table-cell office:value-type="string">
            <text:p>QF</text:p>
          </table:table-cell>
          <table:table-cell office:value-type="string">
            <text:p>Drum, plastic, non-removable head</text:p>
          </table:table-cell>
        </table:table-row>
        <table:table-row table:style-name="ro22">
          <table:table-cell office:value-type="string">
            <text:p>QG</text:p>
          </table:table-cell>
          <table:table-cell office:value-type="string">
            <text:p>Drum, plastic, removable head</text:p>
          </table:table-cell>
        </table:table-row>
        <table:table-row table:style-name="ro22">
          <table:table-cell office:value-type="string">
            <text:p>QH</text:p>
          </table:table-cell>
          <table:table-cell office:value-type="string">
            <text:p>Barrel, wooden, bung type</text:p>
          </table:table-cell>
        </table:table-row>
        <table:table-row table:style-name="ro22">
          <table:table-cell office:value-type="string">
            <text:p>QJ</text:p>
          </table:table-cell>
          <table:table-cell office:value-type="string">
            <text:p>Barrel, wooden, removable head </text:p>
          </table:table-cell>
        </table:table-row>
        <table:table-row table:style-name="ro24">
          <table:table-cell office:value-type="string">
            <text:p>QK</text:p>
          </table:table-cell>
          <table:table-cell office:value-type="string">
            <text:p>Jerrican, steel, non-removable head</text:p>
          </table:table-cell>
        </table:table-row>
        <table:table-row table:style-name="ro24">
          <table:table-cell office:value-type="string">
            <text:p>QL</text:p>
          </table:table-cell>
          <table:table-cell office:value-type="string">
            <text:p>Jerrican, steel, removable head</text:p>
          </table:table-cell>
        </table:table-row>
        <table:table-row table:style-name="ro24">
          <table:table-cell office:value-type="string">
            <text:p>QM</text:p>
          </table:table-cell>
          <table:table-cell office:value-type="string">
            <text:p>Jerrican, plastic, non-removable head</text:p>
          </table:table-cell>
        </table:table-row>
        <table:table-row table:style-name="ro24">
          <table:table-cell office:value-type="string">
            <text:p>QN</text:p>
          </table:table-cell>
          <table:table-cell office:value-type="string">
            <text:p>Jerrican, plastic, removable head</text:p>
          </table:table-cell>
        </table:table-row>
        <table:table-row table:style-name="ro22">
          <table:table-cell office:value-type="string">
            <text:p>QP</text:p>
          </table:table-cell>
          <table:table-cell office:value-type="string">
            <text:p>Box, wooden, natural wood, ordinary</text:p>
          </table:table-cell>
        </table:table-row>
        <table:table-row table:style-name="ro22">
          <table:table-cell office:value-type="string">
            <text:p>QQ</text:p>
          </table:table-cell>
          <table:table-cell office:value-type="string">
            <text:p>Box, wooden, natural wood, with sift proof walls</text:p>
          </table:table-cell>
        </table:table-row>
        <table:table-row table:style-name="ro22">
          <table:table-cell office:value-type="string">
            <text:p>QR</text:p>
          </table:table-cell>
          <table:table-cell office:value-type="string">
            <text:p>Box, plastic, expanded </text:p>
          </table:table-cell>
        </table:table-row>
        <table:table-row table:style-name="ro22">
          <table:table-cell office:value-type="string">
            <text:p>QS</text:p>
          </table:table-cell>
          <table:table-cell office:value-type="string">
            <text:p>Box, plastic, solid</text:p>
          </table:table-cell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</table:table-row>
        <table:table-row table:style-name="ro22">
          <table:table-cell office:value-type="string">
            <text:p>RG</text:p>
          </table:table-cell>
          <table:table-cell office:value-type="string">
            <text:p>Ring 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ack, clothing hanger</text:p>
          </table:table-cell>
        </table:table-row>
        <table:table-row table:style-name="ro22">
          <table:table-cell office:value-type="string">
            <text:p>RK</text:p>
          </table:table-cell>
          <table:table-cell office:value-type="string">
            <text:p>Rack </text:p>
          </table:table-cell>
        </table:table-row>
        <table:table-row table:style-name="ro22">
          <table:table-cell office:value-type="string">
            <text:p>RL</text:p>
          </table:table-cell>
          <table:table-cell office:value-type="string">
            <text:p>Reel </text:p>
          </table:table-cell>
        </table:table-row>
        <table:table-row table:style-name="ro22">
          <table:table-cell office:value-type="string">
            <text:p>RO</text:p>
          </table:table-cell>
          <table:table-cell office:value-type="string">
            <text:p>Roll </text:p>
          </table:table-cell>
        </table:table-row>
        <table:table-row table:style-name="ro24">
          <table:table-cell office:value-type="string">
            <text:p>RT</text:p>
          </table:table-cell>
          <table:table-cell office:value-type="string">
            <text:p>Rednet </text:p>
          </table:table-cell>
        </table:table-row>
        <table:table-row table:style-name="ro22">
          <table:table-cell office:value-type="string">
            <text:p>RZ</text:p>
          </table:table-cell>
          <table:table-cell office:value-type="string">
            <text:p>Rods, in bundle/bunch/truss</text:p>
          </table:table-cell>
        </table:table-row>
        <table:table-row table:style-name="ro22">
          <table:table-cell office:value-type="string">
            <text:p>SA</text:p>
          </table:table-cell>
          <table:table-cell office:value-type="string">
            <text:p>Sack </text:p>
          </table:table-cell>
        </table:table-row>
        <table:table-row table:style-name="ro22">
          <table:table-cell office:value-type="string">
            <text:p>SB</text:p>
          </table:table-cell>
          <table:table-cell office:value-type="string">
            <text:p>Slab</text:p>
          </table:table-cell>
        </table:table-row>
        <table:table-row table:style-name="ro22">
          <table:table-cell office:value-type="string">
            <text:p>SC</text:p>
          </table:table-cell>
          <table:table-cell office:value-type="string">
            <text:p>Crate, shallow </text:p>
          </table:table-cell>
        </table:table-row>
        <table:table-row table:style-name="ro22">
          <table:table-cell office:value-type="string">
            <text:p>SD</text:p>
          </table:table-cell>
          <table:table-cell office:value-type="string">
            <text:p>Spindle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Sea-chest</text:p>
          </table:table-cell>
        </table:table-row>
        <table:table-row table:style-name="ro22">
          <table:table-cell office:value-type="string">
            <text:p>SH</text:p>
          </table:table-cell>
          <table:table-cell office:value-type="string">
            <text:p>Sachet 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kid </text:p>
          </table:table-cell>
        </table:table-row>
        <table:table-row table:style-name="ro22">
          <table:table-cell office:value-type="string">
            <text:p>SK</text:p>
          </table:table-cell>
          <table:table-cell office:value-type="string">
            <text:p>Case, skeleton </text:p>
          </table:table-cell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 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heetmetal 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pool </text:p>
          </table:table-cell>
        </table:table-row>
        <table:table-row table:style-name="ro22">
          <table:table-cell office:value-type="string">
            <text:p>SP</text:p>
          </table:table-cell>
          <table:table-cell office:value-type="string">
            <text:p>Sheet, plastic wrapping</text:p>
          </table:table-cell>
        </table:table-row>
        <table:table-row table:style-name="ro22">
          <table:table-cell office:value-type="string">
            <text:p>SS</text:p>
          </table:table-cell>
          <table:table-cell office:value-type="string">
            <text:p>Case, steel</text:p>
          </table:table-cell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itcase </text:p>
          </table:table-cell>
        </table:table-row>
        <table:table-row table:style-name="ro22">
          <table:table-cell office:value-type="string">
            <text:p>SV</text:p>
          </table:table-cell>
          <table:table-cell office:value-type="string">
            <text:p>Envelope, steel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hrinkwrapped <text:s/></text:p>
          </table:table-cell>
        </table:table-row>
        <table:table-row table:style-name="ro22">
          <table:table-cell office:value-type="string">
            <text:p>SX</text:p>
          </table:table-cell>
          <table:table-cell office:value-type="string">
            <text:p>Set</text:p>
          </table:table-cell>
        </table:table-row>
        <table:table-row table:style-name="ro22">
          <table:table-cell office:value-type="string">
            <text:p>SY</text:p>
          </table:table-cell>
          <table:table-cell office:value-type="string">
            <text:p>Sleeve</text:p>
          </table:table-cell>
        </table:table-row>
        <table:table-row table:style-name="ro22">
          <table:table-cell office:value-type="string">
            <text:p>SZ</text:p>
          </table:table-cell>
          <table:table-cell office:value-type="string">
            <text:p>Sheets, in bundle/bunch/truss</text:p>
          </table:table-cell>
        </table:table-row>
        <table:table-row table:style-name="ro22">
          <table:table-cell office:value-type="string">
            <text:p>TB</text:p>
          </table:table-cell>
          <table:table-cell office:value-type="string">
            <text:p>Tub</text:p>
          </table:table-cell>
        </table:table-row>
        <table:table-row table:style-name="ro22">
          <table:table-cell office:value-type="string">
            <text:p>TC</text:p>
          </table:table-cell>
          <table:table-cell office:value-type="string">
            <text:p>Tea-chest</text:p>
          </table:table-cell>
        </table:table-row>
        <table:table-row table:style-name="ro22">
          <table:table-cell office:value-type="string">
            <text:p>TD</text:p>
          </table:table-cell>
          <table:table-cell office:value-type="string">
            <text:p>Tube, collapsible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erce</text:p>
          </table:table-cell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</table:table-row>
        <table:table-row table:style-name="ro22">
          <table:table-cell office:value-type="string">
            <text:p>TL</text:p>
          </table:table-cell>
          <table:table-cell office:value-type="string">
            <text:p>Tub, with lid</text:p>
          </table:table-cell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un</text:p>
          </table:table-cell>
        </table:table-row>
        <table:table-row table:style-name="ro22">
          <table:table-cell office:value-type="string">
            <text:p>TR</text:p>
          </table:table-cell>
          <table:table-cell office:value-type="string">
            <text:p>Trunk</text:p>
          </table:table-cell>
        </table:table-row>
        <table:table-row table:style-name="ro22">
          <table:table-cell office:value-type="string">
            <text:p>TS</text:p>
          </table:table-cell>
          <table:table-cell office:value-type="string">
            <text:p>Truss</text:p>
          </table:table-cell>
        </table:table-row>
        <table:table-row table:style-name="ro22">
          <table:table-cell office:value-type="string">
            <text:p>TU</text:p>
          </table:table-cell>
          <table:table-cell office:value-type="string">
            <text:p>Tube </text:p>
          </table:table-cell>
        </table:table-row>
        <table:table-row table:style-name="ro22">
          <table:table-cell office:value-type="string">
            <text:p>TV</text:p>
          </table:table-cell>
          <table:table-cell office:value-type="string">
            <text:p>Tube, with nozzle </text:p>
          </table:table-cell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</table:table-row>
        <table:table-row table:style-name="ro22">
          <table:table-cell office:value-type="string">
            <text:p>TZ</text:p>
          </table:table-cell>
          <table:table-cell office:value-type="string">
            <text:p>Tubes, in bundle/bunch/truss </text:p>
          </table:table-cell>
        </table:table-row>
        <table:table-row table:style-name="ro22">
          <table:table-cell office:value-type="string">
            <text:p>UC</text:p>
          </table:table-cell>
          <table:table-cell office:value-type="string">
            <text:p>Uncaged </text:p>
          </table:table-cell>
        </table:table-row>
        <table:table-row table:style-name="ro22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25">
          <table:table-cell office:value-type="string">
            <text:p>VG</text:p>
          </table:table-cell>
          <table:table-cell office:value-type="string">
            <text:p><text:span text:style-name="T5">Bulk, gas (at 1031 mbar and 15</text:span><text:span text:style-name="T6">°</text:span><text:span text:style-name="T5">C)</text:span>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al </text:p>
          </table:table-cell>
        </table:table-row>
        <table:table-row table:style-name="ro24">
          <table:table-cell office:value-type="string">
            <text:p>VK</text:p>
          </table:table-cell>
          <table:table-cell office:value-type="string">
            <text:p>Vanpack </text:p>
          </table:table-cell>
        </table:table-row>
        <table:table-row table:style-name="ro22">
          <table:table-cell office:value-type="string">
            <text:p>VL</text:p>
          </table:table-cell>
          <table:table-cell office:value-type="string">
            <text:p>Bulk, liquid </text:p>
          </table:table-cell>
        </table:table-row>
        <table:table-row table:style-name="ro22">
          <table:table-cell office:value-type="string">
            <text:p>VO</text:p>
          </table:table-cell>
          <table:table-cell office:value-type="string">
            <text:p>Bulk, solid, large particles (“nodules”) </text:p>
          </table:table-cell>
        </table:table-row>
        <table:table-row table:style-name="ro22">
          <table:table-cell office:value-type="string">
            <text:p>VP</text:p>
          </table:table-cell>
          <table:table-cell office:value-type="string">
            <text:p>Vacuum-packed</text:p>
          </table:table-cell>
        </table:table-row>
        <table:table-row table:style-name="ro22">
          <table:table-cell office:value-type="string">
            <text:p>VQ</text:p>
          </table:table-cell>
          <table:table-cell office:value-type="string">
            <text:p>Bulk, liquefied gas (at abnormal temperature/pressure) </text:p>
          </table:table-cell>
        </table:table-row>
        <table:table-row table:style-name="ro22">
          <table:table-cell office:value-type="string">
            <text:p>VN</text:p>
          </table:table-cell>
          <table:table-cell office:value-type="string">
            <text:p>Vehicle</text:p>
          </table:table-cell>
        </table:table-row>
        <table:table-row table:style-name="ro22">
          <table:table-cell table:style-name="ce53" office:value-type="string">
            <text:p>VR</text:p>
          </table:table-cell>
          <table:table-cell table:style-name="ce53" office:value-type="string">
            <text:p>Bulk, solid, granular particles (“grains”) </text:p>
          </table:table-cell>
        </table:table-row>
        <table:table-row table:style-name="ro22">
          <table:table-cell office:value-type="string">
            <text:p>VY</text:p>
          </table:table-cell>
          <table:table-cell office:value-type="string">
            <text:p>Bulk, solid, fine particles (“powders”)</text:p>
          </table:table-cell>
        </table:table-row>
        <table:table-row table:style-name="ro22">
          <table:table-cell office:value-type="string">
            <text:p>WA</text:p>
          </table:table-cell>
          <table:table-cell office:value-type="string">
            <text:p>Intermediate bulk container</text:p>
          </table:table-cell>
        </table:table-row>
        <table:table-row table:style-name="ro24">
          <table:table-cell office:value-type="string">
            <text:p>WB</text:p>
          </table:table-cell>
          <table:table-cell office:value-type="string">
            <text:p>Wickerbottle </text:p>
          </table:table-cell>
        </table:table-row>
        <table:table-row table:style-name="ro22">
          <table:table-cell office:value-type="string">
            <text:p>WC</text:p>
          </table:table-cell>
          <table:table-cell office:value-type="string">
            <text:p>Intermediate bulk container, steel 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Intermediate bulk container, aluminium </text:p>
          </table:table-cell>
        </table:table-row>
        <table:table-row table:style-name="ro22">
          <table:table-cell office:value-type="string">
            <text:p>WF</text:p>
          </table:table-cell>
          <table:table-cell office:value-type="string">
            <text:p>Intermediate bulk container, metal </text:p>
          </table:table-cell>
        </table:table-row>
        <table:table-row table:style-name="ro24">
          <table:table-cell office:value-type="string">
            <text:p>WG</text:p>
          </table:table-cell>
          <table:table-cell office:value-type="string">
            <text:p>Intermediate bulk container, steel, pressurised &gt; 10 kpa</text:p>
          </table:table-cell>
        </table:table-row>
        <table:table-row table:style-name="ro24">
          <table:table-cell office:value-type="string">
            <text:p>WH</text:p>
          </table:table-cell>
          <table:table-cell office:value-type="string">
            <text:p>Intermediate bulk container, aluminium, pressurised &gt; 10 kpa</text:p>
          </table:table-cell>
        </table:table-row>
        <table:table-row table:style-name="ro24">
          <table:table-cell office:value-type="string">
            <text:p>WJ</text:p>
          </table:table-cell>
          <table:table-cell office:value-type="string">
            <text:p>Intermediate bulk container, metal, pressure 10 kpa </text:p>
          </table:table-cell>
        </table:table-row>
        <table:table-row table:style-name="ro22">
          <table:table-cell office:value-type="string">
            <text:p>WK</text:p>
          </table:table-cell>
          <table:table-cell office:value-type="string">
            <text:p>Intermediate bulk container, steel, liquid </text:p>
          </table:table-cell>
        </table:table-row>
        <table:table-row table:style-name="ro24">
          <table:table-cell office:value-type="string">
            <text:p>WL</text:p>
          </table:table-cell>
          <table:table-cell office:value-type="string">
            <text:p>Intermediate bulk container, aluminium, liquid </text:p>
          </table:table-cell>
        </table:table-row>
        <table:table-row table:style-name="ro22">
          <table:table-cell office:value-type="string">
            <text:p>WM</text:p>
          </table:table-cell>
          <table:table-cell office:value-type="string">
            <text:p>Intermediate bulk container, metal, liquid </text:p>
          </table:table-cell>
        </table:table-row>
        <table:table-row table:style-name="ro22">
          <table:table-cell office:value-type="string">
            <text:p>WN</text:p>
          </table:table-cell>
          <table:table-cell office:value-type="string">
            <text:p>Intermediate bulk container, woven plastic, without coat/liner </text:p>
          </table:table-cell>
        </table:table-row>
        <table:table-row table:style-name="ro22">
          <table:table-cell office:value-type="string">
            <text:p>WP</text:p>
          </table:table-cell>
          <table:table-cell office:value-type="string">
            <text:p>Intermediate bulk container, woven plastic, coated </text:p>
          </table:table-cell>
        </table:table-row>
        <table:table-row table:style-name="ro22">
          <table:table-cell office:value-type="string">
            <text:p>WQ</text:p>
          </table:table-cell>
          <table:table-cell office:value-type="string">
            <text:p>Intermediate bulk container, woven plastic, with liner </text:p>
          </table:table-cell>
        </table:table-row>
        <table:table-row table:style-name="ro22">
          <table:table-cell office:value-type="string">
            <text:p>WR</text:p>
          </table:table-cell>
          <table:table-cell office:value-type="string">
            <text:p>Intermediate bulk container, woven plastic, coated and liner </text:p>
          </table:table-cell>
        </table:table-row>
        <table:table-row table:style-name="ro22">
          <table:table-cell office:value-type="string">
            <text:p>WS</text:p>
          </table:table-cell>
          <table:table-cell office:value-type="string">
            <text:p>Intermediate bulk container, plastic film</text:p>
          </table:table-cell>
        </table:table-row>
        <table:table-row table:style-name="ro22">
          <table:table-cell office:value-type="string">
            <text:p>WT</text:p>
          </table:table-cell>
          <table:table-cell office:value-type="string">
            <text:p>Intermediate bulk container, textile with out coat/liner </text:p>
          </table:table-cell>
        </table:table-row>
        <table:table-row table:style-name="ro22">
          <table:table-cell office:value-type="string">
            <text:p>WU</text:p>
          </table:table-cell>
          <table:table-cell office:value-type="string">
            <text:p>Intermediate bulk container, natural wood, with inner liner</text:p>
          </table:table-cell>
        </table:table-row>
        <table:table-row table:style-name="ro22">
          <table:table-cell office:value-type="string">
            <text:p>WV</text:p>
          </table:table-cell>
          <table:table-cell office:value-type="string">
            <text:p>Intermediate bulk container, textile, coated </text:p>
          </table:table-cell>
        </table:table-row>
        <table:table-row table:style-name="ro22">
          <table:table-cell office:value-type="string">
            <text:p>WW</text:p>
          </table:table-cell>
          <table:table-cell office:value-type="string">
            <text:p>Intermediate bulk container, textile, with liner </text:p>
          </table:table-cell>
        </table:table-row>
        <table:table-row table:style-name="ro22">
          <table:table-cell office:value-type="string">
            <text:p>WX</text:p>
          </table:table-cell>
          <table:table-cell office:value-type="string">
            <text:p>Intermediate bulk container, textile, coated and liner </text:p>
          </table:table-cell>
        </table:table-row>
        <table:table-row table:style-name="ro22">
          <table:table-cell office:value-type="string">
            <text:p>WY</text:p>
          </table:table-cell>
          <table:table-cell office:value-type="string">
            <text:p>Intermediate bulk container, plywood, with inner liner </text:p>
          </table:table-cell>
        </table:table-row>
        <table:table-row table:style-name="ro22">
          <table:table-cell office:value-type="string">
            <text:p>WZ</text:p>
          </table:table-cell>
          <table:table-cell office:value-type="string">
            <text:p>Intermediate bulk container, reconstituted wood, with inner liner</text:p>
          </table:table-cell>
        </table:table-row>
        <table:table-row table:style-name="ro22">
          <table:table-cell office:value-type="string">
            <text:p>XA</text:p>
          </table:table-cell>
          <table:table-cell office:value-type="string">
            <text:p>Bag, woven plastic, without inner coat/liner </text:p>
          </table:table-cell>
        </table:table-row>
        <table:table-row table:style-name="ro22">
          <table:table-cell office:value-type="string">
            <text:p>XB</text:p>
          </table:table-cell>
          <table:table-cell office:value-type="string">
            <text:p>Bag, woven plastic, sift proof </text:p>
          </table:table-cell>
        </table:table-row>
        <table:table-row table:style-name="ro22">
          <table:table-cell office:value-type="string">
            <text:p>XC</text:p>
          </table:table-cell>
          <table:table-cell office:value-type="string">
            <text:p>Bag, woven plastic, water resistant</text:p>
          </table:table-cell>
        </table:table-row>
        <table:table-row table:style-name="ro22">
          <table:table-cell office:value-type="string">
            <text:p>XD</text:p>
          </table:table-cell>
          <table:table-cell office:value-type="string">
            <text:p>Bag, plastics film </text:p>
          </table:table-cell>
        </table:table-row>
        <table:table-row table:style-name="ro22">
          <table:table-cell office:value-type="string">
            <text:p>XF</text:p>
          </table:table-cell>
          <table:table-cell office:value-type="string">
            <text:p>Bag, textile, without inner coat/liner </text:p>
          </table:table-cell>
        </table:table-row>
        <table:table-row table:style-name="ro22">
          <table:table-cell office:value-type="string">
            <text:p>XG</text:p>
          </table:table-cell>
          <table:table-cell office:value-type="string">
            <text:p>Bag, textile, sift proof </text:p>
          </table:table-cell>
        </table:table-row>
        <table:table-row table:style-name="ro22">
          <table:table-cell office:value-type="string">
            <text:p>XH</text:p>
          </table:table-cell>
          <table:table-cell office:value-type="string">
            <text:p>Bag, textile, water resistant</text:p>
          </table:table-cell>
        </table:table-row>
        <table:table-row table:style-name="ro22">
          <table:table-cell office:value-type="string">
            <text:p>XJ</text:p>
          </table:table-cell>
          <table:table-cell office:value-type="string">
            <text:p>Bag, paper, multi-wall </text:p>
          </table:table-cell>
        </table:table-row>
        <table:table-row table:style-name="ro22">
          <table:table-cell office:value-type="string">
            <text:p>XK</text:p>
          </table:table-cell>
          <table:table-cell office:value-type="string">
            <text:p>Bag, paper, multi-wall, water resistant</text:p>
          </table:table-cell>
        </table:table-row>
        <table:table-row table:style-name="ro22">
          <table:table-cell office:value-type="string">
            <text:p>YA</text:p>
          </table:table-cell>
          <table:table-cell office:value-type="string">
            <text:p>Composite packaging, plastic receptacle in steel drum</text:p>
          </table:table-cell>
        </table:table-row>
        <table:table-row table:style-name="ro22">
          <table:table-cell office:value-type="string">
            <text:p>YB</text:p>
          </table:table-cell>
          <table:table-cell office:value-type="string">
            <text:p>Composite packaging, plastic receptacle in steel crate box</text:p>
          </table:table-cell>
        </table:table-row>
        <table:table-row table:style-name="ro24">
          <table:table-cell office:value-type="string">
            <text:p>YC</text:p>
          </table:table-cell>
          <table:table-cell office:value-type="string">
            <text:p>Composite packaging, plastic receptacle in aluminium drum</text:p>
          </table:table-cell>
        </table:table-row>
        <table:table-row table:style-name="ro24">
          <table:table-cell office:value-type="string">
            <text:p>YD</text:p>
          </table:table-cell>
          <table:table-cell office:value-type="string">
            <text:p>Composite packaging, plastic receptacle in aluminium crate</text:p>
          </table:table-cell>
        </table:table-row>
        <table:table-row table:style-name="ro22">
          <table:table-cell office:value-type="string">
            <text:p>YF</text:p>
          </table:table-cell>
          <table:table-cell office:value-type="string">
            <text:p>Composite packaging, plastic receptacle in wooden box</text:p>
          </table:table-cell>
        </table:table-row>
        <table:table-row table:style-name="ro22">
          <table:table-cell office:value-type="string">
            <text:p>YG</text:p>
          </table:table-cell>
          <table:table-cell office:value-type="string">
            <text:p>Composite packaging, plastic receptacle in plywood drum</text:p>
          </table:table-cell>
        </table:table-row>
        <table:table-row table:style-name="ro22">
          <table:table-cell office:value-type="string">
            <text:p>YH</text:p>
          </table:table-cell>
          <table:table-cell office:value-type="string">
            <text:p>Composite packaging, plastic receptacle in plywood box </text:p>
          </table:table-cell>
        </table:table-row>
        <table:table-row table:style-name="ro22">
          <table:table-cell office:value-type="string">
            <text:p>YJ</text:p>
          </table:table-cell>
          <table:table-cell office:value-type="string">
            <text:p>Composite packaging, plastic receptacle in fibre drum</text:p>
          </table:table-cell>
        </table:table-row>
        <table:table-row table:style-name="ro24">
          <table:table-cell office:value-type="string">
            <text:p>YK</text:p>
          </table:table-cell>
          <table:table-cell office:value-type="string">
            <text:p>Composite packaging, plastic receptacle in fibreboard box</text:p>
          </table:table-cell>
        </table:table-row>
        <table:table-row table:style-name="ro22">
          <table:table-cell office:value-type="string">
            <text:p>YL</text:p>
          </table:table-cell>
          <table:table-cell office:value-type="string">
            <text:p>Composite packaging, plastic receptacle in plastic drum</text:p>
          </table:table-cell>
        </table:table-row>
        <table:table-row table:style-name="ro22">
          <table:table-cell office:value-type="string">
            <text:p>YM</text:p>
          </table:table-cell>
          <table:table-cell office:value-type="string">
            <text:p>Composite packaging, plastic receptacle in solid plastic box</text:p>
          </table:table-cell>
        </table:table-row>
        <table:table-row table:style-name="ro22">
          <table:table-cell office:value-type="string">
            <text:p>YN</text:p>
          </table:table-cell>
          <table:table-cell office:value-type="string">
            <text:p>Composite packaging, glass receptacle in steel drum</text:p>
          </table:table-cell>
        </table:table-row>
        <table:table-row table:style-name="ro22">
          <table:table-cell office:value-type="string">
            <text:p>YP</text:p>
          </table:table-cell>
          <table:table-cell office:value-type="string">
            <text:p>Composite packaging, glass receptacle in steel crate box</text:p>
          </table:table-cell>
        </table:table-row>
        <table:table-row table:style-name="ro24">
          <table:table-cell office:value-type="string">
            <text:p>YQ</text:p>
          </table:table-cell>
          <table:table-cell office:value-type="string">
            <text:p>Composite packaging, glass receptacle in aluminium drum</text:p>
          </table:table-cell>
        </table:table-row>
        <table:table-row table:style-name="ro24">
          <table:table-cell office:value-type="string">
            <text:p>YR</text:p>
          </table:table-cell>
          <table:table-cell office:value-type="string">
            <text:p>Composite packaging, glass receptacle in aluminium crate</text:p>
          </table:table-cell>
        </table:table-row>
        <table:table-row table:style-name="ro22">
          <table:table-cell office:value-type="string">
            <text:p>YS</text:p>
          </table:table-cell>
          <table:table-cell office:value-type="string">
            <text:p>Composite packaging, glass receptacle in wooden box</text:p>
          </table:table-cell>
        </table:table-row>
        <table:table-row table:style-name="ro22">
          <table:table-cell office:value-type="string">
            <text:p>YT</text:p>
          </table:table-cell>
          <table:table-cell office:value-type="string">
            <text:p>Composite packaging, glass receptacle in plywood drum</text:p>
          </table:table-cell>
        </table:table-row>
        <table:table-row table:style-name="ro22">
          <table:table-cell office:value-type="string">
            <text:p>YV</text:p>
          </table:table-cell>
          <table:table-cell office:value-type="string">
            <text:p>Composite packaging, glass receptacle in wickerwork hamper</text:p>
          </table:table-cell>
        </table:table-row>
        <table:table-row table:style-name="ro22">
          <table:table-cell office:value-type="string">
            <text:p>YW</text:p>
          </table:table-cell>
          <table:table-cell office:value-type="string">
            <text:p>Composite packaging, glass receptacle in fibre drum</text:p>
          </table:table-cell>
        </table:table-row>
        <table:table-row table:style-name="ro24">
          <table:table-cell office:value-type="string">
            <text:p>YX</text:p>
          </table:table-cell>
          <table:table-cell office:value-type="string">
            <text:p>Composite packaging, glass receptacle in fibreboard box </text:p>
          </table:table-cell>
        </table:table-row>
        <table:table-row table:style-name="ro22">
          <table:table-cell office:value-type="string">
            <text:p>YY</text:p>
          </table:table-cell>
          <table:table-cell office:value-type="string">
            <text:p>Composite packaging, glass receptacle in expandable plastic pack</text:p>
          </table:table-cell>
        </table:table-row>
        <table:table-row table:style-name="ro22">
          <table:table-cell office:value-type="string">
            <text:p>YZ</text:p>
          </table:table-cell>
          <table:table-cell office:value-type="string">
            <text:p>Composite packaging, glass receptacle in solid plastic pack</text:p>
          </table:table-cell>
        </table:table-row>
        <table:table-row table:style-name="ro22">
          <table:table-cell office:value-type="string">
            <text:p>ZA</text:p>
          </table:table-cell>
          <table:table-cell office:value-type="string">
            <text:p>Intermediate bulk container, paper, multi-wall </text:p>
          </table:table-cell>
        </table:table-row>
        <table:table-row table:style-name="ro22">
          <table:table-cell office:value-type="string">
            <text:p>ZB</text:p>
          </table:table-cell>
          <table:table-cell office:value-type="string">
            <text:p>Bag, large 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Intermediate bulk container, paper, multi-wall, water resistant</text:p>
          </table:table-cell>
        </table:table-row>
        <table:table-row table:style-name="ro22">
          <table:table-cell office:value-type="string">
            <text:p>ZD</text:p>
          </table:table-cell>
          <table:table-cell office:value-type="string">
            <text:p>Intermediate bulk container, rigid plastic, with structural equipment, solids</text:p>
          </table:table-cell>
        </table:table-row>
        <table:table-row table:style-name="ro22">
          <table:table-cell office:value-type="string">
            <text:p>ZF</text:p>
          </table:table-cell>
          <table:table-cell office:value-type="string">
            <text:p>Intermediate bulk container, rigid plastic, freestanding, solids</text:p>
          </table:table-cell>
        </table:table-row>
        <table:table-row table:style-name="ro24">
          <table:table-cell office:value-type="string">
            <text:p>ZG</text:p>
          </table:table-cell>
          <table:table-cell office:value-type="string">
            <text:p>Intermediate bulk container, rigid plastic, with structural equipment, pressurised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Intermediate bulk container, rigid plastic, freestanding, pressurised</text:p>
          </table:table-cell>
        </table:table-row>
        <table:table-row table:style-name="ro22">
          <table:table-cell office:value-type="string">
            <text:p>ZJ</text:p>
          </table:table-cell>
          <table:table-cell office:value-type="string">
            <text:p>Intermediate bulk container, rigid plastic, with structural equipment, liquids </text:p>
          </table:table-cell>
        </table:table-row>
        <table:table-row table:style-name="ro22">
          <table:table-cell office:value-type="string">
            <text:p>ZK</text:p>
          </table:table-cell>
          <table:table-cell office:value-type="string">
            <text:p>Intermediate bulk container, rigid plastic, freestanding, liquids</text:p>
          </table:table-cell>
        </table:table-row>
        <table:table-row table:style-name="ro22">
          <table:table-cell office:value-type="string">
            <text:p>ZL</text:p>
          </table:table-cell>
          <table:table-cell office:value-type="string">
            <text:p>Intermediate bulk container, composite, rigid plastic, solids</text:p>
          </table:table-cell>
        </table:table-row>
        <table:table-row table:style-name="ro22">
          <table:table-cell office:value-type="string">
            <text:p>ZM</text:p>
          </table:table-cell>
          <table:table-cell office:value-type="string">
            <text:p>Intermediate bulk container, composite, flexible plastic, solids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Intermediate bulk container, composite, rigid plastic, pressurised 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Intermediate bulk container, composite, flexible plastic, pressurised</text:p>
          </table:table-cell>
        </table:table-row>
        <table:table-row table:style-name="ro22">
          <table:table-cell office:value-type="string">
            <text:p>ZQ</text:p>
          </table:table-cell>
          <table:table-cell office:value-type="string">
            <text:p>Intermediate bulk container, composite, rigid plastic, liquids</text:p>
          </table:table-cell>
        </table:table-row>
        <table:table-row table:style-name="ro22">
          <table:table-cell office:value-type="string">
            <text:p>ZR</text:p>
          </table:table-cell>
          <table:table-cell office:value-type="string">
            <text:p>Intermediate bulk container, composite, flexible plastic, liquids </text:p>
          </table:table-cell>
        </table:table-row>
        <table:table-row table:style-name="ro22">
          <table:table-cell office:value-type="string">
            <text:p>ZS</text:p>
          </table:table-cell>
          <table:table-cell office:value-type="string">
            <text:p>Intermediate bulk container, composite</text:p>
          </table:table-cell>
        </table:table-row>
        <table:table-row table:style-name="ro24">
          <table:table-cell office:value-type="string">
            <text:p>ZT</text:p>
          </table:table-cell>
          <table:table-cell office:value-type="string">
            <text:p>Intermediate bulk container, fibreboard</text:p>
          </table:table-cell>
        </table:table-row>
        <table:table-row table:style-name="ro22">
          <table:table-cell office:value-type="string">
            <text:p>ZU</text:p>
          </table:table-cell>
          <table:table-cell office:value-type="string">
            <text:p>Intermediate bulk container, flexible</text:p>
          </table:table-cell>
        </table:table-row>
        <table:table-row table:style-name="ro22">
          <table:table-cell office:value-type="string">
            <text:p>ZV</text:p>
          </table:table-cell>
          <table:table-cell office:value-type="string">
            <text:p>Intermediate bulk container, metal, other than steel</text:p>
          </table:table-cell>
        </table:table-row>
        <table:table-row table:style-name="ro22">
          <table:table-cell office:value-type="string">
            <text:p>ZW</text:p>
          </table:table-cell>
          <table:table-cell office:value-type="string">
            <text:p>Intermediate bulk container, natural wood</text:p>
          </table:table-cell>
        </table:table-row>
        <table:table-row table:style-name="ro22">
          <table:table-cell office:value-type="string">
            <text:p>ZX</text:p>
          </table:table-cell>
          <table:table-cell office:value-type="string">
            <text:p>Intermediate bulk container, plywood</text:p>
          </table:table-cell>
        </table:table-row>
        <table:table-row table:style-name="ro22">
          <table:table-cell office:value-type="string">
            <text:p>ZY</text:p>
          </table:table-cell>
          <table:table-cell office:value-type="string">
            <text:p>Intermediate bulk container, reconstituted wood</text:p>
          </table:table-cell>
        </table:table-row>
        <table:table-row table:style-name="ro22">
          <table:table-cell office:value-type="string">
            <text:p>ZZ</text:p>
          </table:table-cell>
          <table:table-cell office:value-type="string">
            <text:p>Mutually defined </text:p>
          </table:table-cell>
        </table:table-row>
        <table:table-row table:style-name="ro19">
          <table:table-cell table:style-name="ce65" table:number-columns-repeated="2"/>
        </table:table-row>
        <table:table-row table:style-name="ro19" table:number-rows-repeated="92">
          <table:table-cell table:style-name="ce66" table:number-columns-repeated="2"/>
        </table:table-row>
        <table:table-row table:style-name="ro19">
          <table:table-cell table:style-name="ce66" table:number-columns-repeated="2"/>
        </table:table-row>
      </table:table>
      <table:table table:name="PackageLevelCode" table:style-name="ta18" table:print="false"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PackageLevel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GS17009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">
          <table:table-cell office:value-type="string">
            <text:p>LocationUri</text:p>
          </table:table-cell>
          <table:table-cell table:style-name="ce46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GS1</text:p>
          </table:table-cell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1">
          <table:table-cell table:style-name="ce52" office:value-type="string">
            <text:p>CU</text:p>
          </table:table-cell>
          <table:table-cell table:style-name="ce52" office:value-type="string">
            <text:p>Base Unit Level</text:p>
          </table:table-cell>
        </table:table-row>
        <table:table-row table:style-name="ro1">
          <table:table-cell table:style-name="ce53" office:value-type="string">
            <text:p>DU</text:p>
          </table:table-cell>
          <table:table-cell table:style-name="ce53" office:value-type="string">
            <text:p>Pallet Level</text:p>
          </table:table-cell>
        </table:table-row>
        <table:table-row table:style-name="ro1">
          <table:table-cell table:style-name="ce52" office:value-type="string">
            <text:p>TU</text:p>
          </table:table-cell>
          <table:table-cell table:style-name="ce52" office:value-type="string">
            <text:p>Case Level</text:p>
          </table:table-cell>
        </table:table-row>
        <table:table-row table:style-name="ro1">
          <table:table-cell table:style-name="ce52" office:value-type="string">
            <text:p>HN</text:p>
          </table:table-cell>
          <table:table-cell table:style-name="ce52" office:value-type="string">
            <text:p>Handling Unit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2">
          <table:table-cell table:style-name="ce58"/>
          <table:table-cell/>
        </table:table-row>
        <table:table-row table:style-name="ro1">
          <table:table-cell table:style-name="ce59"/>
          <table:table-cell/>
        </table:table-row>
        <table:table-row table:style-name="ro1">
          <table:table-cell table:style-name="ce59"/>
          <table:table-cell/>
        </table:table-row>
      </table:table>
      <table:table table:name="HandlingUnitAttributeCode" table:style-name="ta18" table:print="false">
        <office:forms form:automatic-focus="false" form:apply-design-mode="false"/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HandlingUnitAttribute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2">
          <table:table-cell office:value-type="string">
            <text:p>LocationUri</text:p>
          </table:table-cell>
          <table:table-cell table:style-name="ce46"/>
        </table:table-row>
        <table:table-row table:style-name="ro22">
          <table:table-cell office:value-type="string">
            <text:p>AgencyLongName</text:p>
          </table:table-cell>
          <table:table-cell table:style-name="ce29" office:value-type="string">
            <text:p>BII3</text:p>
          </table:table-cell>
        </table:table-row>
        <table:table-row table:style-name="ro2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/>
          <table:table-cell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table:style-name="Default"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2">
          <table:table-cell table:style-name="Default" office:value-type="string">
            <text:p>AAW</text:p>
          </table:table-cell>
          <table:table-cell office:value-type="string">
            <text:p>Gross volume</text:p>
          </table:table-cell>
        </table:table-row>
      </table:table>
      <table:table table:name="AttributeCod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Attribut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 EDIFACT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4">
          <table:table-cell office:value-type="string">
            <text:p>A</text:p>
          </table:table-cell>
          <table:table-cell office:value-type="string">
            <text:p>Consolidated weight</text:p>
          </table:table-cell>
        </table:table-row>
        <table:table-row table:style-name="ro24">
          <table:table-cell office:value-type="string">
            <text:p>AAA</text:p>
          </table:table-cell>
          <table:table-cell office:value-type="string">
            <text:p>Unit net weight</text:p>
          </table:table-cell>
        </table:table-row>
        <table:table-row table:style-name="ro24">
          <table:table-cell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4">
          <table:table-cell office:value-type="string">
            <text:p>AAC</text:p>
          </table:table-cell>
          <table:table-cell office:value-type="string">
            <text:p>Total net weight</text:p>
          </table:table-cell>
        </table:table-row>
        <table:table-row table:style-name="ro24">
          <table:table-cell office:value-type="string">
            <text:p>AAD</text:p>
          </table:table-cell>
          <table:table-cell office:value-type="string">
            <text:p>Total gross weight</text:p>
          </table:table-cell>
        </table:table-row>
        <table:table-row table:style-name="ro24">
          <table:table-cell office:value-type="string">
            <text:p>AAE</text:p>
          </table:table-cell>
          <table:table-cell office:value-type="string">
            <text:p>Item gross weight</text:p>
          </table:table-cell>
        </table:table-row>
        <table:table-row table:style-name="ro24">
          <table:table-cell office:value-type="string">
            <text:p>AAF</text:p>
          </table:table-cell>
          <table:table-cell office:value-type="string">
            <text:p>Net net weight</text:p>
          </table:table-cell>
        </table:table-row>
        <table:table-row table:style-name="ro24">
          <table:table-cell office:value-type="string">
            <text:p>AAG</text:p>
          </table:table-cell>
          <table:table-cell office:value-type="string">
            <text:p>Gross weight (item level)</text:p>
          </table:table-cell>
        </table:table-row>
        <table:table-row table:style-name="ro24">
          <table:table-cell office:value-type="string">
            <text:p>AAH</text:p>
          </table:table-cell>
          <table:table-cell office:value-type="string">
            <text:p>Customs line item measurement</text:p>
          </table:table-cell>
        </table:table-row>
        <table:table-row table:style-name="ro24">
          <table:table-cell office:value-type="string">
            <text:p>AAI</text:p>
          </table:table-cell>
          <table:table-cell office:value-type="string">
            <text:p>Visa quantity</text:p>
          </table:table-cell>
        </table:table-row>
        <table:table-row table:style-name="ro24">
          <table:table-cell office:value-type="string">
            <text:p>AAL</text:p>
          </table:table-cell>
          <table:table-cell office:value-type="string">
            <text:p>Net weight</text:p>
          </table:table-cell>
        </table:table-row>
        <table:table-row table:style-name="ro24">
          <table:table-cell office:value-type="string">
            <text:p>AAM</text:p>
          </table:table-cell>
          <table:table-cell office:value-type="string">
            <text:p>Gross tonnage of the vessel</text:p>
          </table:table-cell>
        </table:table-row>
        <table:table-row table:style-name="ro24">
          <table:table-cell office:value-type="string">
            <text:p>AAN</text:p>
          </table:table-cell>
          <table:table-cell office:value-type="string">
            <text:p>Net tonnage of the vessel</text:p>
          </table:table-cell>
        </table:table-row>
        <table:table-row table:style-name="ro24">
          <table:table-cell office:value-type="string">
            <text:p>AAO</text:p>
          </table:table-cell>
          <table:table-cell office:value-type="string">
            <text:p>Humidity</text:p>
          </table:table-cell>
        </table:table-row>
        <table:table-row table:style-name="ro24">
          <table:table-cell office:value-type="string">
            <text:p>AAP</text:p>
          </table:table-cell>
          <table:table-cell office:value-type="string">
            <text:p>Voltage</text:p>
          </table:table-cell>
        </table:table-row>
        <table:table-row table:style-name="ro24">
          <table:table-cell office:value-type="string">
            <text:p>AAQ</text:p>
          </table:table-cell>
          <table:table-cell office:value-type="string">
            <text:p>Power consumption</text:p>
          </table:table-cell>
        </table:table-row>
        <table:table-row table:style-name="ro24">
          <table:table-cell office:value-type="string">
            <text:p>AAR</text:p>
          </table:table-cell>
          <table:table-cell office:value-type="string">
            <text:p>Heat dissipation</text:p>
          </table:table-cell>
        </table:table-row>
        <table:table-row table:style-name="ro24">
          <table:table-cell office:value-type="string">
            <text:p>AAS</text:p>
          </table:table-cell>
          <table:table-cell office:value-type="string">
            <text:p>Air flow</text:p>
          </table:table-cell>
        </table:table-row>
        <table:table-row table:style-name="ro24">
          <table:table-cell office:value-type="string">
            <text:p>AAT</text:p>
          </table:table-cell>
          <table:table-cell office:value-type="string">
            <text:p>Shock impact</text:p>
          </table:table-cell>
        </table:table-row>
        <table:table-row table:style-name="ro24">
          <table:table-cell office:value-type="string">
            <text:p>AAU</text:p>
          </table:table-cell>
          <table:table-cell office:value-type="string">
            <text:p>Operative temperature</text:p>
          </table:table-cell>
        </table:table-row>
        <table:table-row table:style-name="ro24">
          <table:table-cell office:value-type="string">
            <text:p>AAV</text:p>
          </table:table-cell>
          <table:table-cell office:value-type="string">
            <text:p>Non operative temperature</text:p>
          </table:table-cell>
        </table:table-row>
        <table:table-row table:style-name="ro24">
          <table:table-cell office:value-type="string">
            <text:p>AAW</text:p>
          </table:table-cell>
          <table:table-cell office:value-type="string">
            <text:p>Gross volume</text:p>
          </table:table-cell>
        </table:table-row>
        <table:table-row table:style-name="ro24">
          <table:table-cell office:value-type="string">
            <text:p>AAX</text:p>
          </table:table-cell>
          <table:table-cell office:value-type="string">
            <text:p>Net volume</text:p>
          </table:table-cell>
        </table:table-row>
        <table:table-row table:style-name="ro24">
          <table:table-cell office:value-type="string">
            <text:p>AAY</text:p>
          </table:table-cell>
          <table:table-cell office:value-type="string">
            <text:p>Water content</text:p>
          </table:table-cell>
        </table:table-row>
        <table:table-row table:style-name="ro24">
          <table:table-cell office:value-type="string">
            <text:p>AAZ</text:p>
          </table:table-cell>
          <table:table-cell office:value-type="string">
            <text:p>Tensile stress</text:p>
          </table:table-cell>
        </table:table-row>
        <table:table-row table:style-name="ro24">
          <table:table-cell office:value-type="string">
            <text:p>ABA</text:p>
          </table:table-cell>
          <table:table-cell office:value-type="string">
            <text:p>Fibrosity</text:p>
          </table:table-cell>
        </table:table-row>
        <table:table-row table:style-name="ro24">
          <table:table-cell office:value-type="string">
            <text:p>ABB</text:p>
          </table:table-cell>
          <table:table-cell office:value-type="string">
            <text:p>Gauge length</text:p>
          </table:table-cell>
        </table:table-row>
        <table:table-row table:style-name="ro24">
          <table:table-cell office:value-type="string">
            <text:p>ABC</text:p>
          </table:table-cell>
          <table:table-cell office:value-type="string">
            <text:p>Radius</text:p>
          </table:table-cell>
        </table:table-row>
        <table:table-row table:style-name="ro24">
          <table:table-cell office:value-type="string">
            <text:p>ABD</text:p>
          </table:table-cell>
          <table:table-cell office:value-type="string">
            <text:p>Straightness</text:p>
          </table:table-cell>
        </table:table-row>
        <table:table-row table:style-name="ro24">
          <table:table-cell office:value-type="string">
            <text:p>ABE</text:p>
          </table:table-cell>
          <table:table-cell office:value-type="string">
            <text:p>Strain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ngle of bend</text:p>
          </table:table-cell>
        </table:table-row>
        <table:table-row table:style-name="ro24">
          <table:table-cell office:value-type="string">
            <text:p>B</text:p>
          </table:table-cell>
          <table:table-cell office:value-type="string">
            <text:p>Billed weight</text:p>
          </table:table-cell>
        </table:table-row>
        <table:table-row table:style-name="ro24">
          <table:table-cell office:value-type="string">
            <text:p>BL</text:p>
          </table:table-cell>
          <table:table-cell office:value-type="string">
            <text:p>Breaking load</text:p>
          </table:table-cell>
        </table:table-row>
        <table:table-row table:style-name="ro24">
          <table:table-cell office:value-type="string">
            <text:p>BND</text:p>
          </table:table-cell>
          <table:table-cell office:value-type="string">
            <text:p>Bands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ightness</text:p>
          </table:table-cell>
        </table:table-row>
        <table:table-row table:style-name="ro24">
          <table:table-cell office:value-type="string">
            <text:p>BRA</text:p>
          </table:table-cell>
          <table:table-cell office:value-type="string">
            <text:p>Brakes</text:p>
          </table:table-cell>
        </table:table-row>
        <table:table-row table:style-name="ro22">
          <table:table-cell office:value-type="string">
            <text:p>BRE</text:p>
          </table:table-cell>
          <table:table-cell office:value-type="string">
            <text:p>Break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reaking strength</text:p>
          </table:table-cell>
        </table:table-row>
        <table:table-row table:style-name="ro24">
          <table:table-cell office:value-type="string">
            <text:p>BSW</text:p>
          </table:table-cell>
          <table:table-cell office:value-type="string">
            <text:p>Breaking strength wet</text:p>
          </table:table-cell>
        </table:table-row>
        <table:table-row table:style-name="ro24">
          <table:table-cell office:value-type="string">
            <text:p>BW</text:p>
          </table:table-cell>
          <table:table-cell office:value-type="string">
            <text:p>Basis weight</text:p>
          </table:table-cell>
        </table:table-row>
        <table:table-row table:style-name="ro24">
          <table:table-cell office:value-type="string">
            <text:p>CHN</text:p>
          </table:table-cell>
          <table:table-cell office:value-type="string">
            <text:p>Change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olor</text:p>
          </table:table-cell>
        </table:table-row>
        <table:table-row table:style-name="ro24">
          <table:table-cell office:value-type="string">
            <text:p>CT</text:p>
          </table:table-cell>
          <table:table-cell office:value-type="string">
            <text:p>Contents of package</text:p>
          </table:table-cell>
        </table:table-row>
        <table:table-row table:style-name="ro24">
          <table:table-cell office:value-type="string">
            <text:p>CV</text:p>
          </table:table-cell>
          <table:table-cell office:value-type="string">
            <text:p>Commercial weight</text:p>
          </table:table-cell>
        </table:table-row>
        <table:table-row table:style-name="ro24">
          <table:table-cell office:value-type="string">
            <text:p>CZ</text:p>
          </table:table-cell>
          <table:table-cell office:value-type="string">
            <text:p>Core length</text:p>
          </table:table-cell>
        </table:table-row>
        <table:table-row table:style-name="ro24">
          <table:table-cell office:value-type="string">
            <text:p>D</text:p>
          </table:table-cell>
          <table:table-cell office:value-type="string">
            <text:p>Destination weight agreement</text:p>
          </table:table-cell>
        </table:table-row>
        <table:table-row table:style-name="ro24">
          <table:table-cell office:value-type="string">
            <text:p>DI</text:p>
          </table:table-cell>
          <table:table-cell office:value-type="string">
            <text:p>Diameter</text:p>
          </table:table-cell>
        </table:table-row>
        <table:table-row table:style-name="ro24">
          <table:table-cell office:value-type="string">
            <text:p>DL</text:p>
          </table:table-cell>
          <table:table-cell office:value-type="string">
            <text:p>Delta value L</text:p>
          </table:table-cell>
        </table:table-row>
        <table:table-row table:style-name="ro24">
          <table:table-cell office:value-type="string">
            <text:p>DN</text:p>
          </table:table-cell>
          <table:table-cell office:value-type="string">
            <text:p>Density</text:p>
          </table:table-cell>
        </table:table-row>
        <table:table-row table:style-name="ro24">
          <table:table-cell office:value-type="string">
            <text:p>DP</text:p>
          </table:table-cell>
          <table:table-cell office:value-type="string">
            <text:p>Depth</text:p>
          </table:table-cell>
        </table:table-row>
        <table:table-row table:style-name="ro24">
          <table:table-cell office:value-type="string">
            <text:p>DR</text:p>
          </table:table-cell>
          <table:table-cell office:value-type="string">
            <text:p>Denier</text:p>
          </table:table-cell>
        </table:table-row>
        <table:table-row table:style-name="ro24">
          <table:table-cell office:value-type="string">
            <text:p>DS</text:p>
          </table:table-cell>
          <table:table-cell office:value-type="string">
            <text:p>Distance between points</text:p>
          </table:table-cell>
        </table:table-row>
        <table:table-row table:style-name="ro24">
          <table:table-cell office:value-type="string">
            <text:p>DW</text:p>
          </table:table-cell>
          <table:table-cell office:value-type="string">
            <text:p>Width, boxcar door</text:p>
          </table:table-cell>
        </table:table-row>
        <table:table-row table:style-name="ro24">
          <table:table-cell office:value-type="string">
            <text:p>E</text:p>
          </table:table-cell>
          <table:table-cell office:value-type="string">
            <text:p>Estimated new weight</text:p>
          </table:table-cell>
        </table:table-row>
        <table:table-row table:style-name="ro24">
          <table:table-cell office:value-type="string">
            <text:p>EA</text:p>
          </table:table-cell>
          <table:table-cell office:value-type="string">
            <text:p>Elongation</text:p>
          </table:table-cell>
        </table:table-row>
        <table:table-row table:style-name="ro24">
          <table:table-cell office:value-type="string">
            <text:p>F</text:p>
          </table:table-cell>
          <table:table-cell office:value-type="string">
            <text:p>Deficit weight</text:p>
          </table:table-cell>
        </table:table-row>
        <table:table-row table:style-name="ro24">
          <table:table-cell office:value-type="string">
            <text:p>FI</text:p>
          </table:table-cell>
          <table:table-cell office:value-type="string">
            <text:p>Filament count</text:p>
          </table:table-cell>
        </table:table-row>
        <table:table-row table:style-name="ro24">
          <table:table-cell office:value-type="string">
            <text:p>FL</text:p>
          </table:table-cell>
          <table:table-cell office:value-type="string">
            <text:p>Longitudinal flatness</text:p>
          </table:table-cell>
        </table:table-row>
        <table:table-row table:style-name="ro24">
          <table:table-cell office:value-type="string">
            <text:p>FN</text:p>
          </table:table-cell>
          <table:table-cell office:value-type="string">
            <text:p>Flatness</text:p>
          </table:table-cell>
        </table:table-row>
        <table:table-row table:style-name="ro24">
          <table:table-cell office:value-type="string">
            <text:p>FV</text:p>
          </table:table-cell>
          <table:table-cell office:value-type="string">
            <text:p>Transverse flatness</text:p>
          </table:table-cell>
        </table:table-row>
        <table:table-row table:style-name="ro24">
          <table:table-cell office:value-type="string">
            <text:p>G</text:p>
          </table:table-cell>
          <table:table-cell office:value-type="string">
            <text:p>Gross weight</text:p>
          </table:table-cell>
        </table:table-row>
        <table:table-row table:style-name="ro24">
          <table:table-cell office:value-type="string">
            <text:p>GG</text:p>
          </table:table-cell>
          <table:table-cell office:value-type="string">
            <text:p>Gauge</text:p>
          </table:table-cell>
        </table:table-row>
        <table:table-row table:style-name="ro24">
          <table:table-cell office:value-type="string">
            <text:p>GW</text:p>
          </table:table-cell>
          <table:table-cell office:value-type="string">
            <text:p>Gross weight, maximum</text:p>
          </table:table-cell>
        </table:table-row>
        <table:table-row table:style-name="ro24">
          <table:table-cell office:value-type="string">
            <text:p>HF</text:p>
          </table:table-cell>
          <table:table-cell office:value-type="string">
            <text:p>Hardness</text:p>
          </table:table-cell>
        </table:table-row>
        <table:table-row table:style-name="ro24">
          <table:table-cell office:value-type="string">
            <text:p>HM</text:p>
          </table:table-cell>
          <table:table-cell office:value-type="string">
            <text:p>Height, maximum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eight dimension</text:p>
          </table:table-cell>
        </table:table-row>
        <table:table-row table:style-name="ro24">
          <table:table-cell office:value-type="string">
            <text:p>IB</text:p>
          </table:table-cell>
          <table:table-cell office:value-type="string">
            <text:p>Impact energy</text:p>
          </table:table-cell>
        </table:table-row>
        <table:table-row table:style-name="ro24">
          <table:table-cell office:value-type="string">
            <text:p>ID</text:p>
          </table:table-cell>
          <table:table-cell office:value-type="string">
            <text:p>Inside diameter</text:p>
          </table:table-cell>
        </table:table-row>
        <table:table-row table:style-name="ro24">
          <table:table-cell office:value-type="string">
            <text:p>L</text:p>
          </table:table-cell>
          <table:table-cell office:value-type="string">
            <text:p>Legal weight</text:p>
          </table:table-cell>
        </table:table-row>
        <table:table-row table:style-name="ro24">
          <table:table-cell office:value-type="string">
            <text:p>LM</text:p>
          </table:table-cell>
          <table:table-cell office:value-type="string">
            <text:p>Length, maximum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ength dimension</text:p>
          </table:table-cell>
        </table:table-row>
        <table:table-row table:style-name="ro24">
          <table:table-cell office:value-type="string">
            <text:p>LND</text:p>
          </table:table-cell>
          <table:table-cell office:value-type="string">
            <text:p>Lost end</text:p>
          </table:table-cell>
        </table:table-row>
        <table:table-row table:style-name="ro24">
          <table:table-cell office:value-type="string">
            <text:p>M</text:p>
          </table:table-cell>
          <table:table-cell office:value-type="string">
            <text:p>Minimum weight</text:p>
          </table:table-cell>
        </table:table-row>
        <table:table-row table:style-name="ro24">
          <table:table-cell office:value-type="string">
            <text:p>MO</text:p>
          </table:table-cell>
          <table:table-cell office:value-type="string">
            <text:p>Moisture</text:p>
          </table:table-cell>
        </table:table-row>
        <table:table-row table:style-name="ro24">
          <table:table-cell office:value-type="string">
            <text:p>MW</text:p>
          </table:table-cell>
          <table:table-cell office:value-type="string">
            <text:p>Maximum weight</text:p>
          </table:table-cell>
        </table:table-row>
        <table:table-row table:style-name="ro24">
          <table:table-cell office:value-type="string">
            <text:p>N</text:p>
          </table:table-cell>
          <table:table-cell office:value-type="string">
            <text:p>Actual net weight</text:p>
          </table:table-cell>
        </table:table-row>
        <table:table-row table:style-name="ro24">
          <table:table-cell office:value-type="string">
            <text:p>OD</text:p>
          </table:table-cell>
          <table:table-cell office:value-type="string">
            <text:p>Outside diameter</text:p>
          </table:table-cell>
        </table:table-row>
        <table:table-row table:style-name="ro24">
          <table:table-cell office:value-type="string">
            <text:p>PRS</text:p>
          </table:table-cell>
          <table:table-cell office:value-type="string">
            <text:p>Pre stretch</text:p>
          </table:table-cell>
        </table:table-row>
        <table:table-row table:style-name="ro24">
          <table:table-cell office:value-type="string">
            <text:p>PTN</text:p>
          </table:table-cell>
          <table:table-cell office:value-type="string">
            <text:p>Per tonne</text:p>
          </table:table-cell>
        </table:table-row>
        <table:table-row table:style-name="ro24">
          <table:table-cell office:value-type="string">
            <text:p>RA</text:p>
          </table:table-cell>
          <table:table-cell office:value-type="string">
            <text:p>Relative humidity</text:p>
          </table:table-cell>
        </table:table-row>
        <table:table-row table:style-name="ro24">
          <table:table-cell office:value-type="string">
            <text:p>RF</text:p>
          </table:table-cell>
          <table:table-cell office:value-type="string">
            <text:p>Resistivity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ockwell C</text:p>
          </table:table-cell>
        </table:table-row>
        <table:table-row table:style-name="ro24">
          <table:table-cell office:value-type="string">
            <text:p>RMW</text:p>
          </table:table-cell>
          <table:table-cell office:value-type="string">
            <text:p>Ream weight</text:p>
          </table:table-cell>
        </table:table-row>
        <table:table-row table:style-name="ro24">
          <table:table-cell office:value-type="string">
            <text:p>RP</text:p>
          </table:table-cell>
          <table:table-cell office:value-type="string">
            <text:p>Reduction of area</text:p>
          </table:table-cell>
        </table:table-row>
        <table:table-row table:style-name="ro24">
          <table:table-cell office:value-type="string">
            <text:p>RUN</text:p>
          </table:table-cell>
          <table:table-cell office:value-type="string">
            <text:p>Run (process)</text:p>
          </table:table-cell>
        </table:table-row>
        <table:table-row table:style-name="ro22">
          <table:table-cell office:value-type="string">
            <text:p>RY</text:p>
          </table:table-cell>
          <table:table-cell office:value-type="string">
            <text:p>Ratio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Shipped quantity</text:p>
          </table:table-cell>
        </table:table-row>
        <table:table-row table:style-name="ro24">
          <table:table-cell office:value-type="string">
            <text:p>T</text:p>
          </table:table-cell>
          <table:table-cell office:value-type="string">
            <text:p>Tare weight</text:p>
          </table:table-cell>
        </table:table-row>
        <table:table-row table:style-name="ro24">
          <table:table-cell office:value-type="string">
            <text:p>TC</text:p>
          </table:table-cell>
          <table:table-cell office:value-type="string">
            <text:p>Temperature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ickness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ime period</text:p>
          </table:table-cell>
        </table:table-row>
        <table:table-row table:style-name="ro22">
          <table:table-cell office:value-type="string">
            <text:p>TT</text:p>
          </table:table-cell>
          <table:table-cell office:value-type="string">
            <text:p>Time</text:p>
          </table:table-cell>
        </table:table-row>
        <table:table-row table:style-name="ro24">
          <table:table-cell office:value-type="string">
            <text:p>U</text:p>
          </table:table-cell>
          <table:table-cell office:value-type="string">
            <text:p>Weight per unit</text:p>
          </table:table-cell>
        </table:table-row>
        <table:table-row table:style-name="ro24">
          <table:table-cell office:value-type="string">
            <text:p>VH</text:p>
          </table:table-cell>
          <table:table-cell office:value-type="string">
            <text:p>Height, van door</text:p>
          </table:table-cell>
        </table:table-row>
        <table:table-row table:style-name="ro24">
          <table:table-cell office:value-type="string">
            <text:p>VW</text:p>
          </table:table-cell>
          <table:table-cell office:value-type="string">
            <text:p>Width, van door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eight per unit of area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Width dimension</text:p>
          </table:table-cell>
        </table:table-row>
        <table:table-row table:style-name="ro24">
          <table:table-cell office:value-type="string">
            <text:p>WM</text:p>
          </table:table-cell>
          <table:table-cell office:value-type="string">
            <text:p>Width, maximum</text:p>
          </table:table-cell>
        </table:table-row>
        <table:table-row table:style-name="ro24">
          <table:table-cell office:value-type="string">
            <text:p>WT</text:p>
          </table:table-cell>
          <table:table-cell office:value-type="string">
            <text:p>Weight</text:p>
          </table:table-cell>
        </table:table-row>
        <table:table-row table:style-name="ro24">
          <table:table-cell office:value-type="string">
            <text:p>WU</text:p>
          </table:table-cell>
          <table:table-cell office:value-type="string">
            <text:p>Weight per unit of length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Side height, flat bed with removable sides</text:p>
          </table:table-cell>
        </table:table-row>
        <table:table-row table:style-name="ro24">
          <table:table-cell office:value-type="string">
            <text:p>XQ</text:p>
          </table:table-cell>
          <table:table-cell office:value-type="string">
            <text:p>Squareness</text:p>
          </table:table-cell>
        </table:table-row>
        <table:table-row table:style-name="ro24">
          <table:table-cell office:value-type="string">
            <text:p>XZ</text:p>
          </table:table-cell>
          <table:table-cell office:value-type="string">
            <text:p>Spool size</text:p>
          </table:table-cell>
        </table:table-row>
        <table:table-row table:style-name="ro24">
          <table:table-cell office:value-type="string">
            <text:p>YS</text:p>
          </table:table-cell>
          <table:table-cell office:value-type="string">
            <text:p>Yield stress</text:p>
          </table:table-cell>
        </table:table-row>
        <table:table-row table:style-name="ro24">
          <table:table-cell office:value-type="string">
            <text:p>ZAL</text:p>
          </table:table-cell>
          <table:table-cell office:value-type="string">
            <text:p>Aluminium</text:p>
          </table:table-cell>
        </table:table-row>
        <table:table-row table:style-name="ro24">
          <table:table-cell office:value-type="string">
            <text:p>ZAS</text:p>
          </table:table-cell>
          <table:table-cell office:value-type="string">
            <text:p>Arsenic</text:p>
          </table:table-cell>
        </table:table-row>
        <table:table-row table:style-name="ro24">
          <table:table-cell office:value-type="string">
            <text:p>ZB</text:p>
          </table:table-cell>
          <table:table-cell office:value-type="string">
            <text:p>Boron</text:p>
          </table:table-cell>
        </table:table-row>
        <table:table-row table:style-name="ro24">
          <table:table-cell office:value-type="string">
            <text:p>ZBI</text:p>
          </table:table-cell>
          <table:table-cell office:value-type="string">
            <text:p>Bismuth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Carbon</text:p>
          </table:table-cell>
        </table:table-row>
        <table:table-row table:style-name="ro24">
          <table:table-cell office:value-type="string">
            <text:p>ZCA</text:p>
          </table:table-cell>
          <table:table-cell office:value-type="string">
            <text:p>Calcium</text:p>
          </table:table-cell>
        </table:table-row>
        <table:table-row table:style-name="ro24">
          <table:table-cell office:value-type="string">
            <text:p>ZCB</text:p>
          </table:table-cell>
          <table:table-cell office:value-type="string">
            <text:p>Columbium</text:p>
          </table:table-cell>
        </table:table-row>
        <table:table-row table:style-name="ro24">
          <table:table-cell office:value-type="string">
            <text:p>ZCE</text:p>
          </table:table-cell>
          <table:table-cell office:value-type="string">
            <text:p>Cerium</text:p>
          </table:table-cell>
        </table:table-row>
        <table:table-row table:style-name="ro24">
          <table:table-cell office:value-type="string">
            <text:p>ZCL</text:p>
          </table:table-cell>
          <table:table-cell office:value-type="string">
            <text:p>Chlorine</text:p>
          </table:table-cell>
        </table:table-row>
        <table:table-row table:style-name="ro24">
          <table:table-cell office:value-type="string">
            <text:p>ZCO</text:p>
          </table:table-cell>
          <table:table-cell office:value-type="string">
            <text:p>Cobalt</text:p>
          </table:table-cell>
        </table:table-row>
        <table:table-row table:style-name="ro24">
          <table:table-cell office:value-type="string">
            <text:p>ZCR</text:p>
          </table:table-cell>
          <table:table-cell office:value-type="string">
            <text:p>Chromium</text:p>
          </table:table-cell>
        </table:table-row>
        <table:table-row table:style-name="ro24">
          <table:table-cell office:value-type="string">
            <text:p>ZCU</text:p>
          </table:table-cell>
          <table:table-cell office:value-type="string">
            <text:p>Copper</text:p>
          </table:table-cell>
        </table:table-row>
        <table:table-row table:style-name="ro22">
          <table:table-cell office:value-type="string">
            <text:p>ZFE</text:p>
          </table:table-cell>
          <table:table-cell office:value-type="string">
            <text:p>Iron</text:p>
          </table:table-cell>
        </table:table-row>
        <table:table-row table:style-name="ro24">
          <table:table-cell office:value-type="string">
            <text:p>ZFS</text:p>
          </table:table-cell>
          <table:table-cell office:value-type="string">
            <text:p>Iron plus silicon</text:p>
          </table:table-cell>
        </table:table-row>
        <table:table-row table:style-name="ro24">
          <table:table-cell office:value-type="string">
            <text:p>ZGE</text:p>
          </table:table-cell>
          <table:table-cell office:value-type="string">
            <text:p>Germanium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Hydrogen</text:p>
          </table:table-cell>
        </table:table-row>
        <table:table-row table:style-name="ro24">
          <table:table-cell office:value-type="string">
            <text:p>ZK</text:p>
          </table:table-cell>
          <table:table-cell office:value-type="string">
            <text:p>Potassium</text:p>
          </table:table-cell>
        </table:table-row>
        <table:table-row table:style-name="ro24">
          <table:table-cell office:value-type="string">
            <text:p>ZMG</text:p>
          </table:table-cell>
          <table:table-cell office:value-type="string">
            <text:p>Magnesium</text:p>
          </table:table-cell>
        </table:table-row>
        <table:table-row table:style-name="ro24">
          <table:table-cell office:value-type="string">
            <text:p>ZMN</text:p>
          </table:table-cell>
          <table:table-cell office:value-type="string">
            <text:p>Manganese</text:p>
          </table:table-cell>
        </table:table-row>
        <table:table-row table:style-name="ro24">
          <table:table-cell office:value-type="string">
            <text:p>ZMO</text:p>
          </table:table-cell>
          <table:table-cell office:value-type="string">
            <text:p>Molybdenum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Nitrogen</text:p>
          </table:table-cell>
        </table:table-row>
        <table:table-row table:style-name="ro24">
          <table:table-cell office:value-type="string">
            <text:p>ZNA</text:p>
          </table:table-cell>
          <table:table-cell office:value-type="string">
            <text:p>Sodium</text:p>
          </table:table-cell>
        </table:table-row>
        <table:table-row table:style-name="ro24">
          <table:table-cell office:value-type="string">
            <text:p>ZNI</text:p>
          </table:table-cell>
          <table:table-cell office:value-type="string">
            <text:p>Nickel</text:p>
          </table:table-cell>
        </table:table-row>
        <table:table-row table:style-name="ro24">
          <table:table-cell office:value-type="string">
            <text:p>ZO</text:p>
          </table:table-cell>
          <table:table-cell office:value-type="string">
            <text:p>Oxygen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Phosphorus</text:p>
          </table:table-cell>
        </table:table-row>
        <table:table-row table:style-name="ro24">
          <table:table-cell office:value-type="string">
            <text:p>ZPB</text:p>
          </table:table-cell>
          <table:table-cell office:value-type="string">
            <text:p>Lead</text:p>
          </table:table-cell>
        </table:table-row>
        <table:table-row table:style-name="ro24">
          <table:table-cell office:value-type="string">
            <text:p>ZS</text:p>
          </table:table-cell>
          <table:table-cell office:value-type="string">
            <text:p>Sulphur</text:p>
          </table:table-cell>
        </table:table-row>
        <table:table-row table:style-name="ro24">
          <table:table-cell office:value-type="string">
            <text:p>ZSI</text:p>
          </table:table-cell>
          <table:table-cell office:value-type="string">
            <text:p>Silicon</text:p>
          </table:table-cell>
        </table:table-row>
        <table:table-row table:style-name="ro24">
          <table:table-cell office:value-type="string">
            <text:p>ZSL</text:p>
          </table:table-cell>
          <table:table-cell office:value-type="string">
            <text:p>Silicium oxyd</text:p>
          </table:table-cell>
        </table:table-row>
        <table:table-row table:style-name="ro24">
          <table:table-cell office:value-type="string">
            <text:p>ZSN</text:p>
          </table:table-cell>
          <table:table-cell office:value-type="string">
            <text:p>Tin</text:p>
          </table:table-cell>
        </table:table-row>
        <table:table-row table:style-name="ro24">
          <table:table-cell office:value-type="string">
            <text:p>ZTA</text:p>
          </table:table-cell>
          <table:table-cell office:value-type="string">
            <text:p>Tantalium</text:p>
          </table:table-cell>
        </table:table-row>
        <table:table-row table:style-name="ro24">
          <table:table-cell office:value-type="string">
            <text:p>ZTE</text:p>
          </table:table-cell>
          <table:table-cell office:value-type="string">
            <text:p>Tellurium</text:p>
          </table:table-cell>
        </table:table-row>
        <table:table-row table:style-name="ro24">
          <table:table-cell office:value-type="string">
            <text:p>ZTI</text:p>
          </table:table-cell>
          <table:table-cell office:value-type="string">
            <text:p>Titanium</text:p>
          </table:table-cell>
        </table:table-row>
        <table:table-row table:style-name="ro24">
          <table:table-cell office:value-type="string">
            <text:p>ZV</text:p>
          </table:table-cell>
          <table:table-cell office:value-type="string">
            <text:p>Vanadium</text:p>
          </table:table-cell>
        </table:table-row>
        <table:table-row table:style-name="ro24">
          <table:table-cell office:value-type="string">
            <text:p>ZW</text:p>
          </table:table-cell>
          <table:table-cell office:value-type="string">
            <text:p>Tungsten</text:p>
          </table:table-cell>
        </table:table-row>
        <table:table-row table:style-name="ro24">
          <table:table-cell office:value-type="string">
            <text:p>ZWA</text:p>
          </table:table-cell>
          <table:table-cell office:value-type="string">
            <text:p>Waste content</text:p>
          </table:table-cell>
        </table:table-row>
        <table:table-row table:style-name="ro22">
          <table:table-cell office:value-type="string">
            <text:p>ZZN</text:p>
          </table:table-cell>
          <table:table-cell office:value-type="string">
            <text:p>Zinc</text:p>
          </table:table-cell>
        </table:table-row>
        <table:table-row table:style-name="ro24">
          <table:table-cell office:value-type="string">
            <text:p>ZZR</text:p>
          </table:table-cell>
          <table:table-cell office:value-type="string">
            <text:p>Zirconium</text:p>
          </table:table-cell>
        </table:table-row>
        <table:table-row table:style-name="ro24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Languag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LanguageID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639-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 table:number-rows-repeated="2">
          <table:table-cell table:number-columns-repeated="2"/>
        </table:table-row>
        <table:table-row table:style-name="ro22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24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4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22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24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4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22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24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4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22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4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24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4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4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4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24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24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24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22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4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4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22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4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24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24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4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4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24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24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24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22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4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4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24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24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24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22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22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4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24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24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4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24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4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4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4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4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24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24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4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4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24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22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4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4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22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4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4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24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24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4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4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22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24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24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24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22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4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4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4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22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4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24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4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22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4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4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22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4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24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22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4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22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4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4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24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24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4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24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24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24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24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24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22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4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24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22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24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24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24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4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4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24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22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4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4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24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24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4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4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24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22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4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24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4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4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4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4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24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24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4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24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24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4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4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22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22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4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4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24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4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24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24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4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4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4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4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24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4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4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22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4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4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24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4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4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22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24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24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StatusReasonCode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2">
          <table:table-cell office:value-type="string">
            <text:p>ShortName</text:p>
          </table:table-cell>
          <table:table-cell office:value-type="string">
            <text:p>StatusReasonCode</text:p>
          </table:table-cell>
          <table:table-cell table:number-columns-repeated="1022"/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PEPPOLSTATUS</text:p>
          </table:table-cell>
          <table:table-cell table:number-columns-repeated="1022"/>
        </table:table-row>
        <table:table-row table:style-name="ro22">
          <table:table-cell office:value-type="string">
            <text:p>Version</text:p>
          </table:table-cell>
          <table:table-cell table:number-columns-repeated="1023"/>
        </table:table-row>
        <table:table-row table:style-name="ro2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SV</text:p>
          </table:table-cell>
          <table:table-cell table:style-name="ce49" office:value-type="string">
            <text:p>Syntax violation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BV</text:p>
          </table:table-cell>
          <table:table-cell table:style-name="ce49" office:value-type="string">
            <text:p>Business rule violation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BW</text:p>
          </table:table-cell>
          <table:table-cell table:style-name="Default" office:value-type="string">
            <text:p>Business rule warning</text:p>
          </table:table-cell>
          <table:table-cell table:number-columns-repeated="1022"/>
        </table:table-row>
      </table:table>
      <table:table table:name="CVA" table:style-name="ta19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72"/>
        <table:table-column table:style-name="co33" table:number-columns-repeated="1016" table:default-cell-style-name="Default"/>
        <table:table-row table:style-name="ro24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4</text:p>
          </table:table-cell>
          <table:table-cell office:value-type="string">
            <text:p>@schemeID</text:p>
          </table:table-cell>
          <table:table-cell/>
          <table:table-cell office:value-type="string">
            <text:p>cac:PayeeFinancialAccount/cbc:ID</text:p>
          </table:table-cell>
          <table:table-cell/>
          <table:table-cell office:value-type="string">
            <text:p>AccountID</text:p>
          </table:table-cell>
          <table:table-cell office:value-type="string">
            <text:p>A payee account identifier scheme MUST be from the Account ID PEPPOL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0</text:p>
          </table:table-cell>
          <table:table-cell office:value-type="string">
            <text:p>OP-T10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9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10</text:p>
          </table:table-cell>
          <table:table-cell office:value-type="string">
            <text:p>cbc:Source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Source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11</text:p>
          </table:table-cell>
          <table:table-cell office:value-type="string">
            <text:p>cbc:Targe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rge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 despatch advice MUST be coded using ISO code list 3166-1 alpha2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4</text:p>
          </table:table-cell>
          <table:table-cell office:value-type="string">
            <text:p>cbc:TransportHandlingUnitTypeCode</text:p>
          </table:table-cell>
          <table:table-cell table:number-columns-repeated="3"/>
          <table:table-cell office:value-type="string">
            <text:p>TransportHandlingUnit</text:p>
          </table:table-cell>
          <table:table-cell office:value-type="string">
            <text:p>A transport handling unit type MUST be coded according to the UN/ECE Recommendation 2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7</text:p>
          </table:table-cell>
          <table:table-cell office:value-type="string">
            <text:p>cbc:AttributeID</text:p>
          </table:table-cell>
          <table:table-cell/>
          <table:table-cell table:style-name="ce71" office:value-type="string">
            <text:p>cac:TransportHandlingUnit/cac:MeasurementDimension</text:p>
          </table:table-cell>
          <table:table-cell/>
          <table:table-cell office:value-type="string">
            <text:p>HandlingUnitAttributeCode</text:p>
          </table:table-cell>
          <table:table-cell office:value-type="string">
            <text:p>The <text:s/>handling unit measure AttributeID MUST be of value "AAB" for Unit gross weight or "AAW" for Gross volume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9</text:p>
          </table:table-cell>
          <table:table-cell office:value-type="string">
            <text:p>OP-T19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9</text:p>
          </table:table-cell>
          <table:table-cell office:value-type="string">
            <text:p>OP-T19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7</text:p>
          </table:table-cell>
          <table:table-cell table:number-columns-repeated="2"/>
          <table:table-cell office:value-type="string">
            <text:p>/ubl:Catalogue/cbc:ActionCode</text:p>
          </table:table-cell>
          <table:table-cell/>
          <table:table-cell office:value-type="string">
            <text:p>ActionCodePEPPOL</text:p>
          </table:table-cell>
          <table:table-cell office:value-type="string">
            <text:p>An action code at header level MUST be from the PEPPOL action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8</text:p>
          </table:table-cell>
          <table:table-cell office:value-type="string">
            <text:p>cbc:PackageLevelCode</text:p>
          </table:table-cell>
          <table:table-cell table:number-columns-repeated="3"/>
          <table:table-cell office:value-type="string">
            <text:p>PackageLevelCode</text:p>
          </table:table-cell>
          <table:table-cell office:value-type="string">
            <text:p>A package level code MUST be from the PEPPOL subset of GS1 7009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9</text:p>
          </table:table-cell>
          <table:table-cell office:value-type="string">
            <text:p>cbc:AttributeID</text:p>
          </table:table-cell>
          <table:table-cell table:number-columns-repeated="3"/>
          <table:table-cell office:value-type="string">
            <text:p>AttributeCode</text:p>
          </table:table-cell>
          <table:table-cell office:value-type="string">
            <text:p>An attribute identifier MUST be from the UN EDIFACT 631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0</text:p>
          </table:table-cell>
          <table:table-cell office:value-type="string">
            <text:p>cbc:OrderableUnit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Orderable unit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1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2</text:p>
          </table:table-cell>
          <table:table-cell office:value-type="string">
            <text:p>@languageID</text:p>
          </table:table-cell>
          <table:table-cell table:number-columns-repeated="3"/>
          <table:table-cell office:value-type="string">
            <text:p>Language</text:p>
          </table:table-cell>
          <table:table-cell office:value-type="string">
            <text:p>languageID MUST be coded using ISO code list 639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9</text:p>
          </table:table-cell>
          <table:table-cell office:value-type="string">
            <text:p>OP-T19-R013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58</text:p>
          </table:table-cell>
          <table:table-cell office:value-type="string">
            <text:p>OP-T58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58</text:p>
          </table:table-cell>
          <table:table-cell office:value-type="string">
            <text:p>OP-T58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58</text:p>
          </table:table-cell>
          <table:table-cell office:value-type="string">
            <text:p>OP-T58-R003</text:p>
          </table:table-cell>
          <table:table-cell office:value-type="string">
            <text:p>cbc:ResponseCode</text:p>
          </table:table-cell>
          <table:table-cell table:number-columns-repeated="3"/>
          <table:table-cell office:value-type="string">
            <text:p>ResponseCode</text:p>
          </table:table-cell>
          <table:table-cell office:value-type="string">
            <text:p>A Response code MUST be from the UN CEFACT 4343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1</text:p>
          </table:table-cell>
          <table:table-cell office:value-type="string">
            <text:p>cbc:OrderTypeCode</text:p>
          </table:table-cell>
          <table:table-cell table:number-columns-repeated="3"/>
          <table:table-cell office:value-type="string">
            <text:p>DocumentTypeCode</text:p>
          </table:table-cell>
          <table:table-cell office:value-type="string">
            <text:p>OrderTypeCode in an order MUST be from UN/ECE 1001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2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01</text:p>
          </table:table-cell>
          <table:table-cell office:value-type="string">
            <text:p>OP-T01-R003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A Binary Object MIME code attribute MUST be coded using MIME Code Type version 2008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01</text:p>
          </table:table-cell>
          <table:table-cell office:value-type="string">
            <text:p>OP-T01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01</text:p>
          </table:table-cell>
          <table:table-cell office:value-type="string">
            <text:p>OP-T01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order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9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1</text:p>
          </table:table-cell>
          <table:table-cell office:value-type="string">
            <text:p>cbc:OrderResponseCode</text:p>
          </table:table-cell>
          <table:table-cell table:number-columns-repeated="3"/>
          <table:table-cell office:value-type="string">
            <text:p>OrderResponseCode</text:p>
          </table:table-cell>
          <table:table-cell office:value-type="string">
            <text:p>An order response code MUST be coded according to the code list 1225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2</text:p>
          </table:table-cell>
          <table:table-cell office:value-type="string">
            <text:p>cbc:LineStatusCode</text:p>
          </table:table-cell>
          <table:table-cell/>
          <table:table-cell office:value-type="string">
            <text:p>cac:LineItem</text:p>
          </table:table-cell>
          <table:table-cell/>
          <table:table-cell office:value-type="string">
            <text:p>OrderResponseCode</text:p>
          </table:table-cell>
          <table:table-cell office:value-type="string">
            <text:p>An order response line status code MUST be coded according to the<text:span text:style-name="T7"> </text:span><text:span text:style-name="T8">code list 1225.</text:span>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3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76</text:p>
          </table:table-cell>
          <table:table-cell office:value-type="string">
            <text:p>OP-T76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76</text:p>
          </table:table-cell>
          <table:table-cell office:value-type="string">
            <text:p>OP-T76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table:style-name="ce70" office:value-type="string">
            <text:p>T14</text:p>
          </table:table-cell>
          <table:table-cell table:style-name="ce70" office:value-type="string">
            <text:p>OP-T14-R004</text:p>
          </table:table-cell>
          <table:table-cell table:style-name="ce70" office:value-type="string">
            <text:p>@schemeID</text:p>
          </table:table-cell>
          <table:table-cell table:style-name="ce70"/>
          <table:table-cell table:style-name="ce70" office:value-type="string">
            <text:p>cac:PayeeFinancialAccount/cbc:ID</text:p>
          </table:table-cell>
          <table:table-cell table:style-name="ce70"/>
          <table:table-cell table:style-name="ce70" office:value-type="string">
            <text:p>AccountID</text:p>
          </table:table-cell>
          <table:table-cell table:style-name="ce73" office:value-type="string">
            <text:p>A payee account identifier scheme MUST be from the Account ID PEPPOL code list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4</text:p>
          </table:table-cell>
          <table:table-cell office:value-type="string">
            <text:p>OP-T14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70" office:value-type="string">
            <text:p>OP-T14-R009</text:p>
          </table:table-cell>
          <table:table-cell table:style-name="ce70" office:value-type="string">
            <text:p>cbc:TaxCurrencyCode</text:p>
          </table:table-cell>
          <table:table-cell table:style-name="ce70" table:number-columns-repeated="3"/>
          <table:table-cell table:style-name="ce70" office:value-type="string">
            <text:p>CurrencyCodeList</text:p>
          </table:table-cell>
          <table:table-cell table:style-name="ce73" office:value-type="string">
            <text:p>TaxCurrencyCode MUST be coded using ISO code list 4217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70" office:value-type="string">
            <text:p>OP-T14-R010</text:p>
          </table:table-cell>
          <table:table-cell table:style-name="ce70" office:value-type="string">
            <text:p>cbc:SourceCurrencyCode</text:p>
          </table:table-cell>
          <table:table-cell table:style-name="ce70" table:number-columns-repeated="3"/>
          <table:table-cell table:style-name="ce70" office:value-type="string">
            <text:p>CurrencyCodeList</text:p>
          </table:table-cell>
          <table:table-cell table:style-name="ce73" office:value-type="string">
            <text:p>SourceCurrencyCode MUST be coded using ISO code list 4217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70" office:value-type="string">
            <text:p>OP-T14-R011</text:p>
          </table:table-cell>
          <table:table-cell table:style-name="ce70" office:value-type="string">
            <text:p>cbc:TargetCurrencyCode</text:p>
          </table:table-cell>
          <table:table-cell table:style-name="ce70" table:number-columns-repeated="3"/>
          <table:table-cell table:style-name="ce70" office:value-type="string">
            <text:p>CurrencyCodeList</text:p>
          </table:table-cell>
          <table:table-cell table:style-name="ce73" office:value-type="string">
            <text:p>TargetCurrencyCode MUST be coded using ISO code list 4217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T71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T71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071-R003</text:p>
          </table:table-cell>
          <table:table-cell office:value-type="string">
            <text:p>cbc:StatusReasonCode</text:p>
          </table:table-cell>
          <table:table-cell/>
          <table:table-cell office:value-type="string">
            <text:p>cac:Status</text:p>
          </table:table-cell>
          <table:table-cell/>
          <table:table-cell office:value-type="string">
            <text:p>StatusReasonCode</text:p>
          </table:table-cell>
          <table:table-cell office:value-type="string">
            <text:p>A message level response MUST specify the status reason code using the PEPPOL Status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 table:number-rows-repeated="2">
          <table:table-cell table:number-columns-repeated="1024"/>
        </table:table-row>
        <table:table-row table:style-name="ro27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27" table:number-rows-repeated="1048509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45"/>
      </table:named-expressions>
      <table:database-ranges>
        <table:database-range table:name="Excel_BuiltIn__FilterDatabase" table:target-range-address="Index.B7:Index.J45" table:display-filter-buttons="true"/>
        <table:database-range table:target-range-address="CVA.A1:CVA.I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27/08/2015</text:date>, <text:time>09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27T09:40:12</dc:date>
    <dc:creator>Oriol Bausà</dc:creator>
    <meta:editing-duration>P5DT23H38M26S</meta:editing-duration>
    <meta:editing-cycles>82</meta:editing-cycles>
    <meta:document-statistic meta:table-count="28" meta:cell-count="10749" meta:object-count="0"/>
    <meta:user-defined meta:name=""/>
  </office:meta>
</office:document-meta>
</file>